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03729166666667cm" style:use-optimal-column-width="true"/>
    </style:style>
    <style:style style:name="co2" style:family="table-column">
      <style:table-column-properties fo:break-before="auto" style:column-width="3.99520833333333cm" style:use-optimal-column-width="true"/>
    </style:style>
    <style:style style:name="co3" style:family="table-column">
      <style:table-column-properties fo:break-before="auto" style:column-width="7.09083333333333cm" style:use-optimal-column-width="true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19604166666667cm" style:use-optimal-column-width="true"/>
    </style:style>
    <style:style style:name="co7" style:family="table-column">
      <style:table-column-properties fo:break-before="auto" style:column-width="2.301875cm" style:use-optimal-column-width="true"/>
    </style:style>
    <style:style style:name="co8" style:family="table-column">
      <style:table-column-properties fo:break-before="auto" style:column-width="4.206875cm" style:use-optimal-column-width="true"/>
    </style:style>
    <style:style style:name="co9" style:family="table-column">
      <style:table-column-properties fo:break-before="auto" style:column-width="1.852083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EWISHAM_LED_Energy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1"/>
        <table:table-column table:style-name="co9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2">
            <text:p>Area</text:p>
          </table:table-cell>
          <table:table-cell office:value-type="string" table:style-name="ce1">
            <text:p>Parish</text:p>
          </table:table-cell>
          <table:table-cell office:value-type="string" table:style-name="ce1">
            <text:p>Road Name</text:p>
          </table:table-cell>
          <table:table-cell office:value-type="string" table:style-name="ce1">
            <text:p>Location</text:p>
          </table:table-cell>
          <table:table-cell office:value-type="string" table:style-name="ce2">
            <text:p>AssetNo</text:p>
          </table:table-cell>
          <table:table-cell office:value-type="string" table:style-name="ce2">
            <text:p>Easting</text:p>
          </table:table-cell>
          <table:table-cell office:value-type="string" table:style-name="ce3">
            <text:p>Northing</text:p>
          </table:table-cell>
          <table:table-cell office:value-type="string" table:style-name="ce4">
            <text:p>Feature Type</text:p>
          </table:table-cell>
          <table:table-cell office:value-type="string" table:style-name="ce4">
            <text:p>Lamp Type</text:p>
          </table:table-cell>
          <table:table-cell office:value-type="string" table:style-name="ce4">
            <text:p>Wattag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AMERSHAM GROVE</text:p>
          </table:table-cell>
          <table:table-cell office:value-type="string" table:style-name="ce1">
            <text:p>NR FEEDER PILLAR</text:p>
          </table:table-cell>
          <table:table-cell office:value-type="string" table:style-name="ce2">
            <text:p>NFP1</text:p>
          </table:table-cell>
          <table:table-cell office:value-type="float" office:value="536698" table:style-name="ce2">
            <text:p>536698</text:p>
          </table:table-cell>
          <table:table-cell office:value-type="float" office:value="177387.00099999999" table:style-name="ce2">
            <text:p>177387.00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AMERSHAM GROVE</text:p>
          </table:table-cell>
          <table:table-cell office:value-type="string" table:style-name="ce1">
            <text:p>ON FOOTPATH BY AMERSHAM GROVE</text:p>
          </table:table-cell>
          <table:table-cell office:value-type="string" table:style-name="ce2">
            <text:p>NFP6</text:p>
          </table:table-cell>
          <table:table-cell office:value-type="float" office:value="536635" table:style-name="ce2">
            <text:p>536635</text:p>
          </table:table-cell>
          <table:table-cell office:value-type="float" office:value="177430.00099999999" table:style-name="ce2">
            <text:p>177430.00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BETWEEN 1ST &amp; 2ND BRIDGES</text:p>
          </table:table-cell>
          <table:table-cell office:value-type="string" table:style-name="ce2">
            <text:p>N7</text:p>
          </table:table-cell>
          <table:table-cell office:value-type="float" office:value="535321.07999999996" table:style-name="ce2">
            <text:p>535321.08</text:p>
          </table:table-cell>
          <table:table-cell office:value-type="float" office:value="178333" table:style-name="ce2">
            <text:p>178333</text:p>
          </table:table-cell>
          <table:table-cell office:value-type="string" table:style-name="ce1">
            <text:p>LC08 Lighting Column 8m</text:p>
          </table:table-cell>
          <table:table-cell office:value-type="string" table:style-name="ce1">
            <text:p>Generic LED Lighting (42)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BY 2ND RAILWAY BRIDGE</text:p>
          </table:table-cell>
          <table:table-cell office:value-type="string" table:style-name="ce2">
            <text:p>N8</text:p>
          </table:table-cell>
          <table:table-cell office:value-type="float" office:value="535357.72" table:style-name="ce2">
            <text:p>535357.72</text:p>
          </table:table-cell>
          <table:table-cell office:value-type="float" office:value="178331.97" table:style-name="ce2">
            <text:p>178331.97</text:p>
          </table:table-cell>
          <table:table-cell office:value-type="string" table:style-name="ce1">
            <text:p>LC08 Lighting Column 8m</text:p>
          </table:table-cell>
          <table:table-cell office:value-type="string" table:style-name="ce1">
            <text:p>Generic LED Lighting (42)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FACING BERMONDSEY TRADING ESTATE</text:p>
          </table:table-cell>
          <table:table-cell office:value-type="string" table:style-name="ce2">
            <text:p>N9</text:p>
          </table:table-cell>
          <table:table-cell office:value-type="float" office:value="535383.66" table:style-name="ce2">
            <text:p>535383.66</text:p>
          </table:table-cell>
          <table:table-cell office:value-type="float" office:value="178328.21" table:style-name="ce2">
            <text:p>178328.21</text:p>
          </table:table-cell>
          <table:table-cell office:value-type="string" table:style-name="ce1">
            <text:p>LC08 Lighting Column 8m</text:p>
          </table:table-cell>
          <table:table-cell office:value-type="string" table:style-name="ce1">
            <text:p>Generic LED Lighting (42)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NEAR 3RD RAILWAY BRIDGE</text:p>
          </table:table-cell>
          <table:table-cell office:value-type="string" table:style-name="ce2">
            <text:p>N10</text:p>
          </table:table-cell>
          <table:table-cell office:value-type="float" office:value="535403.03" table:style-name="ce2">
            <text:p>535403.03</text:p>
          </table:table-cell>
          <table:table-cell office:value-type="float" office:value="178331.06" table:style-name="ce2">
            <text:p>178331.06</text:p>
          </table:table-cell>
          <table:table-cell office:value-type="string" table:style-name="ce1">
            <text:p>LC08 Lighting Column 8m</text:p>
          </table:table-cell>
          <table:table-cell office:value-type="string" table:style-name="ce1">
            <text:p>LED Street Light (41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Between 3rd Bridge &amp; Tunnel~ From Bolina Rd to Silwood Street</text:p>
          </table:table-cell>
          <table:table-cell office:value-type="string" table:style-name="ce2">
            <text:p>N11</text:p>
          </table:table-cell>
          <table:table-cell office:value-type="float" office:value="535430.82999999996" table:style-name="ce2">
            <text:p>535430.83</text:p>
          </table:table-cell>
          <table:table-cell office:value-type="float" office:value="178338.37" table:style-name="ce2">
            <text:p>178338.37</text:p>
          </table:table-cell>
          <table:table-cell office:value-type="string" table:style-name="ce1">
            <text:p>LC08 Lighting Column 8m</text:p>
          </table:table-cell>
          <table:table-cell office:value-type="string" table:style-name="ce1">
            <text:p>LED Street Light (41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UNDER TUNNEL</text:p>
          </table:table-cell>
          <table:table-cell office:value-type="string" table:style-name="ce2">
            <text:p>N12</text:p>
          </table:table-cell>
          <table:table-cell office:value-type="float" office:value="535460.43999999994" table:style-name="ce2">
            <text:p>535460.44</text:p>
          </table:table-cell>
          <table:table-cell office:value-type="float" office:value="178361.08" table:style-name="ce2">
            <text:p>178361.0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TELEGRAPH HILL</text:p>
          </table:table-cell>
          <table:table-cell office:value-type="string" table:style-name="ce1">
            <text:p>BROCKLEY STATION FOOTPATH</text:p>
          </table:table-cell>
          <table:table-cell office:value-type="string" table:style-name="ce1">
            <text:p>Path from Mantle Road to Brockley Station</text:p>
          </table:table-cell>
          <table:table-cell office:value-type="string" table:style-name="ce2">
            <text:p>N6</text:p>
          </table:table-cell>
          <table:table-cell office:value-type="float" office:value="536398.69999999995" table:style-name="ce2">
            <text:p>536398.7</text:p>
          </table:table-cell>
          <table:table-cell office:value-type="float" office:value="175782.8" table:style-name="ce2">
            <text:p>175782.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SYDENHAM</text:p>
          </table:table-cell>
          <table:table-cell office:value-type="string" table:style-name="ce1">
            <text:p>COLLINGTREE ROAD</text:p>
          </table:table-cell>
          <table:table-cell office:value-type="string" table:style-name="ce1">
            <text:p>OUTSIDE FLATS 2-8 FACING 9/11</text:p>
          </table:table-cell>
          <table:table-cell office:value-type="string" table:style-name="ce2">
            <text:p>N2</text:p>
          </table:table-cell>
          <table:table-cell office:value-type="float" office:value="535156.15" table:style-name="ce2">
            <text:p>535156.15</text:p>
          </table:table-cell>
          <table:table-cell office:value-type="float" office:value="171813.27" table:style-name="ce2">
            <text:p>171813.27</text:p>
          </table:table-cell>
          <table:table-cell office:value-type="string" table:style-name="ce1">
            <text:p>LC07 Lighting Column 7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DUNFIELD ROAD</text:p>
          </table:table-cell>
          <table:table-cell office:value-type="string" table:style-name="ce1">
            <text:p>ON FOOTPATH OPPOSITE <text:s/>PRIMARY SCHOOL</text:p>
          </table:table-cell>
          <table:table-cell office:value-type="string" table:style-name="ce2">
            <text:p>N8</text:p>
          </table:table-cell>
          <table:table-cell office:value-type="float" office:value="537974.28" table:style-name="ce2">
            <text:p>537974.28</text:p>
          </table:table-cell>
          <table:table-cell office:value-type="float" office:value="171307" table:style-name="ce2">
            <text:p>17130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HASELTINE ROAD</text:p>
          </table:table-cell>
          <table:table-cell office:value-type="string" table:style-name="ce1">
            <text:p>FOOTPATH <text:s/>SIDE OF 2 KANGLEY BRIDGE ROAD</text:p>
          </table:table-cell>
          <table:table-cell office:value-type="string" table:style-name="ce2">
            <text:p>N8</text:p>
          </table:table-cell>
          <table:table-cell office:value-type="float" office:value="536718.37" table:style-name="ce2">
            <text:p>536718.37</text:p>
          </table:table-cell>
          <table:table-cell office:value-type="float" office:value="171734.93" table:style-name="ce2">
            <text:p>171734.9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RUSHEY GREEN</text:p>
          </table:table-cell>
          <table:table-cell office:value-type="string" table:style-name="ce1">
            <text:p>LADYWELL FIELDS</text:p>
          </table:table-cell>
          <table:table-cell office:value-type="string" table:style-name="ce1">
            <text:p>1st in Path from Col 086 to Adenmore Road/Barratts Homes</text:p>
          </table:table-cell>
          <table:table-cell office:value-type="string" table:style-name="ce2">
            <text:p>N119</text:p>
          </table:table-cell>
          <table:table-cell office:value-type="float" office:value="537350.79799999995" table:style-name="ce2">
            <text:p>537350.798</text:p>
          </table:table-cell>
          <table:table-cell office:value-type="float" office:value="174214.65700000001" table:style-name="ce2">
            <text:p>174214.65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RUSHEY GREEN</text:p>
          </table:table-cell>
          <table:table-cell office:value-type="string" table:style-name="ce1">
            <text:p>LADYWELL FIELDS</text:p>
          </table:table-cell>
          <table:table-cell office:value-type="string" table:style-name="ce1">
            <text:p>2nd in Pth from Col 086 to Adenmore Road/Barratts Homes</text:p>
          </table:table-cell>
          <table:table-cell office:value-type="string" table:style-name="ce2">
            <text:p>N120</text:p>
          </table:table-cell>
          <table:table-cell office:value-type="float" office:value="537363.75399999996" table:style-name="ce2">
            <text:p>537363.754</text:p>
          </table:table-cell>
          <table:table-cell office:value-type="float" office:value="174193.78400000001" table:style-name="ce2">
            <text:p>174193.78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RUSHEY GREEN</text:p>
          </table:table-cell>
          <table:table-cell office:value-type="string" table:style-name="ce1">
            <text:p>LADYWELL FIELDS</text:p>
          </table:table-cell>
          <table:table-cell office:value-type="string" table:style-name="ce1">
            <text:p>3rd in Path from Col 086 to Adenmore Road/Barratts Homes</text:p>
          </table:table-cell>
          <table:table-cell office:value-type="string" table:style-name="ce2">
            <text:p>N121</text:p>
          </table:table-cell>
          <table:table-cell office:value-type="float" office:value="537375.18000000005" table:style-name="ce2">
            <text:p>537375.18</text:p>
          </table:table-cell>
          <table:table-cell office:value-type="float" office:value="174178.08600000001" table:style-name="ce2">
            <text:p>174178.08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FOREST HILL</text:p>
          </table:table-cell>
          <table:table-cell office:value-type="string" table:style-name="ce1">
            <text:p>LONGFIELD CRESCENT</text:p>
          </table:table-cell>
          <table:table-cell office:value-type="string" table:style-name="ce1">
            <text:p>S/O 57-81 IN PATH</text:p>
          </table:table-cell>
          <table:table-cell office:value-type="string" table:style-name="ce2">
            <text:p>N5</text:p>
          </table:table-cell>
          <table:table-cell office:value-type="float" office:value="535347.98300000001" table:style-name="ce2">
            <text:p>535347.983</text:p>
          </table:table-cell>
          <table:table-cell office:value-type="float" office:value="172426.24900000001" table:style-name="ce2">
            <text:p>172426.24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FOREST HILL</text:p>
          </table:table-cell>
          <table:table-cell office:value-type="string" table:style-name="ce1">
            <text:p>LONGFIELD CRESCENT</text:p>
          </table:table-cell>
          <table:table-cell office:value-type="string" table:style-name="ce1">
            <text:p>2ND COL IN PATH S/O 57-85</text:p>
          </table:table-cell>
          <table:table-cell office:value-type="string" table:style-name="ce2">
            <text:p>N6</text:p>
          </table:table-cell>
          <table:table-cell office:value-type="float" office:value="535357.69400000002" table:style-name="ce2">
            <text:p>535357.694</text:p>
          </table:table-cell>
          <table:table-cell office:value-type="float" office:value="172430.329" table:style-name="ce2">
            <text:p>172430.32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FOREST HILL</text:p>
          </table:table-cell>
          <table:table-cell office:value-type="string" table:style-name="ce1">
            <text:p>LONGFIELD CRESCENT</text:p>
          </table:table-cell>
          <table:table-cell office:value-type="string" table:style-name="ce1">
            <text:p>R/O 57-85 IN PATH</text:p>
          </table:table-cell>
          <table:table-cell office:value-type="string" table:style-name="ce2">
            <text:p>N7</text:p>
          </table:table-cell>
          <table:table-cell office:value-type="float" office:value="535365.12800000003" table:style-name="ce2">
            <text:p>535365.128</text:p>
          </table:table-cell>
          <table:table-cell office:value-type="float" office:value="172433.36499999999" table:style-name="ce2">
            <text:p>172433.36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FOREST HILL</text:p>
          </table:table-cell>
          <table:table-cell office:value-type="string" table:style-name="ce1">
            <text:p>LONGFIELD CRESCENT</text:p>
          </table:table-cell>
          <table:table-cell office:value-type="string" table:style-name="ce1">
            <text:p>REAR FLATS 75-87-99</text:p>
          </table:table-cell>
          <table:table-cell office:value-type="string" table:style-name="ce2">
            <text:p>N12</text:p>
          </table:table-cell>
          <table:table-cell office:value-type="float" office:value="535306.48800000001" table:style-name="ce2">
            <text:p>535306.488</text:p>
          </table:table-cell>
          <table:table-cell office:value-type="float" office:value="172330.508" table:style-name="ce2">
            <text:p>172330.50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FOREST HILL</text:p>
          </table:table-cell>
          <table:table-cell office:value-type="string" table:style-name="ce1">
            <text:p>LONGFIELD CRESCENT</text:p>
          </table:table-cell>
          <table:table-cell office:value-type="string" table:style-name="ce1">
            <text:p>SIDE OF FLATS 75-87-99</text:p>
          </table:table-cell>
          <table:table-cell office:value-type="string" table:style-name="ce2">
            <text:p>N11</text:p>
          </table:table-cell>
          <table:table-cell office:value-type="float" office:value="535311.30000000005" table:style-name="ce2">
            <text:p>535311.3</text:p>
          </table:table-cell>
          <table:table-cell office:value-type="float" office:value="172370.28700000001" table:style-name="ce2">
            <text:p>172370.28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FOREST HILL</text:p>
          </table:table-cell>
          <table:table-cell office:value-type="string" table:style-name="ce1">
            <text:p>LONGFIELD CRESCENT</text:p>
          </table:table-cell>
          <table:table-cell office:value-type="string" table:style-name="ce1">
            <text:p>OPPOSITE FLATS 75-87-99</text:p>
          </table:table-cell>
          <table:table-cell office:value-type="string" table:style-name="ce2">
            <text:p>N13</text:p>
          </table:table-cell>
          <table:table-cell office:value-type="float" office:value="535291.41099999996" table:style-name="ce2">
            <text:p>535291.411</text:p>
          </table:table-cell>
          <table:table-cell office:value-type="float" office:value="172323.77100000001" table:style-name="ce2">
            <text:p>172323.771</text:p>
          </table:table-cell>
          <table:table-cell office:value-type="string" table:style-name="ce1">
            <text:p>LC07 Lighting Column 7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FOREST HILL</text:p>
          </table:table-cell>
          <table:table-cell office:value-type="string" table:style-name="ce1">
            <text:p>LONGFIELD CRESCENT</text:p>
          </table:table-cell>
          <table:table-cell office:value-type="string" table:style-name="ce1">
            <text:p>OUTSIDE FLATS 121-145-169</text:p>
          </table:table-cell>
          <table:table-cell office:value-type="string" table:style-name="ce2">
            <text:p>N14</text:p>
          </table:table-cell>
          <table:table-cell office:value-type="float" office:value="535329.26500000001" table:style-name="ce2">
            <text:p>535329.265</text:p>
          </table:table-cell>
          <table:table-cell office:value-type="float" office:value="172337.405" table:style-name="ce2">
            <text:p>172337.405</text:p>
          </table:table-cell>
          <table:table-cell office:value-type="string" table:style-name="ce1">
            <text:p>LC07 Lighting Column 7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MAROONS WAY</text:p>
          </table:table-cell>
          <table:table-cell office:value-type="string" table:style-name="ce1">
            <text:p>CAR PARK SIDE OF ST ANNE S COURT</text:p>
          </table:table-cell>
          <table:table-cell office:value-type="string" table:style-name="ce2">
            <text:p>N7</text:p>
          </table:table-cell>
          <table:table-cell office:value-type="float" office:value="537347.30000000005" table:style-name="ce2">
            <text:p>537347.3</text:p>
          </table:table-cell>
          <table:table-cell office:value-type="float" office:value="171399.61" table:style-name="ce2">
            <text:p>171399.6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MAROONS WAY</text:p>
          </table:table-cell>
          <table:table-cell office:value-type="string" table:style-name="ce1">
            <text:p>OUTSIDE ST DAVIDS COURT</text:p>
          </table:table-cell>
          <table:table-cell office:value-type="string" table:style-name="ce2">
            <text:p>N8</text:p>
          </table:table-cell>
          <table:table-cell office:value-type="float" office:value="537335.31000000006" table:style-name="ce2">
            <text:p>537335.31</text:p>
          </table:table-cell>
          <table:table-cell office:value-type="float" office:value="171417.18" table:style-name="ce2">
            <text:p>171417.1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PLAYGREEN WAY</text:p>
          </table:table-cell>
          <table:table-cell office:value-type="string" table:style-name="ce1">
            <text:p>OUTSIDE 4/6</text:p>
          </table:table-cell>
          <table:table-cell office:value-type="string" table:style-name="ce2">
            <text:p>N3</text:p>
          </table:table-cell>
          <table:table-cell office:value-type="float" office:value="537597.01" table:style-name="ce2">
            <text:p>537597.01</text:p>
          </table:table-cell>
          <table:table-cell office:value-type="float" office:value="172037.69" table:style-name="ce2">
            <text:p>172037.6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PLAYGREEN WAY</text:p>
          </table:table-cell>
          <table:table-cell office:value-type="string" table:style-name="ce1">
            <text:p>OUTSIDE 14/16</text:p>
          </table:table-cell>
          <table:table-cell office:value-type="string" table:style-name="ce2">
            <text:p>N4</text:p>
          </table:table-cell>
          <table:table-cell office:value-type="float" office:value="537579.74" table:style-name="ce2">
            <text:p>537579.74</text:p>
          </table:table-cell>
          <table:table-cell office:value-type="float" office:value="172042.81" table:style-name="ce2">
            <text:p>172042.8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PLAYGREEN WAY</text:p>
          </table:table-cell>
          <table:table-cell office:value-type="string" table:style-name="ce1">
            <text:p>OUTSIDE 28/30</text:p>
          </table:table-cell>
          <table:table-cell office:value-type="string" table:style-name="ce2">
            <text:p>N5</text:p>
          </table:table-cell>
          <table:table-cell office:value-type="float" office:value="537576.6" table:style-name="ce2">
            <text:p>537576.6</text:p>
          </table:table-cell>
          <table:table-cell office:value-type="float" office:value="172026.59" table:style-name="ce2">
            <text:p>172026.5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PLAYGREEN WAY</text:p>
          </table:table-cell>
          <table:table-cell office:value-type="string" table:style-name="ce1">
            <text:p>OUTSIDE 100/102</text:p>
          </table:table-cell>
          <table:table-cell office:value-type="string" table:style-name="ce2">
            <text:p>N26</text:p>
          </table:table-cell>
          <table:table-cell office:value-type="float" office:value="537272.66" table:style-name="ce2">
            <text:p>537272.66</text:p>
          </table:table-cell>
          <table:table-cell office:value-type="float" office:value="172046.67" table:style-name="ce2">
            <text:p>172046.6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PLAYGREEN WAY</text:p>
          </table:table-cell>
          <table:table-cell office:value-type="string" table:style-name="ce1">
            <text:p>OUTSIDE 124/126</text:p>
          </table:table-cell>
          <table:table-cell office:value-type="string" table:style-name="ce2">
            <text:p>N28</text:p>
          </table:table-cell>
          <table:table-cell office:value-type="float" office:value="537254.49" table:style-name="ce2">
            <text:p>537254.49</text:p>
          </table:table-cell>
          <table:table-cell office:value-type="float" office:value="172060.19" table:style-name="ce2">
            <text:p>172060.1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PORTHCAWE ROAD</text:p>
          </table:table-cell>
          <table:table-cell office:value-type="string" table:style-name="ce1">
            <text:p>JUNCTION WITH SYDENHAM ROAD</text:p>
          </table:table-cell>
          <table:table-cell office:value-type="string" table:style-name="ce2">
            <text:p>N1</text:p>
          </table:table-cell>
          <table:table-cell office:value-type="float" office:value="536480.17000000004" table:style-name="ce2">
            <text:p>536480.17</text:p>
          </table:table-cell>
          <table:table-cell office:value-type="float" office:value="171721.2" table:style-name="ce2">
            <text:p>171721.2</text:p>
          </table:table-cell>
          <table:table-cell office:value-type="string" table:style-name="ce1">
            <text:p>LC07 Lighting Column 7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PORTHCAWE ROAD</text:p>
          </table:table-cell>
          <table:table-cell office:value-type="string" table:style-name="ce1">
            <text:p>FACING SIDE 1-8 NEAR BYRON CLOSE</text:p>
          </table:table-cell>
          <table:table-cell office:value-type="string" table:style-name="ce2">
            <text:p>N2</text:p>
          </table:table-cell>
          <table:table-cell office:value-type="float" office:value="536486.82999999996" table:style-name="ce2">
            <text:p>536486.83</text:p>
          </table:table-cell>
          <table:table-cell office:value-type="float" office:value="171691.16" table:style-name="ce2">
            <text:p>171691.16</text:p>
          </table:table-cell>
          <table:table-cell office:value-type="string" table:style-name="ce1">
            <text:p>LC07 Lighting Column 7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PORTHCAWE ROAD</text:p>
          </table:table-cell>
          <table:table-cell office:value-type="string" table:style-name="ce1">
            <text:p>OUTSIDE BYRON CLOSE FLATS</text:p>
          </table:table-cell>
          <table:table-cell office:value-type="string" table:style-name="ce2">
            <text:p>N3</text:p>
          </table:table-cell>
          <table:table-cell office:value-type="float" office:value="536499.62" table:style-name="ce2">
            <text:p>536499.62</text:p>
          </table:table-cell>
          <table:table-cell office:value-type="float" office:value="171673.60000000001" table:style-name="ce2">
            <text:p>171673.6</text:p>
          </table:table-cell>
          <table:table-cell office:value-type="string" table:style-name="ce1">
            <text:p>LC07 Lighting Column 7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PORTHCAWE ROAD</text:p>
          </table:table-cell>
          <table:table-cell office:value-type="string" table:style-name="ce1">
            <text:p>BY GARAGE AREA ENTRANCE</text:p>
          </table:table-cell>
          <table:table-cell office:value-type="string" table:style-name="ce2">
            <text:p>N4</text:p>
          </table:table-cell>
          <table:table-cell office:value-type="float" office:value="536515.51" table:style-name="ce2">
            <text:p>536515.51</text:p>
          </table:table-cell>
          <table:table-cell office:value-type="float" office:value="171650.61" table:style-name="ce2">
            <text:p>171650.61</text:p>
          </table:table-cell>
          <table:table-cell office:value-type="string" table:style-name="ce1">
            <text:p>LC07 Lighting Column 7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PORTHCAWE ROAD</text:p>
          </table:table-cell>
          <table:table-cell office:value-type="string" table:style-name="ce1">
            <text:p>FACING NEAR 9-16 <text:s/>REAR OF GARAGES</text:p>
          </table:table-cell>
          <table:table-cell office:value-type="string" table:style-name="ce2">
            <text:p>N5</text:p>
          </table:table-cell>
          <table:table-cell office:value-type="float" office:value="536516.13" table:style-name="ce2">
            <text:p>536516.13</text:p>
          </table:table-cell>
          <table:table-cell office:value-type="float" office:value="171635.29" table:style-name="ce2">
            <text:p>171635.29</text:p>
          </table:table-cell>
          <table:table-cell office:value-type="string" table:style-name="ce1">
            <text:p>LC07 Lighting Column 7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WHITEFOOT</text:p>
          </table:table-cell>
          <table:table-cell office:value-type="string" table:style-name="ce1">
            <text:p>RANDLESDOWN ROAD</text:p>
          </table:table-cell>
          <table:table-cell office:value-type="string" table:style-name="ce1">
            <text:p>SERVICE ROAD - R/O 3 BROADMEAD~ R/O 12 RANDLESDOWN ROAD</text:p>
          </table:table-cell>
          <table:table-cell office:value-type="string" table:style-name="ce2">
            <text:p>NSR01</text:p>
          </table:table-cell>
          <table:table-cell office:value-type="float" office:value="537713.46" table:style-name="ce2">
            <text:p>537713.46</text:p>
          </table:table-cell>
          <table:table-cell office:value-type="float" office:value="172291.42" table:style-name="ce2">
            <text:p>172291.4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WHITEFOOT</text:p>
          </table:table-cell>
          <table:table-cell office:value-type="string" table:style-name="ce1">
            <text:p>RANDLESDOWN ROAD</text:p>
          </table:table-cell>
          <table:table-cell office:value-type="string" table:style-name="ce1">
            <text:p>SERVICE ROAD - R/O 15-17 BROADMEAD~ R/O 32-33 RANDLESDOWN ROAD</text:p>
          </table:table-cell>
          <table:table-cell office:value-type="string" table:style-name="ce2">
            <text:p>NSR02</text:p>
          </table:table-cell>
          <table:table-cell office:value-type="float" office:value="537664.10499999998" table:style-name="ce2">
            <text:p>537664.105</text:p>
          </table:table-cell>
          <table:table-cell office:value-type="float" office:value="172272.473" table:style-name="ce2">
            <text:p>172272.47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WHITEFOOT</text:p>
          </table:table-cell>
          <table:table-cell office:value-type="string" table:style-name="ce1">
            <text:p>RANDLESDOWN ROAD</text:p>
          </table:table-cell>
          <table:table-cell office:value-type="string" table:style-name="ce1">
            <text:p>SERVICE ROAD - R/O 29-31 BROADMEAD~ R/O 44-46 RANDLESDOWN ROAD</text:p>
          </table:table-cell>
          <table:table-cell office:value-type="string" table:style-name="ce2">
            <text:p>NSR03</text:p>
          </table:table-cell>
          <table:table-cell office:value-type="float" office:value="537622.005" table:style-name="ce2">
            <text:p>537622.005</text:p>
          </table:table-cell>
          <table:table-cell office:value-type="float" office:value="172256.60800000001" table:style-name="ce2">
            <text:p>172256.60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WESTERLEY CRESCENT</text:p>
          </table:table-cell>
          <table:table-cell office:value-type="string" table:style-name="ce1">
            <text:p>OPPOSITE INDOOR BOWLS CENTRE</text:p>
          </table:table-cell>
          <table:table-cell office:value-type="string" table:style-name="ce2">
            <text:p>N4</text:p>
          </table:table-cell>
          <table:table-cell office:value-type="float" office:value="536826.57999999996" table:style-name="ce2">
            <text:p>536826.58</text:p>
          </table:table-cell>
          <table:table-cell office:value-type="float" office:value="171413.08" table:style-name="ce2">
            <text:p>171413.0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WESTERLEY CRESCENT</text:p>
          </table:table-cell>
          <table:table-cell office:value-type="string" table:style-name="ce1">
            <text:p>BY TENNIS COURTS</text:p>
          </table:table-cell>
          <table:table-cell office:value-type="string" table:style-name="ce2">
            <text:p>N5</text:p>
          </table:table-cell>
          <table:table-cell office:value-type="float" office:value="536821.29" table:style-name="ce2">
            <text:p>536821.29</text:p>
          </table:table-cell>
          <table:table-cell office:value-type="float" office:value="171442.85" table:style-name="ce2">
            <text:p>171442.8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WESTERLEY CRESCENT</text:p>
          </table:table-cell>
          <table:table-cell office:value-type="string" table:style-name="ce1">
            <text:p>SIDE OF BOWLING GREEN</text:p>
          </table:table-cell>
          <table:table-cell office:value-type="string" table:style-name="ce2">
            <text:p>N6</text:p>
          </table:table-cell>
          <table:table-cell office:value-type="float" office:value="536818.39" table:style-name="ce2">
            <text:p>536818.39</text:p>
          </table:table-cell>
          <table:table-cell office:value-type="float" office:value="171458.95" table:style-name="ce2">
            <text:p>171458.9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WESTERLEY CRESCENT</text:p>
          </table:table-cell>
          <table:table-cell office:value-type="string" table:style-name="ce1">
            <text:p>OUTSIDE BOWLING GREEN</text:p>
          </table:table-cell>
          <table:table-cell office:value-type="string" table:style-name="ce2">
            <text:p>N7</text:p>
          </table:table-cell>
          <table:table-cell office:value-type="float" office:value="536819.13" table:style-name="ce2">
            <text:p>536819.13</text:p>
          </table:table-cell>
          <table:table-cell office:value-type="float" office:value="171473.4" table:style-name="ce2">
            <text:p>171473.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WESTERLEY CRESCENT</text:p>
          </table:table-cell>
          <table:table-cell office:value-type="string" table:style-name="ce1">
            <text:p>SIDE OF BOWLING GREEN</text:p>
          </table:table-cell>
          <table:table-cell office:value-type="string" table:style-name="ce2">
            <text:p>N8</text:p>
          </table:table-cell>
          <table:table-cell office:value-type="float" office:value="536821.13" table:style-name="ce2">
            <text:p>536821.13</text:p>
          </table:table-cell>
          <table:table-cell office:value-type="float" office:value="171489.5" table:style-name="ce2">
            <text:p>171489.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WESTERLEY CRESCENT</text:p>
          </table:table-cell>
          <table:table-cell office:value-type="string" table:style-name="ce1">
            <text:p>SIDE OF TENNIS COURTS</text:p>
          </table:table-cell>
          <table:table-cell office:value-type="string" table:style-name="ce2">
            <text:p>N9</text:p>
          </table:table-cell>
          <table:table-cell office:value-type="float" office:value="536823.44999999995" table:style-name="ce2">
            <text:p>536823.45</text:p>
          </table:table-cell>
          <table:table-cell office:value-type="float" office:value="171502.53" table:style-name="ce2">
            <text:p>171502.5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WESTERLEY CRESCENT</text:p>
          </table:table-cell>
          <table:table-cell office:value-type="string" table:style-name="ce1">
            <text:p>OUTSIDE TENNIS COURTS</text:p>
          </table:table-cell>
          <table:table-cell office:value-type="string" table:style-name="ce2">
            <text:p>N10</text:p>
          </table:table-cell>
          <table:table-cell office:value-type="float" office:value="536824.86" table:style-name="ce2">
            <text:p>536824.86</text:p>
          </table:table-cell>
          <table:table-cell office:value-type="float" office:value="171517.22" table:style-name="ce2">
            <text:p>171517.2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WESTERLEY CRESCENT</text:p>
          </table:table-cell>
          <table:table-cell office:value-type="string" table:style-name="ce1">
            <text:p>REAR OF 3 THOMAS DEAN ROAD</text:p>
          </table:table-cell>
          <table:table-cell office:value-type="string" table:style-name="ce2">
            <text:p>N11</text:p>
          </table:table-cell>
          <table:table-cell office:value-type="float" office:value="536827.02" table:style-name="ce2">
            <text:p>536827.02</text:p>
          </table:table-cell>
          <table:table-cell office:value-type="float" office:value="171534.32" table:style-name="ce2">
            <text:p>171534.3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WESTERLEY CRESCENT</text:p>
          </table:table-cell>
          <table:table-cell office:value-type="string" table:style-name="ce1">
            <text:p>REAR OF 6 THOMAS DEAN ROAD</text:p>
          </table:table-cell>
          <table:table-cell office:value-type="string" table:style-name="ce2">
            <text:p>N12</text:p>
          </table:table-cell>
          <table:table-cell office:value-type="float" office:value="536829.06000000006" table:style-name="ce2">
            <text:p>536829.06</text:p>
          </table:table-cell>
          <table:table-cell office:value-type="float" office:value="171548.71" table:style-name="ce2">
            <text:p>171548.7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WESTERLEY CRESCENT</text:p>
          </table:table-cell>
          <table:table-cell office:value-type="string" table:style-name="ce1">
            <text:p>JUNCTION FAMBRIDGE CLOSE</text:p>
          </table:table-cell>
          <table:table-cell office:value-type="string" table:style-name="ce2">
            <text:p>N13</text:p>
          </table:table-cell>
          <table:table-cell office:value-type="float" office:value="536830.84" table:style-name="ce2">
            <text:p>536830.84</text:p>
          </table:table-cell>
          <table:table-cell office:value-type="float" office:value="171577.49" table:style-name="ce2">
            <text:p>171577.4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OUTSIDE 1 SHELDUCK COURT</text:p>
          </table:table-cell>
          <table:table-cell office:value-type="string" table:style-name="ce2">
            <text:p>NH2402</text:p>
          </table:table-cell>
          <table:table-cell office:value-type="float" office:value="536555.71" table:style-name="ce2">
            <text:p>536555.71</text:p>
          </table:table-cell>
          <table:table-cell office:value-type="float" office:value="177894.87" table:style-name="ce2">
            <text:p>177894.8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SIDE PLOVER OUTSIDE 3 SHELDUCK</text:p>
          </table:table-cell>
          <table:table-cell office:value-type="string" table:style-name="ce2">
            <text:p>NH2403</text:p>
          </table:table-cell>
          <table:table-cell office:value-type="float" office:value="536563.32999999996" table:style-name="ce2">
            <text:p>536563.33</text:p>
          </table:table-cell>
          <table:table-cell office:value-type="float" office:value="177890.49" table:style-name="ce2">
            <text:p>177890.4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OUTSIDE 5 SHELDUCK COURT</text:p>
          </table:table-cell>
          <table:table-cell office:value-type="string" table:style-name="ce2">
            <text:p>NH2404</text:p>
          </table:table-cell>
          <table:table-cell office:value-type="float" office:value="536573.23" table:style-name="ce2">
            <text:p>536573.23</text:p>
          </table:table-cell>
          <table:table-cell office:value-type="float" office:value="177884.87" table:style-name="ce2">
            <text:p>177884.8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OUTSIDE 8 SHELDUCK COURT</text:p>
          </table:table-cell>
          <table:table-cell office:value-type="string" table:style-name="ce2">
            <text:p>NH2405</text:p>
          </table:table-cell>
          <table:table-cell office:value-type="float" office:value="536585.69999999995" table:style-name="ce2">
            <text:p>536585.7</text:p>
          </table:table-cell>
          <table:table-cell office:value-type="float" office:value="177876.68" table:style-name="ce2">
            <text:p>177876.6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FACING FLATS 4/5 PLOVER COURT</text:p>
          </table:table-cell>
          <table:table-cell office:value-type="string" table:style-name="ce2">
            <text:p>NH2406</text:p>
          </table:table-cell>
          <table:table-cell office:value-type="float" office:value="536583.42000000004" table:style-name="ce2">
            <text:p>536583.42</text:p>
          </table:table-cell>
          <table:table-cell office:value-type="float" office:value="177886.58" table:style-name="ce2">
            <text:p>177886.5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OUTSIDE FLATS 3/6 PLOVER COURT</text:p>
          </table:table-cell>
          <table:table-cell office:value-type="string" table:style-name="ce2">
            <text:p>NH2407</text:p>
          </table:table-cell>
          <table:table-cell office:value-type="float" office:value="536583.04" table:style-name="ce2">
            <text:p>536583.04</text:p>
          </table:table-cell>
          <table:table-cell office:value-type="float" office:value="177894.39" table:style-name="ce2">
            <text:p>177894.3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FACING 8/13 SHELDUCK NEAR SIDE</text:p>
          </table:table-cell>
          <table:table-cell office:value-type="string" table:style-name="ce2">
            <text:p>NH2408</text:p>
          </table:table-cell>
          <table:table-cell office:value-type="float" office:value="536593.13" table:style-name="ce2">
            <text:p>536593.13</text:p>
          </table:table-cell>
          <table:table-cell office:value-type="float" office:value="177887.15" table:style-name="ce2">
            <text:p>177887.1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NEAR 10/11 SHELDUCK FACING PLA</text:p>
          </table:table-cell>
          <table:table-cell office:value-type="string" table:style-name="ce2">
            <text:p>NH2409</text:p>
          </table:table-cell>
          <table:table-cell office:value-type="float" office:value="536595.99" table:style-name="ce2">
            <text:p>536595.99</text:p>
          </table:table-cell>
          <table:table-cell office:value-type="float" office:value="177875.25" table:style-name="ce2">
            <text:p>177875.2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BETWEEN PINTAIL &amp; SHELDUCK</text:p>
          </table:table-cell>
          <table:table-cell office:value-type="string" table:style-name="ce2">
            <text:p>NH2410</text:p>
          </table:table-cell>
          <table:table-cell office:value-type="float" office:value="536599.42000000004" table:style-name="ce2">
            <text:p>536599.42</text:p>
          </table:table-cell>
          <table:table-cell office:value-type="float" office:value="177882.96" table:style-name="ce2">
            <text:p>177882.9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O/S REAR 2 PINTALL COURT</text:p>
          </table:table-cell>
          <table:table-cell office:value-type="string" table:style-name="ce2">
            <text:p>NH2411</text:p>
          </table:table-cell>
          <table:table-cell office:value-type="float" office:value="536609.99" table:style-name="ce2">
            <text:p>536609.99</text:p>
          </table:table-cell>
          <table:table-cell office:value-type="float" office:value="177904.77" table:style-name="ce2">
            <text:p>177904.7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O/S REAR 7 PINTALL COURT</text:p>
          </table:table-cell>
          <table:table-cell office:value-type="string" table:style-name="ce2">
            <text:p>NH2412</text:p>
          </table:table-cell>
          <table:table-cell office:value-type="float" office:value="536631.69999999995" table:style-name="ce2">
            <text:p>536631.7</text:p>
          </table:table-cell>
          <table:table-cell office:value-type="float" office:value="177892.2" table:style-name="ce2">
            <text:p>177892.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OUTSIDE 3 EIDER COURT</text:p>
          </table:table-cell>
          <table:table-cell office:value-type="string" table:style-name="ce2">
            <text:p>NH2413</text:p>
          </table:table-cell>
          <table:table-cell office:value-type="float" office:value="536579.80000000005" table:style-name="ce2">
            <text:p>536579.8</text:p>
          </table:table-cell>
          <table:table-cell office:value-type="float" office:value="177912.48" table:style-name="ce2">
            <text:p>177912.4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SIDE 4-5 EIDER COURT</text:p>
          </table:table-cell>
          <table:table-cell office:value-type="string" table:style-name="ce2">
            <text:p>NH2414</text:p>
          </table:table-cell>
          <table:table-cell office:value-type="float" office:value="536594.93999999994" table:style-name="ce2">
            <text:p>536594.94</text:p>
          </table:table-cell>
          <table:table-cell office:value-type="float" office:value="177925.34" table:style-name="ce2">
            <text:p>177925.3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NEAR SIDE 1 &amp; 16 PINTAIL COURT</text:p>
          </table:table-cell>
          <table:table-cell office:value-type="string" table:style-name="ce2">
            <text:p>NH2415</text:p>
          </table:table-cell>
          <table:table-cell office:value-type="float" office:value="536608.75" table:style-name="ce2">
            <text:p>536608.75</text:p>
          </table:table-cell>
          <table:table-cell office:value-type="float" office:value="177933.24" table:style-name="ce2">
            <text:p>177933.2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OUTSIDE 2/15 PINTAIL COURT</text:p>
          </table:table-cell>
          <table:table-cell office:value-type="string" table:style-name="ce2">
            <text:p>NH2416</text:p>
          </table:table-cell>
          <table:table-cell office:value-type="float" office:value="536623.41" table:style-name="ce2">
            <text:p>536623.41</text:p>
          </table:table-cell>
          <table:table-cell office:value-type="float" office:value="177927.43" table:style-name="ce2">
            <text:p>177927.4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OUTSIDE 5 &amp; 12 PINTAIL COURT</text:p>
          </table:table-cell>
          <table:table-cell office:value-type="string" table:style-name="ce2">
            <text:p>NH2417</text:p>
          </table:table-cell>
          <table:table-cell office:value-type="float" office:value="536635.69999999995" table:style-name="ce2">
            <text:p>536635.7</text:p>
          </table:table-cell>
          <table:table-cell office:value-type="float" office:value="177919.63" table:style-name="ce2">
            <text:p>177919.6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OUTSIDE 8-9 PINTAIL COURT</text:p>
          </table:table-cell>
          <table:table-cell office:value-type="string" table:style-name="ce2">
            <text:p>NH2418</text:p>
          </table:table-cell>
          <table:table-cell office:value-type="float" office:value="536649.12" table:style-name="ce2">
            <text:p>536649.12</text:p>
          </table:table-cell>
          <table:table-cell office:value-type="float" office:value="177908.87" table:style-name="ce2">
            <text:p>177908.8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JUNCTION PILOT CLOSE BY SHELDUCK</text:p>
          </table:table-cell>
          <table:table-cell office:value-type="string" table:style-name="ce2">
            <text:p>NH2422</text:p>
          </table:table-cell>
          <table:table-cell office:value-type="float" office:value="536601.31999999995" table:style-name="ce2">
            <text:p>536601.32</text:p>
          </table:table-cell>
          <table:table-cell office:value-type="float" office:value="177867.82" table:style-name="ce2">
            <text:p>177867.8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FACING PILOT CLOSE REAR PINTAI</text:p>
          </table:table-cell>
          <table:table-cell office:value-type="string" table:style-name="ce2">
            <text:p>NH2423</text:p>
          </table:table-cell>
          <table:table-cell office:value-type="float" office:value="536609.23" table:style-name="ce2">
            <text:p>536609.23</text:p>
          </table:table-cell>
          <table:table-cell office:value-type="float" office:value="177878.58" table:style-name="ce2">
            <text:p>177878.5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SIDE PLAYGROUND FACING GREBE COURT</text:p>
          </table:table-cell>
          <table:table-cell office:value-type="string" table:style-name="ce2">
            <text:p>NH2424</text:p>
          </table:table-cell>
          <table:table-cell office:value-type="float" office:value="536618.75" table:style-name="ce2">
            <text:p>536618.75</text:p>
          </table:table-cell>
          <table:table-cell office:value-type="float" office:value="177873.63" table:style-name="ce2">
            <text:p>177873.6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JUNCTION PILOT NEAR GREBE COURT</text:p>
          </table:table-cell>
          <table:table-cell office:value-type="string" table:style-name="ce2">
            <text:p>NH2425</text:p>
          </table:table-cell>
          <table:table-cell office:value-type="float" office:value="536612.18000000005" table:style-name="ce2">
            <text:p>536612.18</text:p>
          </table:table-cell>
          <table:table-cell office:value-type="float" office:value="177864.68" table:style-name="ce2">
            <text:p>177864.6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REAR 1/22 GREBE COURT BY PILOT CLOSE</text:p>
          </table:table-cell>
          <table:table-cell office:value-type="string" table:style-name="ce2">
            <text:p>NH2427</text:p>
          </table:table-cell>
          <table:table-cell office:value-type="float" office:value="536599.61" table:style-name="ce2">
            <text:p>536599.61</text:p>
          </table:table-cell>
          <table:table-cell office:value-type="float" office:value="177839.92" table:style-name="ce2">
            <text:p>177839.9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REARLAPWING FACING REAR GREBE</text:p>
          </table:table-cell>
          <table:table-cell office:value-type="string" table:style-name="ce2">
            <text:p>NH2428</text:p>
          </table:table-cell>
          <table:table-cell office:value-type="float" office:value="536610.34" table:style-name="ce2">
            <text:p>536610.34</text:p>
          </table:table-cell>
          <table:table-cell office:value-type="float" office:value="177831.44" table:style-name="ce2">
            <text:p>177831.4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REAR 6 GREBE COURT FACING LAPWING TOWER</text:p>
          </table:table-cell>
          <table:table-cell office:value-type="string" table:style-name="ce2">
            <text:p>NH2429</text:p>
          </table:table-cell>
          <table:table-cell office:value-type="float" office:value="536603.61" table:style-name="ce2">
            <text:p>536603.61</text:p>
          </table:table-cell>
          <table:table-cell office:value-type="float" office:value="177831.45" table:style-name="ce2">
            <text:p>177831.4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BY ROYAL CLOSE OUTSIDE 1/22 TEAL COURT</text:p>
          </table:table-cell>
          <table:table-cell office:value-type="string" table:style-name="ce2">
            <text:p>NH2433</text:p>
          </table:table-cell>
          <table:table-cell office:value-type="float" office:value="536575.04" table:style-name="ce2">
            <text:p>536575.04</text:p>
          </table:table-cell>
          <table:table-cell office:value-type="float" office:value="177786.98" table:style-name="ce2">
            <text:p>177786.9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FACING 4/19 TEAL COURT SIDE PAR CARK</text:p>
          </table:table-cell>
          <table:table-cell office:value-type="string" table:style-name="ce2">
            <text:p>NH2435</text:p>
          </table:table-cell>
          <table:table-cell office:value-type="float" office:value="536592.18000000005" table:style-name="ce2">
            <text:p>536592.18</text:p>
          </table:table-cell>
          <table:table-cell office:value-type="float" office:value="177786.69" table:style-name="ce2">
            <text:p>177786.6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OUTSIDE 5/18 TEAL COURT</text:p>
          </table:table-cell>
          <table:table-cell office:value-type="string" table:style-name="ce2">
            <text:p>NH2436</text:p>
          </table:table-cell>
          <table:table-cell office:value-type="float" office:value="536594.75" table:style-name="ce2">
            <text:p>536594.75</text:p>
          </table:table-cell>
          <table:table-cell office:value-type="float" office:value="177775.84" table:style-name="ce2">
            <text:p>177775.8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OUTSIDE 9/14 TEAL COURT</text:p>
          </table:table-cell>
          <table:table-cell office:value-type="string" table:style-name="ce2">
            <text:p>NH2437</text:p>
          </table:table-cell>
          <table:table-cell office:value-type="float" office:value="536610.27" table:style-name="ce2">
            <text:p>536610.27</text:p>
          </table:table-cell>
          <table:table-cell office:value-type="float" office:value="177764.7" table:style-name="ce2">
            <text:p>177764.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FACING 11/12 TEAL NEAR PLAYGROUND</text:p>
          </table:table-cell>
          <table:table-cell office:value-type="string" table:style-name="ce2">
            <text:p>NH2438</text:p>
          </table:table-cell>
          <table:table-cell office:value-type="float" office:value="536623.79" table:style-name="ce2">
            <text:p>536623.79</text:p>
          </table:table-cell>
          <table:table-cell office:value-type="float" office:value="177769.08" table:style-name="ce2">
            <text:p>177769.0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FACING 9/14 TEAL COURT</text:p>
          </table:table-cell>
          <table:table-cell office:value-type="string" table:style-name="ce2">
            <text:p>NH2439</text:p>
          </table:table-cell>
          <table:table-cell office:value-type="float" office:value="536616.37" table:style-name="ce2">
            <text:p>536616.37</text:p>
          </table:table-cell>
          <table:table-cell office:value-type="float" office:value="177773.84" table:style-name="ce2">
            <text:p>177773.8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FACING 7/16 TEAL COURT</text:p>
          </table:table-cell>
          <table:table-cell office:value-type="string" table:style-name="ce2">
            <text:p>NH2440</text:p>
          </table:table-cell>
          <table:table-cell office:value-type="float" office:value="536607.61" table:style-name="ce2">
            <text:p>536607.61</text:p>
          </table:table-cell>
          <table:table-cell office:value-type="float" office:value="177784.12" table:style-name="ce2">
            <text:p>177784.1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OUTSIDE 2/3 26/27 GUILLEMOT COURT</text:p>
          </table:table-cell>
          <table:table-cell office:value-type="string" table:style-name="ce2">
            <text:p>NH2441</text:p>
          </table:table-cell>
          <table:table-cell office:value-type="float" office:value="536626.46" table:style-name="ce2">
            <text:p>536626.46</text:p>
          </table:table-cell>
          <table:table-cell office:value-type="float" office:value="177789.45" table:style-name="ce2">
            <text:p>177789.4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BY PLAYGROUND NEAR 1-28 GUILLE</text:p>
          </table:table-cell>
          <table:table-cell office:value-type="string" table:style-name="ce2">
            <text:p>NH2442</text:p>
          </table:table-cell>
          <table:table-cell office:value-type="float" office:value="536613.61" table:style-name="ce2">
            <text:p>536613.61</text:p>
          </table:table-cell>
          <table:table-cell office:value-type="float" office:value="177794.02" table:style-name="ce2">
            <text:p>177794.0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SIDE LAPWING FACING GUILLEMOT</text:p>
          </table:table-cell>
          <table:table-cell office:value-type="string" table:style-name="ce2">
            <text:p>NH2443</text:p>
          </table:table-cell>
          <table:table-cell office:value-type="float" office:value="536603.23" table:style-name="ce2">
            <text:p>536603.23</text:p>
          </table:table-cell>
          <table:table-cell office:value-type="float" office:value="177802.5" table:style-name="ce2">
            <text:p>177802.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SIDE 1/28 GUILLEMOT FACING LAPWING</text:p>
          </table:table-cell>
          <table:table-cell office:value-type="string" table:style-name="ce2">
            <text:p>NH2444</text:p>
          </table:table-cell>
          <table:table-cell office:value-type="float" office:value="536617.80000000005" table:style-name="ce2">
            <text:p>536617.8</text:p>
          </table:table-cell>
          <table:table-cell office:value-type="float" office:value="177803.64" table:style-name="ce2">
            <text:p>177803.6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BY 1/28 GUILLEMOT NEAR LAPWING</text:p>
          </table:table-cell>
          <table:table-cell office:value-type="string" table:style-name="ce2">
            <text:p>NH2445</text:p>
          </table:table-cell>
          <table:table-cell office:value-type="float" office:value="536620.84" table:style-name="ce2">
            <text:p>536620.84</text:p>
          </table:table-cell>
          <table:table-cell office:value-type="float" office:value="177814.5" table:style-name="ce2">
            <text:p>177814.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FACING 1/28 GUILLEMOT COURT</text:p>
          </table:table-cell>
          <table:table-cell office:value-type="string" table:style-name="ce2">
            <text:p>NH2446</text:p>
          </table:table-cell>
          <table:table-cell office:value-type="float" office:value="536633.59999999998" table:style-name="ce2">
            <text:p>536633.6</text:p>
          </table:table-cell>
          <table:table-cell office:value-type="float" office:value="177816.5" table:style-name="ce2">
            <text:p>177816.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OUTSIDE 3/26 GUILLEMOT COURT</text:p>
          </table:table-cell>
          <table:table-cell office:value-type="string" table:style-name="ce2">
            <text:p>NH2447</text:p>
          </table:table-cell>
          <table:table-cell office:value-type="float" office:value="536638.17000000004" table:style-name="ce2">
            <text:p>536638.17</text:p>
          </table:table-cell>
          <table:table-cell office:value-type="float" office:value="177804.4" table:style-name="ce2">
            <text:p>177804.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OUTSIDE 9/20 GUILLEMOT COURT</text:p>
          </table:table-cell>
          <table:table-cell office:value-type="string" table:style-name="ce2">
            <text:p>NH2448</text:p>
          </table:table-cell>
          <table:table-cell office:value-type="float" office:value="536663.6" table:style-name="ce2">
            <text:p>536663.6</text:p>
          </table:table-cell>
          <table:table-cell office:value-type="float" office:value="177790.12" table:style-name="ce2">
            <text:p>177790.1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JUNCTION ABINGER GROVE SIDE GUILLEMOT COURT</text:p>
          </table:table-cell>
          <table:table-cell office:value-type="string" table:style-name="ce2">
            <text:p>NH2449</text:p>
          </table:table-cell>
          <table:table-cell office:value-type="float" office:value="536687.79" table:style-name="ce2">
            <text:p>536687.79</text:p>
          </table:table-cell>
          <table:table-cell office:value-type="float" office:value="177775.27" table:style-name="ce2">
            <text:p>177775.2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CAR PARK SIDE MARINE TOWER</text:p>
          </table:table-cell>
          <table:table-cell office:value-type="string" table:style-name="ce2">
            <text:p>NH2450</text:p>
          </table:table-cell>
          <table:table-cell office:value-type="float" office:value="536704.16" table:style-name="ce2">
            <text:p>536704.16</text:p>
          </table:table-cell>
          <table:table-cell office:value-type="float" office:value="177779.74" table:style-name="ce2">
            <text:p>177779.7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SIDE MERLIN BY ABINGER GROVE</text:p>
          </table:table-cell>
          <table:table-cell office:value-type="string" table:style-name="ce2">
            <text:p>NH2451</text:p>
          </table:table-cell>
          <table:table-cell office:value-type="float" office:value="536721.11" table:style-name="ce2">
            <text:p>536721.11</text:p>
          </table:table-cell>
          <table:table-cell office:value-type="float" office:value="177792.88" table:style-name="ce2">
            <text:p>177792.8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SIDE MERLIN BY MARINE TOWER</text:p>
          </table:table-cell>
          <table:table-cell office:value-type="string" table:style-name="ce2">
            <text:p>NH2452</text:p>
          </table:table-cell>
          <table:table-cell office:value-type="float" office:value="536710.35" table:style-name="ce2">
            <text:p>536710.35</text:p>
          </table:table-cell>
          <table:table-cell office:value-type="float" office:value="177798.5" table:style-name="ce2">
            <text:p>177798.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REAR 8/13 SKUA COURT</text:p>
          </table:table-cell>
          <table:table-cell office:value-type="string" table:style-name="ce2">
            <text:p>NH2453</text:p>
          </table:table-cell>
          <table:table-cell office:value-type="float" office:value="536716.26" table:style-name="ce2">
            <text:p>536716.26</text:p>
          </table:table-cell>
          <table:table-cell office:value-type="float" office:value="177829.64" table:style-name="ce2">
            <text:p>177829.6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REAR 3/18 SKUA NEAR 1/20 TRISTAN COURT</text:p>
          </table:table-cell>
          <table:table-cell office:value-type="string" table:style-name="ce2">
            <text:p>NH2454</text:p>
          </table:table-cell>
          <table:table-cell office:value-type="float" office:value="536695.68999999994" table:style-name="ce2">
            <text:p>536695.69</text:p>
          </table:table-cell>
          <table:table-cell office:value-type="float" office:value="177846.3" table:style-name="ce2">
            <text:p>177846.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SIDE MARINE TOWER NEAR MERLIN</text:p>
          </table:table-cell>
          <table:table-cell office:value-type="string" table:style-name="ce2">
            <text:p>NH2455</text:p>
          </table:table-cell>
          <table:table-cell office:value-type="float" office:value="536695.5" table:style-name="ce2">
            <text:p>536695.5</text:p>
          </table:table-cell>
          <table:table-cell office:value-type="float" office:value="177812.02" table:style-name="ce2">
            <text:p>177812.0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OUTSIDE MARINE FACING TRISTAN COURT</text:p>
          </table:table-cell>
          <table:table-cell office:value-type="string" table:style-name="ce2">
            <text:p>NH2456</text:p>
          </table:table-cell>
          <table:table-cell office:value-type="float" office:value="536679.31000000006" table:style-name="ce2">
            <text:p>536679.31</text:p>
          </table:table-cell>
          <table:table-cell office:value-type="float" office:value="177816.02" table:style-name="ce2">
            <text:p>177816.0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REAR 5/16 TRISTAN COURT</text:p>
          </table:table-cell>
          <table:table-cell office:value-type="string" table:style-name="ce2">
            <text:p>NH2457</text:p>
          </table:table-cell>
          <table:table-cell office:value-type="float" office:value="536681.22" table:style-name="ce2">
            <text:p>536681.22</text:p>
          </table:table-cell>
          <table:table-cell office:value-type="float" office:value="177819.64" table:style-name="ce2">
            <text:p>177819.6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REAR 8/13 TRISTAN FACING MARINE</text:p>
          </table:table-cell>
          <table:table-cell office:value-type="string" table:style-name="ce2">
            <text:p>NH2458</text:p>
          </table:table-cell>
          <table:table-cell office:value-type="float" office:value="536673.31000000006" table:style-name="ce2">
            <text:p>536673.31</text:p>
          </table:table-cell>
          <table:table-cell office:value-type="float" office:value="177812.4" table:style-name="ce2">
            <text:p>177812.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SIDE TRISTAN FACING MARINE</text:p>
          </table:table-cell>
          <table:table-cell office:value-type="string" table:style-name="ce2">
            <text:p>NH2459</text:p>
          </table:table-cell>
          <table:table-cell office:value-type="float" office:value="536667.5" table:style-name="ce2">
            <text:p>536667.5</text:p>
          </table:table-cell>
          <table:table-cell office:value-type="float" office:value="177806.12" table:style-name="ce2">
            <text:p>177806.1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OUTSIDE 1/20 TRISTAN COURT</text:p>
          </table:table-cell>
          <table:table-cell office:value-type="string" table:style-name="ce2">
            <text:p>NH2463</text:p>
          </table:table-cell>
          <table:table-cell office:value-type="float" office:value="536670.93000000005" table:style-name="ce2">
            <text:p>536670.93</text:p>
          </table:table-cell>
          <table:table-cell office:value-type="float" office:value="177861.73" table:style-name="ce2">
            <text:p>177861.7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OUTSIDE 3/18 TRISTAN COURT</text:p>
          </table:table-cell>
          <table:table-cell office:value-type="string" table:style-name="ce2">
            <text:p>NH2464</text:p>
          </table:table-cell>
          <table:table-cell office:value-type="float" office:value="536663.98" table:style-name="ce2">
            <text:p>536663.98</text:p>
          </table:table-cell>
          <table:table-cell office:value-type="float" office:value="177849.54" table:style-name="ce2">
            <text:p>177849.5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OUTSIDE 6/15 TRISTAN COURT</text:p>
          </table:table-cell>
          <table:table-cell office:value-type="string" table:style-name="ce2">
            <text:p>NH2465</text:p>
          </table:table-cell>
          <table:table-cell office:value-type="float" office:value="536656.65" table:style-name="ce2">
            <text:p>536656.65</text:p>
          </table:table-cell>
          <table:table-cell office:value-type="float" office:value="177833.73" table:style-name="ce2">
            <text:p>177833.7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SIDE 11/12 GREBE COURT</text:p>
          </table:table-cell>
          <table:table-cell office:value-type="string" table:style-name="ce2">
            <text:p>NH2466</text:p>
          </table:table-cell>
          <table:table-cell office:value-type="float" office:value="536649.94999999995" table:style-name="ce2">
            <text:p>536649.95</text:p>
          </table:table-cell>
          <table:table-cell office:value-type="float" office:value="177823.78" table:style-name="ce2">
            <text:p>177823.7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SIDE 10-11 TRISTAN COURT</text:p>
          </table:table-cell>
          <table:table-cell office:value-type="string" table:style-name="ce2">
            <text:p>NH2467</text:p>
          </table:table-cell>
          <table:table-cell office:value-type="float" office:value="536653.30000000005" table:style-name="ce2">
            <text:p>536653.3</text:p>
          </table:table-cell>
          <table:table-cell office:value-type="float" office:value="177813.05" table:style-name="ce2">
            <text:p>177813.0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OUTSIDE 7/16 GREBE COURT</text:p>
          </table:table-cell>
          <table:table-cell office:value-type="string" table:style-name="ce2">
            <text:p>NH2468</text:p>
          </table:table-cell>
          <table:table-cell office:value-type="float" office:value="536637.31999999995" table:style-name="ce2">
            <text:p>536637.32</text:p>
          </table:table-cell>
          <table:table-cell office:value-type="float" office:value="177847.35" table:style-name="ce2">
            <text:p>177847.3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FACING 5/18 GREBE COURT IN CAR PARK</text:p>
          </table:table-cell>
          <table:table-cell office:value-type="string" table:style-name="ce2">
            <text:p>NH2469</text:p>
          </table:table-cell>
          <table:table-cell office:value-type="float" office:value="536627.89" table:style-name="ce2">
            <text:p>536627.89</text:p>
          </table:table-cell>
          <table:table-cell office:value-type="float" office:value="177859.83" table:style-name="ce2">
            <text:p>177859.8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REAR 7-8 KITTIWAKE IN ABINGER GROVE</text:p>
          </table:table-cell>
          <table:table-cell office:value-type="string" table:style-name="ce2">
            <text:p>NH2470</text:p>
          </table:table-cell>
          <table:table-cell office:value-type="float" office:value="536776.15" table:style-name="ce2">
            <text:p>536776.15</text:p>
          </table:table-cell>
          <table:table-cell office:value-type="float" office:value="177800.98" table:style-name="ce2">
            <text:p>177800.9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REAR 4/11 KITTIWAKE IN ABINGER GROVE</text:p>
          </table:table-cell>
          <table:table-cell office:value-type="string" table:style-name="ce2">
            <text:p>NH2471</text:p>
          </table:table-cell>
          <table:table-cell office:value-type="float" office:value="536764.54" table:style-name="ce2">
            <text:p>536764.54</text:p>
          </table:table-cell>
          <table:table-cell office:value-type="float" office:value="177786.22" table:style-name="ce2">
            <text:p>177786.2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OUTSIDE 1/34 SHEARWATER NEAR ABINGER GROVE</text:p>
          </table:table-cell>
          <table:table-cell office:value-type="string" table:style-name="ce2">
            <text:p>NH2472</text:p>
          </table:table-cell>
          <table:table-cell office:value-type="float" office:value="536747.30000000005" table:style-name="ce2">
            <text:p>536747.3</text:p>
          </table:table-cell>
          <table:table-cell office:value-type="float" office:value="177774.6" table:style-name="ce2">
            <text:p>177774.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SIDE KITTIWAKE OUTSIDE SHEARWATER</text:p>
          </table:table-cell>
          <table:table-cell office:value-type="string" table:style-name="ce2">
            <text:p>NH2474</text:p>
          </table:table-cell>
          <table:table-cell office:value-type="float" office:value="536767.39" table:style-name="ce2">
            <text:p>536767.39</text:p>
          </table:table-cell>
          <table:table-cell office:value-type="float" office:value="177763.65" table:style-name="ce2">
            <text:p>177763.6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REAR 6/29 SHEARWAYER COURT</text:p>
          </table:table-cell>
          <table:table-cell office:value-type="string" table:style-name="ce2">
            <text:p>NH2591</text:p>
          </table:table-cell>
          <table:table-cell office:value-type="float" office:value="536760.73" table:style-name="ce2">
            <text:p>536760.73</text:p>
          </table:table-cell>
          <table:table-cell office:value-type="float" office:value="177743.37" table:style-name="ce2">
            <text:p>177743.3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REAR SHEARWATER FACING MERMAID TOWER</text:p>
          </table:table-cell>
          <table:table-cell office:value-type="string" table:style-name="ce2">
            <text:p>NH2592</text:p>
          </table:table-cell>
          <table:table-cell office:value-type="float" office:value="536751.97" table:style-name="ce2">
            <text:p>536751.97</text:p>
          </table:table-cell>
          <table:table-cell office:value-type="float" office:value="177748.22" table:style-name="ce2">
            <text:p>177748.2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REAR 2/33 SHEARWATER FACING MERMAID TOWER</text:p>
          </table:table-cell>
          <table:table-cell office:value-type="string" table:style-name="ce2">
            <text:p>NH2593</text:p>
          </table:table-cell>
          <table:table-cell office:value-type="float" office:value="536743.30000000005" table:style-name="ce2">
            <text:p>536743.3</text:p>
          </table:table-cell>
          <table:table-cell office:value-type="float" office:value="177753.08" table:style-name="ce2">
            <text:p>177753.0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NEXT TO 1/34 SHEARWATER BY ABINGER GROVE</text:p>
          </table:table-cell>
          <table:table-cell office:value-type="string" table:style-name="ce2">
            <text:p>NH2594</text:p>
          </table:table-cell>
          <table:table-cell office:value-type="float" office:value="536734.06000000006" table:style-name="ce2">
            <text:p>536734.06</text:p>
          </table:table-cell>
          <table:table-cell office:value-type="float" office:value="177758.13" table:style-name="ce2">
            <text:p>177758.1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NEAR ABINGER GROVE BY MERMAID TOWER</text:p>
          </table:table-cell>
          <table:table-cell office:value-type="string" table:style-name="ce2">
            <text:p>NH2595</text:p>
          </table:table-cell>
          <table:table-cell office:value-type="float" office:value="536724.06999999995" table:style-name="ce2">
            <text:p>536724.07</text:p>
          </table:table-cell>
          <table:table-cell office:value-type="float" office:value="177758.03" table:style-name="ce2">
            <text:p>177758.0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SIDE MERMAID TOWER FACING SHEARWATER</text:p>
          </table:table-cell>
          <table:table-cell office:value-type="string" table:style-name="ce2">
            <text:p>NH2596</text:p>
          </table:table-cell>
          <table:table-cell office:value-type="float" office:value="536731.4" table:style-name="ce2">
            <text:p>536731.4</text:p>
          </table:table-cell>
          <table:table-cell office:value-type="float" office:value="177744.22" table:style-name="ce2">
            <text:p>177744.2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SIDE 6-7 BRAMBLING NEAR ABINGER GROVE</text:p>
          </table:table-cell>
          <table:table-cell office:value-type="string" table:style-name="ce2">
            <text:p>NH2597</text:p>
          </table:table-cell>
          <table:table-cell office:value-type="float" office:value="536713.68999999994" table:style-name="ce2">
            <text:p>536713.69</text:p>
          </table:table-cell>
          <table:table-cell office:value-type="float" office:value="177743.65" table:style-name="ce2">
            <text:p>177743.6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OUTSIDE 5/8 BRAMBLING FACING MERMAID TOWER</text:p>
          </table:table-cell>
          <table:table-cell office:value-type="string" table:style-name="ce2">
            <text:p>NH2598</text:p>
          </table:table-cell>
          <table:table-cell office:value-type="float" office:value="536713.97" table:style-name="ce2">
            <text:p>536713.97</text:p>
          </table:table-cell>
          <table:table-cell office:value-type="float" office:value="177729.94" table:style-name="ce2">
            <text:p>177729.9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ABINGER GROVE REAR 1/12 BRAMBLING</text:p>
          </table:table-cell>
          <table:table-cell office:value-type="string" table:style-name="ce2">
            <text:p>NH2606</text:p>
          </table:table-cell>
          <table:table-cell office:value-type="float" office:value="536686.17000000004" table:style-name="ce2">
            <text:p>536686.17</text:p>
          </table:table-cell>
          <table:table-cell office:value-type="float" office:value="177722.03" table:style-name="ce2">
            <text:p>177722.0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ABINGER GROVE REAR 5/8 BRAMBLING</text:p>
          </table:table-cell>
          <table:table-cell office:value-type="string" table:style-name="ce2">
            <text:p>NH2607</text:p>
          </table:table-cell>
          <table:table-cell office:value-type="float" office:value="536693.88" table:style-name="ce2">
            <text:p>536693.88</text:p>
          </table:table-cell>
          <table:table-cell office:value-type="float" office:value="177736.7" table:style-name="ce2">
            <text:p>177736.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ABINGER GROVE</text:p>
          </table:table-cell>
          <table:table-cell office:value-type="string" table:style-name="ce1">
            <text:p>SIDE 1/24 SCOTER COURT IN ABINGER GROVE</text:p>
          </table:table-cell>
          <table:table-cell office:value-type="string" table:style-name="ce2">
            <text:p>NH2608</text:p>
          </table:table-cell>
          <table:table-cell office:value-type="float" office:value="536665.98" table:style-name="ce2">
            <text:p>536665.98</text:p>
          </table:table-cell>
          <table:table-cell office:value-type="float" office:value="177719.94" table:style-name="ce2">
            <text:p>177719.9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EECH CLOSE [HOUSING]</text:p>
          </table:table-cell>
          <table:table-cell office:value-type="string" table:style-name="ce1">
            <text:p>SIDE 20 CLYDE STREET</text:p>
          </table:table-cell>
          <table:table-cell office:value-type="string" table:style-name="ce2">
            <text:p>NH2318</text:p>
          </table:table-cell>
          <table:table-cell office:value-type="float" office:value="536997.89" table:style-name="ce2">
            <text:p>536997.89</text:p>
          </table:table-cell>
          <table:table-cell office:value-type="float" office:value="177659.97" table:style-name="ce2">
            <text:p>177659.9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EECH CLOSE [HOUSING]</text:p>
          </table:table-cell>
          <table:table-cell office:value-type="string" table:style-name="ce1">
            <text:p>NEXT TO 2</text:p>
          </table:table-cell>
          <table:table-cell office:value-type="string" table:style-name="ce2">
            <text:p>NH2319</text:p>
          </table:table-cell>
          <table:table-cell office:value-type="float" office:value="536993.12" table:style-name="ce2">
            <text:p>536993.12</text:p>
          </table:table-cell>
          <table:table-cell office:value-type="float" office:value="177645.39" table:style-name="ce2">
            <text:p>177645.3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EECH CLOSE [HOUSING]</text:p>
          </table:table-cell>
          <table:table-cell office:value-type="string" table:style-name="ce1">
            <text:p>OUTSIDE 5 FACING 6</text:p>
          </table:table-cell>
          <table:table-cell office:value-type="string" table:style-name="ce2">
            <text:p>NH2320</text:p>
          </table:table-cell>
          <table:table-cell office:value-type="float" office:value="537004.01" table:style-name="ce2">
            <text:p>537004.01</text:p>
          </table:table-cell>
          <table:table-cell office:value-type="float" office:value="177627.93" table:style-name="ce2">
            <text:p>177627.9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EECH CLOSE [HOUSING]</text:p>
          </table:table-cell>
          <table:table-cell office:value-type="string" table:style-name="ce1">
            <text:p>OUTSIDE 10 FACING 9</text:p>
          </table:table-cell>
          <table:table-cell office:value-type="string" table:style-name="ce2">
            <text:p>NH2321</text:p>
          </table:table-cell>
          <table:table-cell office:value-type="float" office:value="537000.23" table:style-name="ce2">
            <text:p>537000.23</text:p>
          </table:table-cell>
          <table:table-cell office:value-type="float" office:value="177614.16" table:style-name="ce2">
            <text:p>177614.1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OWDITCH</text:p>
          </table:table-cell>
          <table:table-cell office:value-type="string" table:style-name="ce1">
            <text:p>OPPOSITE H2828</text:p>
          </table:table-cell>
          <table:table-cell office:value-type="string" table:style-name="ce2">
            <text:p>NH2825</text:p>
          </table:table-cell>
          <table:table-cell office:value-type="float" office:value="536638.43000000005" table:style-name="ce2">
            <text:p>536638.43</text:p>
          </table:table-cell>
          <table:table-cell office:value-type="float" office:value="178459" table:style-name="ce2">
            <text:p>17845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OWDITCH</text:p>
          </table:table-cell>
          <table:table-cell office:value-type="string" table:style-name="ce1">
            <text:p>S/O H2827</text:p>
          </table:table-cell>
          <table:table-cell office:value-type="string" table:style-name="ce2">
            <text:p>NH2826</text:p>
          </table:table-cell>
          <table:table-cell office:value-type="float" office:value="536631.06000000006" table:style-name="ce2">
            <text:p>536631.06</text:p>
          </table:table-cell>
          <table:table-cell office:value-type="float" office:value="178468.6" table:style-name="ce2">
            <text:p>178468.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OWDITCH</text:p>
          </table:table-cell>
          <table:table-cell office:value-type="string" table:style-name="ce1">
            <text:p>S/O DAUBENEY TOWER</text:p>
          </table:table-cell>
          <table:table-cell office:value-type="string" table:style-name="ce2">
            <text:p>NH2827</text:p>
          </table:table-cell>
          <table:table-cell office:value-type="float" office:value="536639.61" table:style-name="ce2">
            <text:p>536639.61</text:p>
          </table:table-cell>
          <table:table-cell office:value-type="float" office:value="178471.27" table:style-name="ce2">
            <text:p>178471.2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OWDITCH</text:p>
          </table:table-cell>
          <table:table-cell office:value-type="string" table:style-name="ce1">
            <text:p>S/O BOWDITCH <text:s/>OPP DAUBENEY TOWER</text:p>
          </table:table-cell>
          <table:table-cell office:value-type="string" table:style-name="ce2">
            <text:p>NH2828</text:p>
          </table:table-cell>
          <table:table-cell office:value-type="float" office:value="536645.80000000005" table:style-name="ce2">
            <text:p>536645.8</text:p>
          </table:table-cell>
          <table:table-cell office:value-type="float" office:value="178460.37" table:style-name="ce2">
            <text:p>178460.3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OWDITCH</text:p>
          </table:table-cell>
          <table:table-cell office:value-type="string" table:style-name="ce1">
            <text:p>S/O BOWDITCH <text:s/>OPP DAUBENEY TOWER</text:p>
          </table:table-cell>
          <table:table-cell office:value-type="string" table:style-name="ce2">
            <text:p>NH2829</text:p>
          </table:table-cell>
          <table:table-cell office:value-type="float" office:value="536655.94999999995" table:style-name="ce2">
            <text:p>536655.95</text:p>
          </table:table-cell>
          <table:table-cell office:value-type="float" office:value="178465.5" table:style-name="ce2">
            <text:p>178465.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OWDITCH</text:p>
          </table:table-cell>
          <table:table-cell office:value-type="string" table:style-name="ce1">
            <text:p>S/O BOWDITCH <text:s/>OPP DAUBENEY TOWER</text:p>
          </table:table-cell>
          <table:table-cell office:value-type="string" table:style-name="ce2">
            <text:p>NH2830</text:p>
          </table:table-cell>
          <table:table-cell office:value-type="float" office:value="536665.02" table:style-name="ce2">
            <text:p>536665.02</text:p>
          </table:table-cell>
          <table:table-cell office:value-type="float" office:value="178472.76" table:style-name="ce2">
            <text:p>178472.7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OWDITCH</text:p>
          </table:table-cell>
          <table:table-cell office:value-type="string" table:style-name="ce1">
            <text:p>NEXT TO H2830 <text:s/>OPP PELICAN HOUSE</text:p>
          </table:table-cell>
          <table:table-cell office:value-type="string" table:style-name="ce2">
            <text:p>NH2831</text:p>
          </table:table-cell>
          <table:table-cell office:value-type="float" office:value="536668.66" table:style-name="ce2">
            <text:p>536668.66</text:p>
          </table:table-cell>
          <table:table-cell office:value-type="float" office:value="178473.72" table:style-name="ce2">
            <text:p>178473.7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OWDITCH</text:p>
          </table:table-cell>
          <table:table-cell office:value-type="string" table:style-name="ce1">
            <text:p>BETWEEN CORNER OF DAUBENEY TOWER AND H2831</text:p>
          </table:table-cell>
          <table:table-cell office:value-type="string" table:style-name="ce2">
            <text:p>NH2832</text:p>
          </table:table-cell>
          <table:table-cell office:value-type="float" office:value="536662.03" table:style-name="ce2">
            <text:p>536662.03</text:p>
          </table:table-cell>
          <table:table-cell office:value-type="float" office:value="178486.97" table:style-name="ce2">
            <text:p>178486.9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OWDITCH</text:p>
          </table:table-cell>
          <table:table-cell office:value-type="string" table:style-name="ce1">
            <text:p>S/O DAUBENEY TOWER <text:s/>OPP BOWDITCH</text:p>
          </table:table-cell>
          <table:table-cell office:value-type="string" table:style-name="ce2">
            <text:p>NH2833</text:p>
          </table:table-cell>
          <table:table-cell office:value-type="float" office:value="536658.30000000005" table:style-name="ce2">
            <text:p>536658.3</text:p>
          </table:table-cell>
          <table:table-cell office:value-type="float" office:value="178483.66" table:style-name="ce2">
            <text:p>178483.6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OWDITCH</text:p>
          </table:table-cell>
          <table:table-cell office:value-type="string" table:style-name="ce1">
            <text:p>S/O DAUBENEY TOWER <text:s/>OPP BOWDITCH</text:p>
          </table:table-cell>
          <table:table-cell office:value-type="string" table:style-name="ce2">
            <text:p>NH2834</text:p>
          </table:table-cell>
          <table:table-cell office:value-type="float" office:value="536649.86" table:style-name="ce2">
            <text:p>536649.86</text:p>
          </table:table-cell>
          <table:table-cell office:value-type="float" office:value="178477.89" table:style-name="ce2">
            <text:p>178477.8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OWDITCH</text:p>
          </table:table-cell>
          <table:table-cell office:value-type="string" table:style-name="ce1">
            <text:p>CORNER OF DAUBENEY TOWER <text:s/>OPP PELICAN HOUS</text:p>
          </table:table-cell>
          <table:table-cell office:value-type="string" table:style-name="ce2">
            <text:p>NH2835</text:p>
          </table:table-cell>
          <table:table-cell office:value-type="float" office:value="536650.03" table:style-name="ce2">
            <text:p>536650.03</text:p>
          </table:table-cell>
          <table:table-cell office:value-type="float" office:value="178505.02" table:style-name="ce2">
            <text:p>178505.0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OWDITCH</text:p>
          </table:table-cell>
          <table:table-cell office:value-type="string" table:style-name="ce1">
            <text:p>BETWEEN H2835 AND H2837 <text:s/>S/O DAUBENEY TOWE</text:p>
          </table:table-cell>
          <table:table-cell office:value-type="string" table:style-name="ce2">
            <text:p>NH2836</text:p>
          </table:table-cell>
          <table:table-cell office:value-type="float" office:value="536645.02" table:style-name="ce2">
            <text:p>536645.02</text:p>
          </table:table-cell>
          <table:table-cell office:value-type="float" office:value="178514.02" table:style-name="ce2">
            <text:p>178514.0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OWDITCH</text:p>
          </table:table-cell>
          <table:table-cell office:value-type="string" table:style-name="ce1">
            <text:p>BETWEEN H2836 AND H2838 <text:s/>S/O DAUBENEY TOWE</text:p>
          </table:table-cell>
          <table:table-cell office:value-type="string" table:style-name="ce2">
            <text:p>NH2837</text:p>
          </table:table-cell>
          <table:table-cell office:value-type="float" office:value="536639.07999999996" table:style-name="ce2">
            <text:p>536639.08</text:p>
          </table:table-cell>
          <table:table-cell office:value-type="float" office:value="178507.06" table:style-name="ce2">
            <text:p>178507.0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OWDITCH</text:p>
          </table:table-cell>
          <table:table-cell office:value-type="string" table:style-name="ce1">
            <text:p>BETWEEN H2837 AND H2839 <text:s/>S/O DAUBENEY TOWER</text:p>
          </table:table-cell>
          <table:table-cell office:value-type="string" table:style-name="ce2">
            <text:p>NH2838</text:p>
          </table:table-cell>
          <table:table-cell office:value-type="float" office:value="536631.04000000004" table:style-name="ce2">
            <text:p>536631.04</text:p>
          </table:table-cell>
          <table:table-cell office:value-type="float" office:value="178502.04" table:style-name="ce2">
            <text:p>178502.0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OWDITCH</text:p>
          </table:table-cell>
          <table:table-cell office:value-type="string" table:style-name="ce1">
            <text:p>BETWEEN H2838 AND H2840 <text:s/>S/O DAUBENEY TOWE</text:p>
          </table:table-cell>
          <table:table-cell office:value-type="string" table:style-name="ce2">
            <text:p>NH2839</text:p>
          </table:table-cell>
          <table:table-cell office:value-type="float" office:value="536626.06000000006" table:style-name="ce2">
            <text:p>536626.06</text:p>
          </table:table-cell>
          <table:table-cell office:value-type="float" office:value="178498.09" table:style-name="ce2">
            <text:p>178498.0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OWDITCH</text:p>
          </table:table-cell>
          <table:table-cell office:value-type="string" table:style-name="ce1">
            <text:p>NEAR H2839 <text:s/>O/S DAUBENEY TOWER</text:p>
          </table:table-cell>
          <table:table-cell office:value-type="string" table:style-name="ce2">
            <text:p>NH2840</text:p>
          </table:table-cell>
          <table:table-cell office:value-type="float" office:value="536614.98" table:style-name="ce2">
            <text:p>536614.98</text:p>
          </table:table-cell>
          <table:table-cell office:value-type="float" office:value="178496.5" table:style-name="ce2">
            <text:p>178496.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OWDITCH</text:p>
          </table:table-cell>
          <table:table-cell office:value-type="string" table:style-name="ce1">
            <text:p>OPP H2840</text:p>
          </table:table-cell>
          <table:table-cell office:value-type="string" table:style-name="ce2">
            <text:p>NH2841</text:p>
          </table:table-cell>
          <table:table-cell office:value-type="float" office:value="536613.07999999996" table:style-name="ce2">
            <text:p>536613.08</text:p>
          </table:table-cell>
          <table:table-cell office:value-type="float" office:value="178508" table:style-name="ce2">
            <text:p>17850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OWDITCH</text:p>
          </table:table-cell>
          <table:table-cell office:value-type="string" table:style-name="ce1">
            <text:p>OPP H2841</text:p>
          </table:table-cell>
          <table:table-cell office:value-type="string" table:style-name="ce2">
            <text:p>NH2842</text:p>
          </table:table-cell>
          <table:table-cell office:value-type="float" office:value="536618.06000000006" table:style-name="ce2">
            <text:p>536618.06</text:p>
          </table:table-cell>
          <table:table-cell office:value-type="float" office:value="178513.02" table:style-name="ce2">
            <text:p>178513.0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OWDITCH</text:p>
          </table:table-cell>
          <table:table-cell office:value-type="string" table:style-name="ce1">
            <text:p>OPP H2837</text:p>
          </table:table-cell>
          <table:table-cell office:value-type="string" table:style-name="ce2">
            <text:p>NH2843</text:p>
          </table:table-cell>
          <table:table-cell office:value-type="float" office:value="536628.05000000005" table:style-name="ce2">
            <text:p>536628.05</text:p>
          </table:table-cell>
          <table:table-cell office:value-type="float" office:value="178518.09" table:style-name="ce2">
            <text:p>178518.0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OWDITCH</text:p>
          </table:table-cell>
          <table:table-cell office:value-type="string" table:style-name="ce1">
            <text:p>OPP H2836</text:p>
          </table:table-cell>
          <table:table-cell office:value-type="string" table:style-name="ce2">
            <text:p>NH2844</text:p>
          </table:table-cell>
          <table:table-cell office:value-type="float" office:value="536638" table:style-name="ce2">
            <text:p>536638</text:p>
          </table:table-cell>
          <table:table-cell office:value-type="float" office:value="178525.04" table:style-name="ce2">
            <text:p>178525.0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OWDITCH</text:p>
          </table:table-cell>
          <table:table-cell office:value-type="string" table:style-name="ce1">
            <text:p>O/S PELICAN HOUSE <text:s/>OPP H2831</text:p>
          </table:table-cell>
          <table:table-cell office:value-type="string" table:style-name="ce2">
            <text:p>NH2845</text:p>
          </table:table-cell>
          <table:table-cell office:value-type="float" office:value="536676.09" table:style-name="ce2">
            <text:p>536676.09</text:p>
          </table:table-cell>
          <table:table-cell office:value-type="float" office:value="178483.04" table:style-name="ce2">
            <text:p>178483.0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BOWDITCH</text:p>
          </table:table-cell>
          <table:table-cell office:value-type="string" table:style-name="ce1">
            <text:p>O/S PELICAN HOUSE <text:s/>OPP H2835</text:p>
          </table:table-cell>
          <table:table-cell office:value-type="string" table:style-name="ce2">
            <text:p>NH2846</text:p>
          </table:table-cell>
          <table:table-cell office:value-type="float" office:value="536661.06999999995" table:style-name="ce2">
            <text:p>536661.07</text:p>
          </table:table-cell>
          <table:table-cell office:value-type="float" office:value="178510.07999999999" table:style-name="ce2">
            <text:p>178510.0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APSTAN ROAD [HOUSING]</text:p>
          </table:table-cell>
          <table:table-cell office:value-type="string" table:style-name="ce1">
            <text:p>O/S 43 - 57</text:p>
          </table:table-cell>
          <table:table-cell office:value-type="string" table:style-name="ce2">
            <text:p>NH2892</text:p>
          </table:table-cell>
          <table:table-cell office:value-type="float" office:value="536636.92000000004" table:style-name="ce2">
            <text:p>536636.92</text:p>
          </table:table-cell>
          <table:table-cell office:value-type="float" office:value="178863.18" table:style-name="ce2">
            <text:p>178863.18</text:p>
          </table:table-cell>
          <table:table-cell office:value-type="string" table:style-name="ce1">
            <text:p>LC07 Lighting Column 7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APSTAN ROAD [HOUSING]</text:p>
          </table:table-cell>
          <table:table-cell office:value-type="string" table:style-name="ce1">
            <text:p>O/S 25</text:p>
          </table:table-cell>
          <table:table-cell office:value-type="string" table:style-name="ce2">
            <text:p>NH2893</text:p>
          </table:table-cell>
          <table:table-cell office:value-type="float" office:value="536611.15" table:style-name="ce2">
            <text:p>536611.15</text:p>
          </table:table-cell>
          <table:table-cell office:value-type="float" office:value="178854.48" table:style-name="ce2">
            <text:p>178854.48</text:p>
          </table:table-cell>
          <table:table-cell office:value-type="string" table:style-name="ce1">
            <text:p>LC07 Lighting Column 7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APSTAN ROAD [HOUSING]</text:p>
          </table:table-cell>
          <table:table-cell office:value-type="string" table:style-name="ce1">
            <text:p>O/S 15/17</text:p>
          </table:table-cell>
          <table:table-cell office:value-type="string" table:style-name="ce2">
            <text:p>NH2894</text:p>
          </table:table-cell>
          <table:table-cell office:value-type="float" office:value="536588.09" table:style-name="ce2">
            <text:p>536588.09</text:p>
          </table:table-cell>
          <table:table-cell office:value-type="float" office:value="178846.62" table:style-name="ce2">
            <text:p>178846.62</text:p>
          </table:table-cell>
          <table:table-cell office:value-type="string" table:style-name="ce1">
            <text:p>LC07 Lighting Column 7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APSTAN ROAD [HOUSING]</text:p>
          </table:table-cell>
          <table:table-cell office:value-type="string" table:style-name="ce1">
            <text:p>OPP 1 - 11</text:p>
          </table:table-cell>
          <table:table-cell office:value-type="string" table:style-name="ce2">
            <text:p>NH2895</text:p>
          </table:table-cell>
          <table:table-cell office:value-type="float" office:value="536567.23" table:style-name="ce2">
            <text:p>536567.23</text:p>
          </table:table-cell>
          <table:table-cell office:value-type="float" office:value="178847.97" table:style-name="ce2">
            <text:p>178847.97</text:p>
          </table:table-cell>
          <table:table-cell office:value-type="string" table:style-name="ce1">
            <text:p>LC07 Lighting Column 7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ARTERET WAY [DEPTFORD WHARF E</text:p>
          </table:table-cell>
          <table:table-cell office:value-type="string" table:style-name="ce1">
            <text:p>OUTSIDE 79 FACING KEMPTHORNE ROAD</text:p>
          </table:table-cell>
          <table:table-cell office:value-type="string" table:style-name="ce2">
            <text:p>NH2367</text:p>
          </table:table-cell>
          <table:table-cell office:value-type="float" office:value="536473.56000000006" table:style-name="ce2">
            <text:p>536473.56</text:p>
          </table:table-cell>
          <table:table-cell office:value-type="float" office:value="178770.91" table:style-name="ce2">
            <text:p>178770.9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ARTERET WAY [DEPTFORD WHARF E</text:p>
          </table:table-cell>
          <table:table-cell office:value-type="string" table:style-name="ce1">
            <text:p>OUTSIDE 67 FACING FLATS 80-90</text:p>
          </table:table-cell>
          <table:table-cell office:value-type="string" table:style-name="ce2">
            <text:p>NH2370</text:p>
          </table:table-cell>
          <table:table-cell office:value-type="float" office:value="536477.38" table:style-name="ce2">
            <text:p>536477.38</text:p>
          </table:table-cell>
          <table:table-cell office:value-type="float" office:value="178739.29" table:style-name="ce2">
            <text:p>178739.2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ARTERET WAY [DEPTFORD WHARF E</text:p>
          </table:table-cell>
          <table:table-cell office:value-type="string" table:style-name="ce1">
            <text:p>OUTSIDE FLATS 58-62</text:p>
          </table:table-cell>
          <table:table-cell office:value-type="string" table:style-name="ce2">
            <text:p>NH2371</text:p>
          </table:table-cell>
          <table:table-cell office:value-type="float" office:value="536488.57999999996" table:style-name="ce2">
            <text:p>536488.58</text:p>
          </table:table-cell>
          <table:table-cell office:value-type="float" office:value="178712.8" table:style-name="ce2">
            <text:p>178712.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ARTERET WAY [DEPTFORD WHARF E</text:p>
          </table:table-cell>
          <table:table-cell office:value-type="string" table:style-name="ce1">
            <text:p>OPPOSITE 50 SIDE REAR 57</text:p>
          </table:table-cell>
          <table:table-cell office:value-type="string" table:style-name="ce2">
            <text:p>NH2378</text:p>
          </table:table-cell>
          <table:table-cell office:value-type="float" office:value="536464.21" table:style-name="ce2">
            <text:p>536464.21</text:p>
          </table:table-cell>
          <table:table-cell office:value-type="float" office:value="178713.86" table:style-name="ce2">
            <text:p>178713.8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ARTERET WAY [DEPTFORD WHARF E</text:p>
          </table:table-cell>
          <table:table-cell office:value-type="string" table:style-name="ce1">
            <text:p>OUTSIDE 38</text:p>
          </table:table-cell>
          <table:table-cell office:value-type="string" table:style-name="ce2">
            <text:p>NH2379</text:p>
          </table:table-cell>
          <table:table-cell office:value-type="float" office:value="536436.14" table:style-name="ce2">
            <text:p>536436.14</text:p>
          </table:table-cell>
          <table:table-cell office:value-type="float" office:value="178692.51" table:style-name="ce2">
            <text:p>178692.5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ARTERET WAY [DEPTFORD WHARF E</text:p>
          </table:table-cell>
          <table:table-cell office:value-type="string" table:style-name="ce1">
            <text:p>SIDE 56 ENTRANCE TO ALLOTMENTS</text:p>
          </table:table-cell>
          <table:table-cell office:value-type="string" table:style-name="ce2">
            <text:p>NH2385</text:p>
          </table:table-cell>
          <table:table-cell office:value-type="float" office:value="536487.92000000004" table:style-name="ce2">
            <text:p>536487.92</text:p>
          </table:table-cell>
          <table:table-cell office:value-type="float" office:value="178689.75" table:style-name="ce2">
            <text:p>178689.7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ARTERET WAY [DEPTFORD WHARF E</text:p>
          </table:table-cell>
          <table:table-cell office:value-type="string" table:style-name="ce1">
            <text:p>OUTSIDE 26</text:p>
          </table:table-cell>
          <table:table-cell office:value-type="string" table:style-name="ce2">
            <text:p>NH2380</text:p>
          </table:table-cell>
          <table:table-cell office:value-type="float" office:value="536412.03" table:style-name="ce2">
            <text:p>536412.03</text:p>
          </table:table-cell>
          <table:table-cell office:value-type="float" office:value="178678.15" table:style-name="ce2">
            <text:p>178678.1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ARTERET WAY [DEPTFORD WHARF E</text:p>
          </table:table-cell>
          <table:table-cell office:value-type="string" table:style-name="ce1">
            <text:p>OUTSIDE 41</text:p>
          </table:table-cell>
          <table:table-cell office:value-type="string" table:style-name="ce2">
            <text:p>NH2381</text:p>
          </table:table-cell>
          <table:table-cell office:value-type="float" office:value="536387.65" table:style-name="ce2">
            <text:p>536387.65</text:p>
          </table:table-cell>
          <table:table-cell office:value-type="float" office:value="178669.45" table:style-name="ce2">
            <text:p>178669.4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ARTERET WAY [DEPTFORD WHARF E</text:p>
          </table:table-cell>
          <table:table-cell office:value-type="string" table:style-name="ce1">
            <text:p>OUTSIDE 27 FACING 14/16</text:p>
          </table:table-cell>
          <table:table-cell office:value-type="string" table:style-name="ce2">
            <text:p>NH2382</text:p>
          </table:table-cell>
          <table:table-cell office:value-type="float" office:value="536397.4" table:style-name="ce2">
            <text:p>536397.4</text:p>
          </table:table-cell>
          <table:table-cell office:value-type="float" office:value="178645.08" table:style-name="ce2">
            <text:p>178645.0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ARTERET WAY [DEPTFORD WHARF E</text:p>
          </table:table-cell>
          <table:table-cell office:value-type="string" table:style-name="ce1">
            <text:p>OUTSIDE 15 FACING 2/4</text:p>
          </table:table-cell>
          <table:table-cell office:value-type="string" table:style-name="ce2">
            <text:p>NH2383</text:p>
          </table:table-cell>
          <table:table-cell office:value-type="float" office:value="536407.02" table:style-name="ce2">
            <text:p>536407.02</text:p>
          </table:table-cell>
          <table:table-cell office:value-type="float" office:value="178620.44" table:style-name="ce2">
            <text:p>178620.4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ARTERET WAY [DEPTFORD WHARF E</text:p>
          </table:table-cell>
          <table:table-cell office:value-type="string" table:style-name="ce1">
            <text:p>FACING 3 JUNCTION WINDLASS PLACE</text:p>
          </table:table-cell>
          <table:table-cell office:value-type="string" table:style-name="ce2">
            <text:p>NH2384</text:p>
          </table:table-cell>
          <table:table-cell office:value-type="float" office:value="536422.31000000006" table:style-name="ce2">
            <text:p>536422.31</text:p>
          </table:table-cell>
          <table:table-cell office:value-type="float" office:value="178601.60000000001" table:style-name="ce2">
            <text:p>178601.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SIDE SANDERLING COURT FACING MERMAID TOWER</text:p>
          </table:table-cell>
          <table:table-cell office:value-type="string" table:style-name="ce2">
            <text:p>NH2600</text:p>
          </table:table-cell>
          <table:table-cell office:value-type="float" office:value="536750.11" table:style-name="ce2">
            <text:p>536750.11</text:p>
          </table:table-cell>
          <table:table-cell office:value-type="float" office:value="177724.84" table:style-name="ce2">
            <text:p>177724.8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NEAR SANDERLING COURT IN CAR PARK</text:p>
          </table:table-cell>
          <table:table-cell office:value-type="string" table:style-name="ce2">
            <text:p>NH2601</text:p>
          </table:table-cell>
          <table:table-cell office:value-type="float" office:value="536740.80000000005" table:style-name="ce2">
            <text:p>536740.8</text:p>
          </table:table-cell>
          <table:table-cell office:value-type="float" office:value="177713.72" table:style-name="ce2">
            <text:p>177713.7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IN CAR PARK FACING MERMAID TOWER</text:p>
          </table:table-cell>
          <table:table-cell office:value-type="string" table:style-name="ce2">
            <text:p>NH2602</text:p>
          </table:table-cell>
          <table:table-cell office:value-type="float" office:value="536723.4" table:style-name="ce2">
            <text:p>536723.4</text:p>
          </table:table-cell>
          <table:table-cell office:value-type="float" office:value="177708.78" table:style-name="ce2">
            <text:p>177708.7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CAR PARK FACING SIDE SCOTER COURT</text:p>
          </table:table-cell>
          <table:table-cell office:value-type="string" table:style-name="ce2">
            <text:p>NH2603</text:p>
          </table:table-cell>
          <table:table-cell office:value-type="float" office:value="536729.48" table:style-name="ce2">
            <text:p>536729.48</text:p>
          </table:table-cell>
          <table:table-cell office:value-type="float" office:value="177693.36" table:style-name="ce2">
            <text:p>177693.3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OUTSIDE 9/16 SCOTER COURT</text:p>
          </table:table-cell>
          <table:table-cell office:value-type="string" table:style-name="ce2">
            <text:p>NH2604</text:p>
          </table:table-cell>
          <table:table-cell office:value-type="float" office:value="536707.21" table:style-name="ce2">
            <text:p>536707.21</text:p>
          </table:table-cell>
          <table:table-cell office:value-type="float" office:value="177697.76" table:style-name="ce2">
            <text:p>177697.7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OUTSIDE 5/20 SCOTER COURT</text:p>
          </table:table-cell>
          <table:table-cell office:value-type="string" table:style-name="ce2">
            <text:p>NH2605</text:p>
          </table:table-cell>
          <table:table-cell office:value-type="float" office:value="536688.81999999995" table:style-name="ce2">
            <text:p>536688.82</text:p>
          </table:table-cell>
          <table:table-cell office:value-type="float" office:value="177707.8" table:style-name="ce2">
            <text:p>177707.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NEXT 9/10 SANDERLING COURT</text:p>
          </table:table-cell>
          <table:table-cell office:value-type="string" table:style-name="ce2">
            <text:p>NH2609</text:p>
          </table:table-cell>
          <table:table-cell office:value-type="float" office:value="536805.78" table:style-name="ce2">
            <text:p>536805.78</text:p>
          </table:table-cell>
          <table:table-cell office:value-type="float" office:value="177702.7" table:style-name="ce2">
            <text:p>177702.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FACING DOLPHIN TOWER BY GREEN</text:p>
          </table:table-cell>
          <table:table-cell office:value-type="string" table:style-name="ce2">
            <text:p>NH2610</text:p>
          </table:table-cell>
          <table:table-cell office:value-type="float" office:value="536820.98" table:style-name="ce2">
            <text:p>536820.98</text:p>
          </table:table-cell>
          <table:table-cell office:value-type="float" office:value="177694.04" table:style-name="ce2">
            <text:p>177694.0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KINGFISHER SQUARE FACING NEAR DOLPHIN TOWE</text:p>
          </table:table-cell>
          <table:table-cell office:value-type="string" table:style-name="ce2">
            <text:p>NH2611</text:p>
          </table:table-cell>
          <table:table-cell office:value-type="float" office:value="536835.26" table:style-name="ce2">
            <text:p>536835.26</text:p>
          </table:table-cell>
          <table:table-cell office:value-type="float" office:value="177685.91" table:style-name="ce2">
            <text:p>177685.9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KINGFISHER SQUARE SIDE DOLPHIN TOWER</text:p>
          </table:table-cell>
          <table:table-cell office:value-type="string" table:style-name="ce2">
            <text:p>NH2613</text:p>
          </table:table-cell>
          <table:table-cell office:value-type="float" office:value="536844.99" table:style-name="ce2">
            <text:p>536844.99</text:p>
          </table:table-cell>
          <table:table-cell office:value-type="float" office:value="177696.17" table:style-name="ce2">
            <text:p>177696.1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SIDE DOLPHIN TOWER NEAR SHOPS</text:p>
          </table:table-cell>
          <table:table-cell office:value-type="string" table:style-name="ce2">
            <text:p>NH2614</text:p>
          </table:table-cell>
          <table:table-cell office:value-type="float" office:value="536837.92000000004" table:style-name="ce2">
            <text:p>536837.92</text:p>
          </table:table-cell>
          <table:table-cell office:value-type="float" office:value="177699.74" table:style-name="ce2">
            <text:p>177699.7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BY SHOPS FACING SIDE N.H.O.</text:p>
          </table:table-cell>
          <table:table-cell office:value-type="string" table:style-name="ce2">
            <text:p>NH2615</text:p>
          </table:table-cell>
          <table:table-cell office:value-type="float" office:value="536843.24" table:style-name="ce2">
            <text:p>536843.24</text:p>
          </table:table-cell>
          <table:table-cell office:value-type="float" office:value="177710.38" table:style-name="ce2">
            <text:p>177710.3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SIDE N.H.O. FACING SHOPS</text:p>
          </table:table-cell>
          <table:table-cell office:value-type="string" table:style-name="ce2">
            <text:p>NH2616</text:p>
          </table:table-cell>
          <table:table-cell office:value-type="float" office:value="536854.34" table:style-name="ce2">
            <text:p>536854.34</text:p>
          </table:table-cell>
          <table:table-cell office:value-type="float" office:value="177707.19" table:style-name="ce2">
            <text:p>177707.1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GREEN SIDE N.H.O. BY KINGFISHER SQUARE</text:p>
          </table:table-cell>
          <table:table-cell office:value-type="string" table:style-name="ce2">
            <text:p>NH2617</text:p>
          </table:table-cell>
          <table:table-cell office:value-type="float" office:value="536854.94999999995" table:style-name="ce2">
            <text:p>536854.95</text:p>
          </table:table-cell>
          <table:table-cell office:value-type="float" office:value="177670.59" table:style-name="ce2">
            <text:p>177670.5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GREEN SIDE N.H.O. FACING WALNUT COURT</text:p>
          </table:table-cell>
          <table:table-cell office:value-type="string" table:style-name="ce2">
            <text:p>NH2618</text:p>
          </table:table-cell>
          <table:table-cell office:value-type="float" office:value="536851.96" table:style-name="ce2">
            <text:p>536851.96</text:p>
          </table:table-cell>
          <table:table-cell office:value-type="float" office:value="177659.45" table:style-name="ce2">
            <text:p>177659.4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GREEN SIDE N.H.O. FACING CLYDE STREET</text:p>
          </table:table-cell>
          <table:table-cell office:value-type="string" table:style-name="ce2">
            <text:p>NH2619</text:p>
          </table:table-cell>
          <table:table-cell office:value-type="float" office:value="536864.71" table:style-name="ce2">
            <text:p>536864.71</text:p>
          </table:table-cell>
          <table:table-cell office:value-type="float" office:value="177668.29" table:style-name="ce2">
            <text:p>177668.2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SIDE N.H.O. BY KINGFISHER SQUARE</text:p>
          </table:table-cell>
          <table:table-cell office:value-type="string" table:style-name="ce2">
            <text:p>NH2620</text:p>
          </table:table-cell>
          <table:table-cell office:value-type="float" office:value="536870.44999999995" table:style-name="ce2">
            <text:p>536870.45</text:p>
          </table:table-cell>
          <table:table-cell office:value-type="float" office:value="177676.21" table:style-name="ce2">
            <text:p>177676.2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SIDE N.H.O. BY CLYDE STREET</text:p>
          </table:table-cell>
          <table:table-cell office:value-type="string" table:style-name="ce2">
            <text:p>NH2621</text:p>
          </table:table-cell>
          <table:table-cell office:value-type="float" office:value="536876.68999999994" table:style-name="ce2">
            <text:p>536876.69</text:p>
          </table:table-cell>
          <table:table-cell office:value-type="float" office:value="177680.69" table:style-name="ce2">
            <text:p>177680.6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CLYDE STREET NEAREST N.H.O</text:p>
          </table:table-cell>
          <table:table-cell office:value-type="string" table:style-name="ce2">
            <text:p>NH2622</text:p>
          </table:table-cell>
          <table:table-cell office:value-type="float" office:value="536886.92000000004" table:style-name="ce2">
            <text:p>536886.92</text:p>
          </table:table-cell>
          <table:table-cell office:value-type="float" office:value="177672.5" table:style-name="ce2">
            <text:p>177672.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CLYDE STREET 2ND FROM N.H.O.</text:p>
          </table:table-cell>
          <table:table-cell office:value-type="string" table:style-name="ce2">
            <text:p>NH2623</text:p>
          </table:table-cell>
          <table:table-cell office:value-type="float" office:value="536880.68000000005" table:style-name="ce2">
            <text:p>536880.68</text:p>
          </table:table-cell>
          <table:table-cell office:value-type="float" office:value="177667.63" table:style-name="ce2">
            <text:p>177667.6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CLYDE STREET 3RD FORM N.H.O.</text:p>
          </table:table-cell>
          <table:table-cell office:value-type="string" table:style-name="ce2">
            <text:p>NH2624</text:p>
          </table:table-cell>
          <table:table-cell office:value-type="float" office:value="536880.79" table:style-name="ce2">
            <text:p>536880.79</text:p>
          </table:table-cell>
          <table:table-cell office:value-type="float" office:value="177656.89" table:style-name="ce2">
            <text:p>177656.8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NEAR CLYDE STREET FACING SIDE</text:p>
          </table:table-cell>
          <table:table-cell office:value-type="string" table:style-name="ce2">
            <text:p>NH2625</text:p>
          </table:table-cell>
          <table:table-cell office:value-type="float" office:value="536865.17000000004" table:style-name="ce2">
            <text:p>536865.17</text:p>
          </table:table-cell>
          <table:table-cell office:value-type="float" office:value="177652.1" table:style-name="ce2">
            <text:p>177652.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NEAR WALNUT CLOSE FACING SIDE</text:p>
          </table:table-cell>
          <table:table-cell office:value-type="string" table:style-name="ce2">
            <text:p>NH2626</text:p>
          </table:table-cell>
          <table:table-cell office:value-type="float" office:value="536842.31999999995" table:style-name="ce2">
            <text:p>536842.32</text:p>
          </table:table-cell>
          <table:table-cell office:value-type="float" office:value="177647.51" table:style-name="ce2">
            <text:p>177647.5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SIDE LORD CLYDE P.H BETWEEN WALNUT CLOSE</text:p>
          </table:table-cell>
          <table:table-cell office:value-type="string" table:style-name="ce2">
            <text:p>NH2627</text:p>
          </table:table-cell>
          <table:table-cell office:value-type="float" office:value="536835.77" table:style-name="ce2">
            <text:p>536835.77</text:p>
          </table:table-cell>
          <table:table-cell office:value-type="float" office:value="177634.3" table:style-name="ce2">
            <text:p>177634.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KINGFISHER SQUARE FACING N.H.O.</text:p>
          </table:table-cell>
          <table:table-cell office:value-type="string" table:style-name="ce2">
            <text:p>NH2628</text:p>
          </table:table-cell>
          <table:table-cell office:value-type="float" office:value="536840.71" table:style-name="ce2">
            <text:p>536840.71</text:p>
          </table:table-cell>
          <table:table-cell office:value-type="float" office:value="177678.85" table:style-name="ce2">
            <text:p>177678.8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CAR PARK JUNCTION WOTTON ROAD</text:p>
          </table:table-cell>
          <table:table-cell office:value-type="string" table:style-name="ce2">
            <text:p>NH2636</text:p>
          </table:table-cell>
          <table:table-cell office:value-type="float" office:value="536804.77" table:style-name="ce2">
            <text:p>536804.77</text:p>
          </table:table-cell>
          <table:table-cell office:value-type="float" office:value="177628.22" table:style-name="ce2">
            <text:p>177628.2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FACING BASKETBALL COURTS ON GREEN</text:p>
          </table:table-cell>
          <table:table-cell office:value-type="string" table:style-name="ce2">
            <text:p>NH2637</text:p>
          </table:table-cell>
          <table:table-cell office:value-type="float" office:value="536787.07999999996" table:style-name="ce2">
            <text:p>536787.08</text:p>
          </table:table-cell>
          <table:table-cell office:value-type="float" office:value="177637.86" table:style-name="ce2">
            <text:p>177637.8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PATH TO CHILDERS STREET NEAR BASKETBALL CO</text:p>
          </table:table-cell>
          <table:table-cell office:value-type="string" table:style-name="ce2">
            <text:p>NH2638</text:p>
          </table:table-cell>
          <table:table-cell office:value-type="float" office:value="536770.89" table:style-name="ce2">
            <text:p>536770.89</text:p>
          </table:table-cell>
          <table:table-cell office:value-type="float" office:value="177646.36" table:style-name="ce2">
            <text:p>177646.3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2ND FROM CHILDERS STREET</text:p>
          </table:table-cell>
          <table:table-cell office:value-type="string" table:style-name="ce2">
            <text:p>NH2639</text:p>
          </table:table-cell>
          <table:table-cell office:value-type="float" office:value="536749.77" table:style-name="ce2">
            <text:p>536749.77</text:p>
          </table:table-cell>
          <table:table-cell office:value-type="float" office:value="177649" table:style-name="ce2">
            <text:p>17764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JUNCTION CHILDERS ON GRASS</text:p>
          </table:table-cell>
          <table:table-cell office:value-type="string" table:style-name="ce2">
            <text:p>NH2640</text:p>
          </table:table-cell>
          <table:table-cell office:value-type="float" office:value="536737.25" table:style-name="ce2">
            <text:p>536737.25</text:p>
          </table:table-cell>
          <table:table-cell office:value-type="float" office:value="177656.35" table:style-name="ce2">
            <text:p>177656.3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IN CHILDERS STREET FACING REAR SCOTER</text:p>
          </table:table-cell>
          <table:table-cell office:value-type="string" table:style-name="ce2">
            <text:p>NH2641</text:p>
          </table:table-cell>
          <table:table-cell office:value-type="float" office:value="536715.89" table:style-name="ce2">
            <text:p>536715.89</text:p>
          </table:table-cell>
          <table:table-cell office:value-type="float" office:value="177663.12" table:style-name="ce2">
            <text:p>177663.1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CHILDERS STREET BY PATH TO KERRY</text:p>
          </table:table-cell>
          <table:table-cell office:value-type="string" table:style-name="ce2">
            <text:p>NH2642</text:p>
          </table:table-cell>
          <table:table-cell office:value-type="float" office:value="536698.78" table:style-name="ce2">
            <text:p>536698.78</text:p>
          </table:table-cell>
          <table:table-cell office:value-type="float" office:value="177670.93" table:style-name="ce2">
            <text:p>177670.9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SIDE OF CLUB OFF CHILDERS STREET</text:p>
          </table:table-cell>
          <table:table-cell office:value-type="string" table:style-name="ce2">
            <text:p>NH2643</text:p>
          </table:table-cell>
          <table:table-cell office:value-type="float" office:value="536671.22" table:style-name="ce2">
            <text:p>536671.22</text:p>
          </table:table-cell>
          <table:table-cell office:value-type="float" office:value="177678.39" table:style-name="ce2">
            <text:p>177678.3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PATH CHILDERS-KERRY BY RAILWAY</text:p>
          </table:table-cell>
          <table:table-cell office:value-type="string" table:style-name="ce2">
            <text:p>NH2644</text:p>
          </table:table-cell>
          <table:table-cell office:value-type="float" office:value="536686.27" table:style-name="ce2">
            <text:p>536686.27</text:p>
          </table:table-cell>
          <table:table-cell office:value-type="float" office:value="177656.69" table:style-name="ce2">
            <text:p>177656.6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GRASS AREA BY RAILWAY</text:p>
          </table:table-cell>
          <table:table-cell office:value-type="string" table:style-name="ce2">
            <text:p>NH2645</text:p>
          </table:table-cell>
          <table:table-cell office:value-type="float" office:value="536703.36" table:style-name="ce2">
            <text:p>536703.36</text:p>
          </table:table-cell>
          <table:table-cell office:value-type="float" office:value="177645.67" table:style-name="ce2">
            <text:p>177645.6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SIDE RAILWAY ON GRASS AREA</text:p>
          </table:table-cell>
          <table:table-cell office:value-type="string" table:style-name="ce2">
            <text:p>NH2646</text:p>
          </table:table-cell>
          <table:table-cell office:value-type="float" office:value="536726" table:style-name="ce2">
            <text:p>536726</text:p>
          </table:table-cell>
          <table:table-cell office:value-type="float" office:value="177634.42" table:style-name="ce2">
            <text:p>177634.4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BETWEEN SANDERLING &amp; SCOTER COURT</text:p>
          </table:table-cell>
          <table:table-cell office:value-type="string" table:style-name="ce2">
            <text:p>NH2647</text:p>
          </table:table-cell>
          <table:table-cell office:value-type="float" office:value="536740.81000000006" table:style-name="ce2">
            <text:p>536740.81</text:p>
          </table:table-cell>
          <table:table-cell office:value-type="float" office:value="177702.28" table:style-name="ce2">
            <text:p>177702.2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REAR 1/18 SANDERLING ON GREEN</text:p>
          </table:table-cell>
          <table:table-cell office:value-type="string" table:style-name="ce2">
            <text:p>NH2648</text:p>
          </table:table-cell>
          <table:table-cell office:value-type="float" office:value="536752.87" table:style-name="ce2">
            <text:p>536752.87</text:p>
          </table:table-cell>
          <table:table-cell office:value-type="float" office:value="177713.76" table:style-name="ce2">
            <text:p>177713.7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REAR 7/12 SANDERLING COURT</text:p>
          </table:table-cell>
          <table:table-cell office:value-type="string" table:style-name="ce2">
            <text:p>NH2649</text:p>
          </table:table-cell>
          <table:table-cell office:value-type="float" office:value="536778.36" table:style-name="ce2">
            <text:p>536778.36</text:p>
          </table:table-cell>
          <table:table-cell office:value-type="float" office:value="177699.41" table:style-name="ce2">
            <text:p>177699.4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SIDE 9-10 SANDERLING IN GREEN</text:p>
          </table:table-cell>
          <table:table-cell office:value-type="string" table:style-name="ce2">
            <text:p>NH2650</text:p>
          </table:table-cell>
          <table:table-cell office:value-type="float" office:value="536789.84" table:style-name="ce2">
            <text:p>536789.84</text:p>
          </table:table-cell>
          <table:table-cell office:value-type="float" office:value="177694.93" table:style-name="ce2">
            <text:p>177694.9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1ST PATH DOLPHIN-CHILDERS</text:p>
          </table:table-cell>
          <table:table-cell office:value-type="string" table:style-name="ce2">
            <text:p>NH2651</text:p>
          </table:table-cell>
          <table:table-cell office:value-type="float" office:value="536811.43000000005" table:style-name="ce2">
            <text:p>536811.43</text:p>
          </table:table-cell>
          <table:table-cell office:value-type="float" office:value="177687.47" table:style-name="ce2">
            <text:p>177687.4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GREEN AREA BEHIND COMMUNITY CENTRE</text:p>
          </table:table-cell>
          <table:table-cell office:value-type="string" table:style-name="ce2">
            <text:p>NH2652</text:p>
          </table:table-cell>
          <table:table-cell office:value-type="float" office:value="536819.81000000006" table:style-name="ce2">
            <text:p>536819.81</text:p>
          </table:table-cell>
          <table:table-cell office:value-type="float" office:value="177671.04000000001" table:style-name="ce2">
            <text:p>177671.0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2ND DOLPHIN TOWER - CHILDERS STREET</text:p>
          </table:table-cell>
          <table:table-cell office:value-type="string" table:style-name="ce2">
            <text:p>NH2653</text:p>
          </table:table-cell>
          <table:table-cell office:value-type="float" office:value="536793.47" table:style-name="ce2">
            <text:p>536793.47</text:p>
          </table:table-cell>
          <table:table-cell office:value-type="float" office:value="177670.44" table:style-name="ce2">
            <text:p>177670.4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3RD DOLPHIN TOWER - CHILDERS STREET</text:p>
          </table:table-cell>
          <table:table-cell office:value-type="string" table:style-name="ce2">
            <text:p>NH2654</text:p>
          </table:table-cell>
          <table:table-cell office:value-type="float" office:value="536774.6" table:style-name="ce2">
            <text:p>536774.6</text:p>
          </table:table-cell>
          <table:table-cell office:value-type="float" office:value="177662.67" table:style-name="ce2">
            <text:p>177662.6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2ND BRAMBLING - WOTTON ROAD</text:p>
          </table:table-cell>
          <table:table-cell office:value-type="string" table:style-name="ce2">
            <text:p>NH2655</text:p>
          </table:table-cell>
          <table:table-cell office:value-type="float" office:value="536756.74" table:style-name="ce2">
            <text:p>536756.74</text:p>
          </table:table-cell>
          <table:table-cell office:value-type="float" office:value="177665.49" table:style-name="ce2">
            <text:p>177665.4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1ST BRAMBLING - WOTTON ROAD</text:p>
          </table:table-cell>
          <table:table-cell office:value-type="string" table:style-name="ce2">
            <text:p>NH2656</text:p>
          </table:table-cell>
          <table:table-cell office:value-type="float" office:value="536742.41" table:style-name="ce2">
            <text:p>536742.41</text:p>
          </table:table-cell>
          <table:table-cell office:value-type="float" office:value="177679.72" table:style-name="ce2">
            <text:p>177679.7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JUNCTION CHILDERS FACING SCOTER COURT</text:p>
          </table:table-cell>
          <table:table-cell office:value-type="string" table:style-name="ce2">
            <text:p>NH2657</text:p>
          </table:table-cell>
          <table:table-cell office:value-type="float" office:value="536723.94999999995" table:style-name="ce2">
            <text:p>536723.95</text:p>
          </table:table-cell>
          <table:table-cell office:value-type="float" office:value="177672.76" table:style-name="ce2">
            <text:p>177672.7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SIDE 11/12 SCOTER COURT</text:p>
          </table:table-cell>
          <table:table-cell office:value-type="string" table:style-name="ce2">
            <text:p>NH2658</text:p>
          </table:table-cell>
          <table:table-cell office:value-type="float" office:value="536718.30000000005" table:style-name="ce2">
            <text:p>536718.3</text:p>
          </table:table-cell>
          <table:table-cell office:value-type="float" office:value="177680.53" table:style-name="ce2">
            <text:p>177680.5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DEPTFORD WHARF</text:p>
          </table:table-cell>
          <table:table-cell office:value-type="string" table:style-name="ce1">
            <text:p>S/O BLOCK 18 ENTERPRIZE WAY<text:s/></text:p>
          </table:table-cell>
          <table:table-cell office:value-type="string" table:style-name="ce2">
            <text:p>NH2881</text:p>
          </table:table-cell>
          <table:table-cell office:value-type="float" office:value="536689.78" table:style-name="ce2">
            <text:p>536689.78</text:p>
          </table:table-cell>
          <table:table-cell office:value-type="float" office:value="178797.89" table:style-name="ce2">
            <text:p>178797.8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DEPTFORD WHARF</text:p>
          </table:table-cell>
          <table:table-cell office:value-type="string" table:style-name="ce1">
            <text:p>O/S 7/8</text:p>
          </table:table-cell>
          <table:table-cell office:value-type="string" table:style-name="ce2">
            <text:p>NH2882</text:p>
          </table:table-cell>
          <table:table-cell office:value-type="float" office:value="536707.31000000006" table:style-name="ce2">
            <text:p>536707.31</text:p>
          </table:table-cell>
          <table:table-cell office:value-type="float" office:value="178803.41" table:style-name="ce2">
            <text:p>178803.4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DEPTFORD WHARF</text:p>
          </table:table-cell>
          <table:table-cell office:value-type="string" table:style-name="ce1">
            <text:p>S/O BLOCK 4</text:p>
          </table:table-cell>
          <table:table-cell office:value-type="string" table:style-name="ce2">
            <text:p>NH2883</text:p>
          </table:table-cell>
          <table:table-cell office:value-type="float" office:value="536728.55000000005" table:style-name="ce2">
            <text:p>536728.55</text:p>
          </table:table-cell>
          <table:table-cell office:value-type="float" office:value="178810.99" table:style-name="ce2">
            <text:p>178810.9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DEPTFORD WHARF</text:p>
          </table:table-cell>
          <table:table-cell office:value-type="string" table:style-name="ce1">
            <text:p>S/O BLOCK 17</text:p>
          </table:table-cell>
          <table:table-cell office:value-type="string" table:style-name="ce2">
            <text:p>NH2884</text:p>
          </table:table-cell>
          <table:table-cell office:value-type="float" office:value="536721.68000000005" table:style-name="ce2">
            <text:p>536721.68</text:p>
          </table:table-cell>
          <table:table-cell office:value-type="float" office:value="178830.25" table:style-name="ce2">
            <text:p>178830.2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DEPTFORD WHARF</text:p>
          </table:table-cell>
          <table:table-cell office:value-type="string" table:style-name="ce1">
            <text:p>O/S 13/14</text:p>
          </table:table-cell>
          <table:table-cell office:value-type="string" table:style-name="ce2">
            <text:p>NH2885</text:p>
          </table:table-cell>
          <table:table-cell office:value-type="float" office:value="536701.15" table:style-name="ce2">
            <text:p>536701.15</text:p>
          </table:table-cell>
          <table:table-cell office:value-type="float" office:value="178822.52" table:style-name="ce2">
            <text:p>178822.5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DEPTFORD WHARF</text:p>
          </table:table-cell>
          <table:table-cell office:value-type="string" table:style-name="ce1">
            <text:p>S/O BLOCK 20 ENTERPRIZE WAY</text:p>
          </table:table-cell>
          <table:table-cell office:value-type="string" table:style-name="ce2">
            <text:p>NH2886</text:p>
          </table:table-cell>
          <table:table-cell office:value-type="float" office:value="536682.13" table:style-name="ce2">
            <text:p>536682.13</text:p>
          </table:table-cell>
          <table:table-cell office:value-type="float" office:value="178815.81" table:style-name="ce2">
            <text:p>178815.8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DIANA CLOSE [HOUSING]</text:p>
          </table:table-cell>
          <table:table-cell office:value-type="string" table:style-name="ce1">
            <text:p>IN PARKING AREA</text:p>
          </table:table-cell>
          <table:table-cell office:value-type="string" table:style-name="ce2">
            <text:p>NH2957</text:p>
          </table:table-cell>
          <table:table-cell office:value-type="float" office:value="536891.27" table:style-name="ce2">
            <text:p>536891.27</text:p>
          </table:table-cell>
          <table:table-cell office:value-type="float" office:value="177764.07" table:style-name="ce2">
            <text:p>177764.0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DORKING CLOSE</text:p>
          </table:table-cell>
          <table:table-cell office:value-type="string" table:style-name="ce1">
            <text:p>OUTSIDE <text:s/>8/13 SKUA COURT</text:p>
          </table:table-cell>
          <table:table-cell office:value-type="string" table:style-name="ce2">
            <text:p>NH2460</text:p>
          </table:table-cell>
          <table:table-cell office:value-type="float" office:value="536724.4" table:style-name="ce2">
            <text:p>536724.4</text:p>
          </table:table-cell>
          <table:table-cell office:value-type="float" office:value="177856.47" table:style-name="ce2">
            <text:p>177856.4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DORKING CLOSE</text:p>
          </table:table-cell>
          <table:table-cell office:value-type="string" table:style-name="ce1">
            <text:p>FRONT 1/20 SKUA COURT</text:p>
          </table:table-cell>
          <table:table-cell office:value-type="string" table:style-name="ce2">
            <text:p>NH2461D</text:p>
          </table:table-cell>
          <table:table-cell office:value-type="float" office:value="536698.94999999995" table:style-name="ce2">
            <text:p>536698.95</text:p>
          </table:table-cell>
          <table:table-cell office:value-type="float" office:value="177872.61" table:style-name="ce2">
            <text:p>177872.6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DORKING CLOSE</text:p>
          </table:table-cell>
          <table:table-cell office:value-type="string" table:style-name="ce1">
            <text:p>BY CAR PARK SIDE SKUA COURT</text:p>
          </table:table-cell>
          <table:table-cell office:value-type="string" table:style-name="ce2">
            <text:p>NH2462</text:p>
          </table:table-cell>
          <table:table-cell office:value-type="float" office:value="536686.97" table:style-name="ce2">
            <text:p>536686.97</text:p>
          </table:table-cell>
          <table:table-cell office:value-type="float" office:value="177875.55" table:style-name="ce2">
            <text:p>177875.5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PLACE</text:p>
          </table:table-cell>
          <table:table-cell office:value-type="string" table:style-name="ce1">
            <text:p>SIDE FLATS 6/7 SANDPIPER COURT BY RAILWAY</text:p>
          </table:table-cell>
          <table:table-cell office:value-type="string" table:style-name="ce2">
            <text:p>NH2713</text:p>
          </table:table-cell>
          <table:table-cell office:value-type="float" office:value="537010.09" table:style-name="ce2">
            <text:p>537010.09</text:p>
          </table:table-cell>
          <table:table-cell office:value-type="float" office:value="177484.17" table:style-name="ce2">
            <text:p>177484.1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PLACE</text:p>
          </table:table-cell>
          <table:table-cell office:value-type="string" table:style-name="ce1">
            <text:p>REAR FLATS 13/28 IBIS COURT BY TURNING AREA</text:p>
          </table:table-cell>
          <table:table-cell office:value-type="string" table:style-name="ce2">
            <text:p>NH2714</text:p>
          </table:table-cell>
          <table:table-cell office:value-type="float" office:value="536990.14" table:style-name="ce2">
            <text:p>536990.14</text:p>
          </table:table-cell>
          <table:table-cell office:value-type="float" office:value="177502.69" table:style-name="ce2">
            <text:p>177502.6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PLACE</text:p>
          </table:table-cell>
          <table:table-cell office:value-type="string" table:style-name="ce1">
            <text:p>REAR FLATS 9/24 IBIS COURT BY SUB-STATION</text:p>
          </table:table-cell>
          <table:table-cell office:value-type="string" table:style-name="ce2">
            <text:p>NH2715</text:p>
          </table:table-cell>
          <table:table-cell office:value-type="float" office:value="537005.59" table:style-name="ce2">
            <text:p>537005.59</text:p>
          </table:table-cell>
          <table:table-cell office:value-type="float" office:value="177506.07" table:style-name="ce2">
            <text:p>177506.0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PLACE</text:p>
          </table:table-cell>
          <table:table-cell office:value-type="string" table:style-name="ce1">
            <text:p>REAR FLATS 6/21 IBIS COURT FACING SANDPIPER COURT</text:p>
          </table:table-cell>
          <table:table-cell office:value-type="string" table:style-name="ce2">
            <text:p>NH2716</text:p>
          </table:table-cell>
          <table:table-cell office:value-type="float" office:value="537023.18999999994" table:style-name="ce2">
            <text:p>537023.19</text:p>
          </table:table-cell>
          <table:table-cell office:value-type="float" office:value="177508.52" table:style-name="ce2">
            <text:p>177508.5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PLACE</text:p>
          </table:table-cell>
          <table:table-cell office:value-type="string" table:style-name="ce1">
            <text:p>REAR 2/15 IBIS COURT NEAR HAMILTON STREET</text:p>
          </table:table-cell>
          <table:table-cell office:value-type="string" table:style-name="ce2">
            <text:p>NH2717</text:p>
          </table:table-cell>
          <table:table-cell office:value-type="float" office:value="537039.05000000005" table:style-name="ce2">
            <text:p>537039.05</text:p>
          </table:table-cell>
          <table:table-cell office:value-type="float" office:value="177514.56" table:style-name="ce2">
            <text:p>177514.5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PLACE</text:p>
          </table:table-cell>
          <table:table-cell office:value-type="string" table:style-name="ce1">
            <text:p>REAR CORNER MERGANSER COURT NEAR EDWARD PLACE</text:p>
          </table:table-cell>
          <table:table-cell office:value-type="string" table:style-name="ce2">
            <text:p>NH2753</text:p>
          </table:table-cell>
          <table:table-cell office:value-type="float" office:value="536968.14" table:style-name="ce2">
            <text:p>536968.14</text:p>
          </table:table-cell>
          <table:table-cell office:value-type="float" office:value="177524.99" table:style-name="ce2">
            <text:p>177524.9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PLACE</text:p>
          </table:table-cell>
          <table:table-cell office:value-type="string" table:style-name="ce1">
            <text:p>PATH REAR MERGANSER COURT - EDWARD PLACE END</text:p>
          </table:table-cell>
          <table:table-cell office:value-type="string" table:style-name="ce2">
            <text:p>NH2754</text:p>
          </table:table-cell>
          <table:table-cell office:value-type="float" office:value="536963.34" table:style-name="ce2">
            <text:p>536963.34</text:p>
          </table:table-cell>
          <table:table-cell office:value-type="float" office:value="177535.12" table:style-name="ce2">
            <text:p>177535.1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PLACE</text:p>
          </table:table-cell>
          <table:table-cell office:value-type="string" table:style-name="ce1">
            <text:p>2ND ON PATH REAR MERGANSER COURT FLATS</text:p>
          </table:table-cell>
          <table:table-cell office:value-type="string" table:style-name="ce2">
            <text:p>NH2755</text:p>
          </table:table-cell>
          <table:table-cell office:value-type="float" office:value="536960.06000000006" table:style-name="ce2">
            <text:p>536960.06</text:p>
          </table:table-cell>
          <table:table-cell office:value-type="float" office:value="177554.87" table:style-name="ce2">
            <text:p>177554.8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PLACE</text:p>
          </table:table-cell>
          <table:table-cell office:value-type="string" table:style-name="ce1">
            <text:p>PATH REAR MERGANSER COURT - EDWARD STREET</text:p>
          </table:table-cell>
          <table:table-cell office:value-type="string" table:style-name="ce2">
            <text:p>NH2756</text:p>
          </table:table-cell>
          <table:table-cell office:value-type="float" office:value="536956.99" table:style-name="ce2">
            <text:p>536956.99</text:p>
          </table:table-cell>
          <table:table-cell office:value-type="float" office:value="177571.75" table:style-name="ce2">
            <text:p>177571.7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SIDE BALL COURT JUNCTION EDWARD STREET</text:p>
          </table:table-cell>
          <table:table-cell office:value-type="string" table:style-name="ce2">
            <text:p>NH2731</text:p>
          </table:table-cell>
          <table:table-cell office:value-type="float" office:value="537088.68000000005" table:style-name="ce2">
            <text:p>537088.68</text:p>
          </table:table-cell>
          <table:table-cell office:value-type="float" office:value="177613.73" table:style-name="ce2">
            <text:p>177613.7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SIDE MANDARIN COURT FACING BALL COURT</text:p>
          </table:table-cell>
          <table:table-cell office:value-type="string" table:style-name="ce2">
            <text:p>NH2732</text:p>
          </table:table-cell>
          <table:table-cell office:value-type="float" office:value="537086.32999999996" table:style-name="ce2">
            <text:p>537086.33</text:p>
          </table:table-cell>
          <table:table-cell office:value-type="float" office:value="177594.33" table:style-name="ce2">
            <text:p>177594.3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PATH REAR BITTERN COURT EDWARD STREET END</text:p>
          </table:table-cell>
          <table:table-cell office:value-type="string" table:style-name="ce2">
            <text:p>NH2733</text:p>
          </table:table-cell>
          <table:table-cell office:value-type="float" office:value="537089.43000000005" table:style-name="ce2">
            <text:p>537089.43</text:p>
          </table:table-cell>
          <table:table-cell office:value-type="float" office:value="177578.86" table:style-name="ce2">
            <text:p>177578.8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REAR BITTERN COURT FACING HALL/HYDE STREET</text:p>
          </table:table-cell>
          <table:table-cell office:value-type="string" table:style-name="ce2">
            <text:p>NH2734</text:p>
          </table:table-cell>
          <table:table-cell office:value-type="float" office:value="537090.98" table:style-name="ce2">
            <text:p>537090.98</text:p>
          </table:table-cell>
          <table:table-cell office:value-type="float" office:value="177566.17" table:style-name="ce2">
            <text:p>177566.1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PATH REAR BITTERN COURT ADJACENT HYDE STREET</text:p>
          </table:table-cell>
          <table:table-cell office:value-type="string" table:style-name="ce2">
            <text:p>NH2735</text:p>
          </table:table-cell>
          <table:table-cell office:value-type="float" office:value="537093.43999999994" table:style-name="ce2">
            <text:p>537093.44</text:p>
          </table:table-cell>
          <table:table-cell office:value-type="float" office:value="177543.65" table:style-name="ce2">
            <text:p>177543.6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REAR BITTERN COURT HAMILTON STREET END</text:p>
          </table:table-cell>
          <table:table-cell office:value-type="string" table:style-name="ce2">
            <text:p>NH2736</text:p>
          </table:table-cell>
          <table:table-cell office:value-type="float" office:value="537094.73" table:style-name="ce2">
            <text:p>537094.73</text:p>
          </table:table-cell>
          <table:table-cell office:value-type="float" office:value="177532.91" table:style-name="ce2">
            <text:p>177532.9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SIDE BITTERN COURT FACING HAMILTON STREET</text:p>
          </table:table-cell>
          <table:table-cell office:value-type="string" table:style-name="ce2">
            <text:p>NH2737</text:p>
          </table:table-cell>
          <table:table-cell office:value-type="float" office:value="537086.6" table:style-name="ce2">
            <text:p>537086.6</text:p>
          </table:table-cell>
          <table:table-cell office:value-type="float" office:value="177526.13" table:style-name="ce2">
            <text:p>177526.1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OUTSIDE BITTERN COURT FACING SIDE IBIS COURT</text:p>
          </table:table-cell>
          <table:table-cell office:value-type="string" table:style-name="ce2">
            <text:p>NH2738</text:p>
          </table:table-cell>
          <table:table-cell office:value-type="float" office:value="537077.91" table:style-name="ce2">
            <text:p>537077.91</text:p>
          </table:table-cell>
          <table:table-cell office:value-type="float" office:value="177532.39" table:style-name="ce2">
            <text:p>177532.3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GRASS AREA FACING BITTERN COURT [SOUTH END]</text:p>
          </table:table-cell>
          <table:table-cell office:value-type="string" table:style-name="ce2">
            <text:p>NH2739</text:p>
          </table:table-cell>
          <table:table-cell office:value-type="float" office:value="537070.44999999995" table:style-name="ce2">
            <text:p>537070.45</text:p>
          </table:table-cell>
          <table:table-cell office:value-type="float" office:value="177541.45" table:style-name="ce2">
            <text:p>177541.4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GRASS AREA FACING BITTERN COURT [NORTH END]</text:p>
          </table:table-cell>
          <table:table-cell office:value-type="string" table:style-name="ce2">
            <text:p>NH2740</text:p>
          </table:table-cell>
          <table:table-cell office:value-type="float" office:value="537068.05000000005" table:style-name="ce2">
            <text:p>537068.05</text:p>
          </table:table-cell>
          <table:table-cell office:value-type="float" office:value="177559.86" table:style-name="ce2">
            <text:p>177559.8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REAR MANDARIN COURT SIDE BITTERN COURT</text:p>
          </table:table-cell>
          <table:table-cell office:value-type="string" table:style-name="ce2">
            <text:p>NH2741</text:p>
          </table:table-cell>
          <table:table-cell office:value-type="float" office:value="537076.36" table:style-name="ce2">
            <text:p>537076.36</text:p>
          </table:table-cell>
          <table:table-cell office:value-type="float" office:value="177582.46" table:style-name="ce2">
            <text:p>177582.4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REAR FLATS 6/31 MANDARIN COURT</text:p>
          </table:table-cell>
          <table:table-cell office:value-type="string" table:style-name="ce2">
            <text:p>NH2742</text:p>
          </table:table-cell>
          <table:table-cell office:value-type="float" office:value="537058.91" table:style-name="ce2">
            <text:p>537058.91</text:p>
          </table:table-cell>
          <table:table-cell office:value-type="float" office:value="177578.14" table:style-name="ce2">
            <text:p>177578.1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REAR FLATS 9/28 MANDARIN COURT</text:p>
          </table:table-cell>
          <table:table-cell office:value-type="string" table:style-name="ce2">
            <text:p>NH2743</text:p>
          </table:table-cell>
          <table:table-cell office:value-type="float" office:value="537037.22" table:style-name="ce2">
            <text:p>537037.22</text:p>
          </table:table-cell>
          <table:table-cell office:value-type="float" office:value="177574.26" table:style-name="ce2">
            <text:p>177574.2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FOOTPATH BETWEEN BLOCKS MANDARIN COURT</text:p>
          </table:table-cell>
          <table:table-cell office:value-type="string" table:style-name="ce2">
            <text:p>NH2744</text:p>
          </table:table-cell>
          <table:table-cell office:value-type="float" office:value="537022.61" table:style-name="ce2">
            <text:p>537022.61</text:p>
          </table:table-cell>
          <table:table-cell office:value-type="float" office:value="177579.05" table:style-name="ce2">
            <text:p>177579.0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REAR FLATS 12/25 MANDARIN COURT</text:p>
          </table:table-cell>
          <table:table-cell office:value-type="string" table:style-name="ce2">
            <text:p>NH2745</text:p>
          </table:table-cell>
          <table:table-cell office:value-type="float" office:value="537023.49" table:style-name="ce2">
            <text:p>537023.49</text:p>
          </table:table-cell>
          <table:table-cell office:value-type="float" office:value="177572.12" table:style-name="ce2">
            <text:p>177572.1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REAR FLATS 14/23 MANDARIN COURT</text:p>
          </table:table-cell>
          <table:table-cell office:value-type="string" table:style-name="ce2">
            <text:p>NH2746</text:p>
          </table:table-cell>
          <table:table-cell office:value-type="float" office:value="537011.77" table:style-name="ce2">
            <text:p>537011.77</text:p>
          </table:table-cell>
          <table:table-cell office:value-type="float" office:value="177570.73" table:style-name="ce2">
            <text:p>177570.7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REAR FLATS 17/20 MANDARIN COURT</text:p>
          </table:table-cell>
          <table:table-cell office:value-type="string" table:style-name="ce2">
            <text:p>NH2747</text:p>
          </table:table-cell>
          <table:table-cell office:value-type="float" office:value="536996.4" table:style-name="ce2">
            <text:p>536996.4</text:p>
          </table:table-cell>
          <table:table-cell office:value-type="float" office:value="177567.2" table:style-name="ce2">
            <text:p>177567.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JUNCTION EDWARD STREET FACING SIDE 18/19 MANDARIN COURT</text:p>
          </table:table-cell>
          <table:table-cell office:value-type="string" table:style-name="ce2">
            <text:p>NH2748</text:p>
          </table:table-cell>
          <table:table-cell office:value-type="float" office:value="536975.37" table:style-name="ce2">
            <text:p>536975.37</text:p>
          </table:table-cell>
          <table:table-cell office:value-type="float" office:value="177586.35" table:style-name="ce2">
            <text:p>177586.3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OUTSIDE MERGANSER COURT FACING SIDE MANDARIN COURT</text:p>
          </table:table-cell>
          <table:table-cell office:value-type="string" table:style-name="ce2">
            <text:p>NH2749</text:p>
          </table:table-cell>
          <table:table-cell office:value-type="float" office:value="536977.51" table:style-name="ce2">
            <text:p>536977.51</text:p>
          </table:table-cell>
          <table:table-cell office:value-type="float" office:value="177571.11" table:style-name="ce2">
            <text:p>177571.1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OUTSIDE MERGANSER COURT FLATS</text:p>
          </table:table-cell>
          <table:table-cell office:value-type="string" table:style-name="ce2">
            <text:p>NH2750</text:p>
          </table:table-cell>
          <table:table-cell office:value-type="float" office:value="536980.62" table:style-name="ce2">
            <text:p>536980.62</text:p>
          </table:table-cell>
          <table:table-cell office:value-type="float" office:value="177553.85" table:style-name="ce2">
            <text:p>177553.8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OPPOSITE ENTRANCE MERGANSER COURT</text:p>
          </table:table-cell>
          <table:table-cell office:value-type="string" table:style-name="ce2">
            <text:p>NH2751</text:p>
          </table:table-cell>
          <table:table-cell office:value-type="float" office:value="536989.89" table:style-name="ce2">
            <text:p>536989.89</text:p>
          </table:table-cell>
          <table:table-cell office:value-type="float" office:value="177542.03" table:style-name="ce2">
            <text:p>177542.0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CORNER MERGANSER COURT FACING IBIS COURT</text:p>
          </table:table-cell>
          <table:table-cell office:value-type="string" table:style-name="ce2">
            <text:p>NH2752</text:p>
          </table:table-cell>
          <table:table-cell office:value-type="float" office:value="536983.68000000005" table:style-name="ce2">
            <text:p>536983.68</text:p>
          </table:table-cell>
          <table:table-cell office:value-type="float" office:value="177527.9" table:style-name="ce2">
            <text:p>177527.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OPPOSITE 9/24 IBIS COURT PATH TO MANDARIN</text:p>
          </table:table-cell>
          <table:table-cell office:value-type="string" table:style-name="ce2">
            <text:p>NH2758</text:p>
          </table:table-cell>
          <table:table-cell office:value-type="float" office:value="537001.97" table:style-name="ce2">
            <text:p>537001.97</text:p>
          </table:table-cell>
          <table:table-cell office:value-type="float" office:value="177538.96" table:style-name="ce2">
            <text:p>177538.9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PATH TO IBIS COURT OPPOSITE 12-25 MANDARIN COURT</text:p>
          </table:table-cell>
          <table:table-cell office:value-type="string" table:style-name="ce2">
            <text:p>NH2759</text:p>
          </table:table-cell>
          <table:table-cell office:value-type="float" office:value="537011.96" table:style-name="ce2">
            <text:p>537011.96</text:p>
          </table:table-cell>
          <table:table-cell office:value-type="float" office:value="177555.42" table:style-name="ce2">
            <text:p>177555.4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OUTSIDE FLATS 5/20 IBIS COURT</text:p>
          </table:table-cell>
          <table:table-cell office:value-type="string" table:style-name="ce2">
            <text:p>NH2760</text:p>
          </table:table-cell>
          <table:table-cell office:value-type="float" office:value="537030.53" table:style-name="ce2">
            <text:p>537030.53</text:p>
          </table:table-cell>
          <table:table-cell office:value-type="float" office:value="177542.1" table:style-name="ce2">
            <text:p>177542.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BY PLAY PARK OPPOSITE IBIS COURT</text:p>
          </table:table-cell>
          <table:table-cell office:value-type="string" table:style-name="ce2">
            <text:p>NH2761</text:p>
          </table:table-cell>
          <table:table-cell office:value-type="float" office:value="537025.51" table:style-name="ce2">
            <text:p>537025.51</text:p>
          </table:table-cell>
          <table:table-cell office:value-type="float" office:value="177549.31" table:style-name="ce2">
            <text:p>177549.3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OUTSIDE FLATS 8/23 IBIS COURT</text:p>
          </table:table-cell>
          <table:table-cell office:value-type="string" table:style-name="ce2">
            <text:p>NH2757</text:p>
          </table:table-cell>
          <table:table-cell office:value-type="float" office:value="537006.1" table:style-name="ce2">
            <text:p>537006.1</text:p>
          </table:table-cell>
          <table:table-cell office:value-type="float" office:value="177530.54" table:style-name="ce2">
            <text:p>177530.5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BY CAR PARK AT IBIS COURT END</text:p>
          </table:table-cell>
          <table:table-cell office:value-type="string" table:style-name="ce2">
            <text:p>NH2763</text:p>
          </table:table-cell>
          <table:table-cell office:value-type="float" office:value="537035.46" table:style-name="ce2">
            <text:p>537035.46</text:p>
          </table:table-cell>
          <table:table-cell office:value-type="float" office:value="177547.68" table:style-name="ce2">
            <text:p>177547.6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BY CAR PARK OPPOSITE PLAY PARK</text:p>
          </table:table-cell>
          <table:table-cell office:value-type="string" table:style-name="ce2">
            <text:p>NH2764</text:p>
          </table:table-cell>
          <table:table-cell office:value-type="float" office:value="537034.29" table:style-name="ce2">
            <text:p>537034.29</text:p>
          </table:table-cell>
          <table:table-cell office:value-type="float" office:value="177562.73" table:style-name="ce2">
            <text:p>177562.7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BY CAR PARK ENTRANCE OPPOSITE FLAMINGO COURT</text:p>
          </table:table-cell>
          <table:table-cell office:value-type="string" table:style-name="ce2">
            <text:p>NH2765</text:p>
          </table:table-cell>
          <table:table-cell office:value-type="float" office:value="537041.28" table:style-name="ce2">
            <text:p>537041.28</text:p>
          </table:table-cell>
          <table:table-cell office:value-type="float" office:value="177548.17" table:style-name="ce2">
            <text:p>177548.1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BY CAR PARK FRONT OF BITTERN COURT</text:p>
          </table:table-cell>
          <table:table-cell office:value-type="string" table:style-name="ce2">
            <text:p>NH2766</text:p>
          </table:table-cell>
          <table:table-cell office:value-type="float" office:value="537050.68000000005" table:style-name="ce2">
            <text:p>537050.68</text:p>
          </table:table-cell>
          <table:table-cell office:value-type="float" office:value="177564.82" table:style-name="ce2">
            <text:p>177564.8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ADJACENT CCTV CAMERA NEAR BITTERN COURT</text:p>
          </table:table-cell>
          <table:table-cell office:value-type="string" table:style-name="ce2">
            <text:p>NH2767</text:p>
          </table:table-cell>
          <table:table-cell office:value-type="float" office:value="537057" table:style-name="ce2">
            <text:p>537057</text:p>
          </table:table-cell>
          <table:table-cell office:value-type="float" office:value="177546.67" table:style-name="ce2">
            <text:p>177546.6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OPPOSITE SIDE FLATS 1/16 IBIS COURT</text:p>
          </table:table-cell>
          <table:table-cell office:value-type="string" table:style-name="ce2">
            <text:p>NH2768</text:p>
          </table:table-cell>
          <table:table-cell office:value-type="float" office:value="537065.97" table:style-name="ce2">
            <text:p>537065.97</text:p>
          </table:table-cell>
          <table:table-cell office:value-type="float" office:value="177527.1" table:style-name="ce2">
            <text:p>177527.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text:s text:c="2"/></text:p>
          </table:table-cell>
          <table:table-cell office:value-type="string" table:style-name="ce1">
            <text:p>ENTERPRIZE WAY</text:p>
          </table:table-cell>
          <table:table-cell office:value-type="string" table:style-name="ce1">
            <text:p>OPP JODANE STREET</text:p>
          </table:table-cell>
          <table:table-cell office:value-type="string" table:style-name="ce2">
            <text:p>NH2879</text:p>
          </table:table-cell>
          <table:table-cell office:value-type="float" office:value="536701" table:style-name="ce2">
            <text:p>536701</text:p>
          </table:table-cell>
          <table:table-cell office:value-type="float" office:value="178733.88" table:style-name="ce2">
            <text:p>178733.88</text:p>
          </table:table-cell>
          <table:table-cell office:value-type="string" table:style-name="ce1">
            <text:p>LC07 Lighting Column 7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text:s text:c="2"/></text:p>
          </table:table-cell>
          <table:table-cell office:value-type="string" table:style-name="ce1">
            <text:p>ENTERPRIZE WAY</text:p>
          </table:table-cell>
          <table:table-cell office:value-type="string" table:style-name="ce1">
            <text:p>O/S BLOCK 18 <text:s/>1-6</text:p>
          </table:table-cell>
          <table:table-cell office:value-type="string" table:style-name="ce2">
            <text:p>NH2880</text:p>
          </table:table-cell>
          <table:table-cell office:value-type="float" office:value="536685.04" table:style-name="ce2">
            <text:p>536685.04</text:p>
          </table:table-cell>
          <table:table-cell office:value-type="float" office:value="178781.44" table:style-name="ce2">
            <text:p>178781.44</text:p>
          </table:table-cell>
          <table:table-cell office:value-type="string" table:style-name="ce1">
            <text:p>LC07 Lighting Column 7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text:s text:c="2"/></text:p>
          </table:table-cell>
          <table:table-cell office:value-type="string" table:style-name="ce1">
            <text:p>ENTERPRIZE WAY</text:p>
          </table:table-cell>
          <table:table-cell office:value-type="string" table:style-name="ce1">
            <text:p>O/S BLOCK 20 <text:s/>1-6</text:p>
          </table:table-cell>
          <table:table-cell office:value-type="string" table:style-name="ce2">
            <text:p>NH2887</text:p>
          </table:table-cell>
          <table:table-cell office:value-type="float" office:value="536669.25" table:style-name="ce2">
            <text:p>536669.25</text:p>
          </table:table-cell>
          <table:table-cell office:value-type="float" office:value="178825.25" table:style-name="ce2">
            <text:p>178825.25</text:p>
          </table:table-cell>
          <table:table-cell office:value-type="string" table:style-name="ce1">
            <text:p>LC07 Lighting Column 7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TTA STREET</text:p>
          </table:table-cell>
          <table:table-cell office:value-type="string" table:style-name="ce1">
            <text:p>SIDE GARAGES REAR PLANE TREE HOUSE</text:p>
          </table:table-cell>
          <table:table-cell office:value-type="string" table:style-name="ce2">
            <text:p>NH2387</text:p>
          </table:table-cell>
          <table:table-cell office:value-type="float" office:value="536486.18999999994" table:style-name="ce2">
            <text:p>536486.19</text:p>
          </table:table-cell>
          <table:table-cell office:value-type="float" office:value="177993.28" table:style-name="ce2">
            <text:p>177993.2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TTA STREET</text:p>
          </table:table-cell>
          <table:table-cell office:value-type="string" table:style-name="ce1">
            <text:p>OUTSIDE FLATS 3/7 PLANE TREE HOUSE</text:p>
          </table:table-cell>
          <table:table-cell office:value-type="string" table:style-name="ce2">
            <text:p>NH2388</text:p>
          </table:table-cell>
          <table:table-cell office:value-type="float" office:value="536500.56000000006" table:style-name="ce2">
            <text:p>536500.56</text:p>
          </table:table-cell>
          <table:table-cell office:value-type="float" office:value="177991.04000000001" table:style-name="ce2">
            <text:p>177991.0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TTA STREET</text:p>
          </table:table-cell>
          <table:table-cell office:value-type="string" table:style-name="ce1">
            <text:p>REAR CITRUS HOUSE NEAR PLANE TREE HOUSE</text:p>
          </table:table-cell>
          <table:table-cell office:value-type="string" table:style-name="ce2">
            <text:p>NH2389</text:p>
          </table:table-cell>
          <table:table-cell office:value-type="float" office:value="536520.69999999995" table:style-name="ce2">
            <text:p>536520.7</text:p>
          </table:table-cell>
          <table:table-cell office:value-type="float" office:value="178003.06" table:style-name="ce2">
            <text:p>178003.0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TTA STREET</text:p>
          </table:table-cell>
          <table:table-cell office:value-type="string" table:style-name="ce1">
            <text:p>REAR CITRUS HOUSE BY GREEN</text:p>
          </table:table-cell>
          <table:table-cell office:value-type="string" table:style-name="ce2">
            <text:p>NH2390</text:p>
          </table:table-cell>
          <table:table-cell office:value-type="float" office:value="536506.92000000004" table:style-name="ce2">
            <text:p>536506.92</text:p>
          </table:table-cell>
          <table:table-cell office:value-type="float" office:value="178020.02" table:style-name="ce2">
            <text:p>178020.0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VELYN STREET</text:p>
          </table:table-cell>
          <table:table-cell office:value-type="string" table:style-name="ce1">
            <text:p>EAST CORNER HAZELWOOD HOUSE</text:p>
          </table:table-cell>
          <table:table-cell office:value-type="string" table:style-name="ce2">
            <text:p>NH2341</text:p>
          </table:table-cell>
          <table:table-cell office:value-type="float" office:value="536110.38" table:style-name="ce2">
            <text:p>536110.38</text:p>
          </table:table-cell>
          <table:table-cell office:value-type="float" office:value="178538.66" table:style-name="ce2">
            <text:p>178538.6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VELYN STREET</text:p>
          </table:table-cell>
          <table:table-cell office:value-type="string" table:style-name="ce1">
            <text:p>REAR ELECTRICITY SUB-STATION</text:p>
          </table:table-cell>
          <table:table-cell office:value-type="string" table:style-name="ce2">
            <text:p>NH2432</text:p>
          </table:table-cell>
          <table:table-cell office:value-type="float" office:value="536135.39" table:style-name="ce2">
            <text:p>536135.39</text:p>
          </table:table-cell>
          <table:table-cell office:value-type="float" office:value="178552.06" table:style-name="ce2">
            <text:p>178552.0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VELYN STREET</text:p>
          </table:table-cell>
          <table:table-cell office:value-type="string" table:style-name="ce1">
            <text:p>FACING 22 HAZELWOOD HOUSE</text:p>
          </table:table-cell>
          <table:table-cell office:value-type="string" table:style-name="ce2">
            <text:p>NH2343</text:p>
          </table:table-cell>
          <table:table-cell office:value-type="float" office:value="536153.54" table:style-name="ce2">
            <text:p>536153.54</text:p>
          </table:table-cell>
          <table:table-cell office:value-type="float" office:value="178568.64" table:style-name="ce2">
            <text:p>178568.6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VELYN STREET</text:p>
          </table:table-cell>
          <table:table-cell office:value-type="string" table:style-name="ce1">
            <text:p>OUTSIDE FLAT 25 HAZELWOOD HOUSE</text:p>
          </table:table-cell>
          <table:table-cell office:value-type="string" table:style-name="ce2">
            <text:p>NH2344</text:p>
          </table:table-cell>
          <table:table-cell office:value-type="float" office:value="536130.32999999996" table:style-name="ce2">
            <text:p>536130.33</text:p>
          </table:table-cell>
          <table:table-cell office:value-type="float" office:value="178581.54" table:style-name="ce2">
            <text:p>178581.5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VELYN STREET</text:p>
          </table:table-cell>
          <table:table-cell office:value-type="string" table:style-name="ce1">
            <text:p>FACING FLAT 41 HAZELWOOD HOUSE</text:p>
          </table:table-cell>
          <table:table-cell office:value-type="string" table:style-name="ce2">
            <text:p>NH2345</text:p>
          </table:table-cell>
          <table:table-cell office:value-type="float" office:value="536112.91" table:style-name="ce2">
            <text:p>536112.91</text:p>
          </table:table-cell>
          <table:table-cell office:value-type="float" office:value="178607.41" table:style-name="ce2">
            <text:p>178607.4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VELYN STREET</text:p>
          </table:table-cell>
          <table:table-cell office:value-type="string" table:style-name="ce1">
            <text:p>FACING 55 HAZELWOOD HOUSE</text:p>
          </table:table-cell>
          <table:table-cell office:value-type="string" table:style-name="ce2">
            <text:p>NH2346</text:p>
          </table:table-cell>
          <table:table-cell office:value-type="float" office:value="536088.39" table:style-name="ce2">
            <text:p>536088.39</text:p>
          </table:table-cell>
          <table:table-cell office:value-type="float" office:value="178625.38" table:style-name="ce2">
            <text:p>178625.3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VELYN STREET</text:p>
          </table:table-cell>
          <table:table-cell office:value-type="string" table:style-name="ce1">
            <text:p>FACING 64 HAZELWOOD HOUSE</text:p>
          </table:table-cell>
          <table:table-cell office:value-type="string" table:style-name="ce2">
            <text:p>NH2347</text:p>
          </table:table-cell>
          <table:table-cell office:value-type="float" office:value="536068.16" table:style-name="ce2">
            <text:p>536068.16</text:p>
          </table:table-cell>
          <table:table-cell office:value-type="float" office:value="178621.44" table:style-name="ce2">
            <text:p>178621.4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VELYN STREET</text:p>
          </table:table-cell>
          <table:table-cell office:value-type="string" table:style-name="ce1">
            <text:p>SIDE 11[VICARAGE] FACING HAZELWOOD HOUSE</text:p>
          </table:table-cell>
          <table:table-cell office:value-type="string" table:style-name="ce2">
            <text:p>NH2348</text:p>
          </table:table-cell>
          <table:table-cell office:value-type="float" office:value="536046.43999999994" table:style-name="ce2">
            <text:p>536046.44</text:p>
          </table:table-cell>
          <table:table-cell office:value-type="float" office:value="178606.38" table:style-name="ce2">
            <text:p>178606.3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VELYN STREET</text:p>
          </table:table-cell>
          <table:table-cell office:value-type="string" table:style-name="ce1">
            <text:p>SQUARE BETWEEN POMONA/HAZELWOOD HOUSE</text:p>
          </table:table-cell>
          <table:table-cell office:value-type="string" table:style-name="ce2">
            <text:p>NH2349</text:p>
          </table:table-cell>
          <table:table-cell office:value-type="float" office:value="536091.78" table:style-name="ce2">
            <text:p>536091.78</text:p>
          </table:table-cell>
          <table:table-cell office:value-type="float" office:value="178586.42" table:style-name="ce2">
            <text:p>178586.4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VELYN STREET</text:p>
          </table:table-cell>
          <table:table-cell office:value-type="string" table:style-name="ce1">
            <text:p>FACING LINDEN HOUSE JUNCTION ASHFORD HOUSE</text:p>
          </table:table-cell>
          <table:table-cell office:value-type="string" table:style-name="ce2">
            <text:p>NH2392</text:p>
          </table:table-cell>
          <table:table-cell office:value-type="float" office:value="536802.44999999995" table:style-name="ce2">
            <text:p>536802.45</text:p>
          </table:table-cell>
          <table:table-cell office:value-type="float" office:value="177869.53" table:style-name="ce2">
            <text:p>177869.5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VELYN STREET</text:p>
          </table:table-cell>
          <table:table-cell office:value-type="string" table:style-name="ce1">
            <text:p>NEXT TO LINDEN HOUSE FACING REAR 262 EVELYN STREET</text:p>
          </table:table-cell>
          <table:table-cell office:value-type="string" table:style-name="ce2">
            <text:p>NH2393</text:p>
          </table:table-cell>
          <table:table-cell office:value-type="float" office:value="536782.54" table:style-name="ce2">
            <text:p>536782.54</text:p>
          </table:table-cell>
          <table:table-cell office:value-type="float" office:value="177875" table:style-name="ce2">
            <text:p>17787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VELYN STREET</text:p>
          </table:table-cell>
          <table:table-cell office:value-type="string" table:style-name="ce1">
            <text:p>FACING REAR 256 NEAR LAUREL HO</text:p>
          </table:table-cell>
          <table:table-cell office:value-type="string" table:style-name="ce2">
            <text:p>NH2394</text:p>
          </table:table-cell>
          <table:table-cell office:value-type="float" office:value="536769.38" table:style-name="ce2">
            <text:p>536769.38</text:p>
          </table:table-cell>
          <table:table-cell office:value-type="float" office:value="177885.33" table:style-name="ce2">
            <text:p>177885.3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VELYN STREET</text:p>
          </table:table-cell>
          <table:table-cell office:value-type="string" table:style-name="ce1">
            <text:p>SIDE LAUREL HOUSE ON GRASS</text:p>
          </table:table-cell>
          <table:table-cell office:value-type="string" table:style-name="ce2">
            <text:p>NH2395</text:p>
          </table:table-cell>
          <table:table-cell office:value-type="float" office:value="536752.67000000004" table:style-name="ce2">
            <text:p>536752.67</text:p>
          </table:table-cell>
          <table:table-cell office:value-type="float" office:value="177892.15" table:style-name="ce2">
            <text:p>177892.1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VELYN STREET</text:p>
          </table:table-cell>
          <table:table-cell office:value-type="string" table:style-name="ce1">
            <text:p>SIDE MULBERRY HOUSE FACING</text:p>
          </table:table-cell>
          <table:table-cell office:value-type="string" table:style-name="ce2">
            <text:p>NH2396</text:p>
          </table:table-cell>
          <table:table-cell office:value-type="float" office:value="536729.93000000005" table:style-name="ce2">
            <text:p>536729.93</text:p>
          </table:table-cell>
          <table:table-cell office:value-type="float" office:value="177915.25" table:style-name="ce2">
            <text:p>177915.2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FAMBRIDGE CLOSE [HOUSING]</text:p>
          </table:table-cell>
          <table:table-cell office:value-type="string" table:style-name="ce1">
            <text:p>FOOTPATH SIDE OF 405/407 SOUTHEND LANE</text:p>
          </table:table-cell>
          <table:table-cell office:value-type="string" table:style-name="ce2">
            <text:p>NH10</text:p>
          </table:table-cell>
          <table:table-cell office:value-type="float" office:value="536808.06000000006" table:style-name="ce2">
            <text:p>536808.06</text:p>
          </table:table-cell>
          <table:table-cell office:value-type="float" office:value="171718.6" table:style-name="ce2">
            <text:p>171718.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EORGE BEARD ROAD</text:p>
          </table:table-cell>
          <table:table-cell office:value-type="string" table:style-name="ce1">
            <text:p>LEFT HAND SIDE OF ENTRANCE TO FLEMMING HOUSE</text:p>
          </table:table-cell>
          <table:table-cell office:value-type="string" table:style-name="ce2">
            <text:p>NH2876</text:p>
          </table:table-cell>
          <table:table-cell office:value-type="float" office:value="536717.26" table:style-name="ce2">
            <text:p>536717.26</text:p>
          </table:table-cell>
          <table:table-cell office:value-type="float" office:value="178714.38" table:style-name="ce2">
            <text:p>178714.3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EORGE BEARD ROAD</text:p>
          </table:table-cell>
          <table:table-cell office:value-type="string" table:style-name="ce1">
            <text:p>O/S 8/10</text:p>
          </table:table-cell>
          <table:table-cell office:value-type="string" table:style-name="ce2">
            <text:p>NH2877</text:p>
          </table:table-cell>
          <table:table-cell office:value-type="float" office:value="536729.84" table:style-name="ce2">
            <text:p>536729.84</text:p>
          </table:table-cell>
          <table:table-cell office:value-type="float" office:value="178728.75" table:style-name="ce2">
            <text:p>178728.7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EORGE BEARD ROAD</text:p>
          </table:table-cell>
          <table:table-cell office:value-type="string" table:style-name="ce1">
            <text:p>OPP 2</text:p>
          </table:table-cell>
          <table:table-cell office:value-type="string" table:style-name="ce2">
            <text:p>NH2878</text:p>
          </table:table-cell>
          <table:table-cell office:value-type="float" office:value="536754.9" table:style-name="ce2">
            <text:p>536754.9</text:p>
          </table:table-cell>
          <table:table-cell office:value-type="float" office:value="178728.48" table:style-name="ce2">
            <text:p>178728.4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OSTERWOOD STREET</text:p>
          </table:table-cell>
          <table:table-cell office:value-type="string" table:style-name="ce1">
            <text:p>SIDE 1-16 BOX TREE HOUSE BY SUB-STATION</text:p>
          </table:table-cell>
          <table:table-cell office:value-type="string" table:style-name="ce2">
            <text:p>NH2386</text:p>
          </table:table-cell>
          <table:table-cell office:value-type="float" office:value="536456.84299999999" table:style-name="ce2">
            <text:p>536456.843</text:p>
          </table:table-cell>
          <table:table-cell office:value-type="float" office:value="177996.04199999999" table:style-name="ce2">
            <text:p>177996.04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OSTERWOOD STREET</text:p>
          </table:table-cell>
          <table:table-cell office:value-type="string" table:style-name="ce1">
            <text:p>REAR 1-16 BOX TREE HOUSE BY GREEN</text:p>
          </table:table-cell>
          <table:table-cell office:value-type="string" table:style-name="ce2">
            <text:p>NH2391D</text:p>
          </table:table-cell>
          <table:table-cell office:value-type="float" office:value="536483.24" table:style-name="ce2">
            <text:p>536483.24</text:p>
          </table:table-cell>
          <table:table-cell office:value-type="float" office:value="178002.73" table:style-name="ce2">
            <text:p>178002.7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NEAR FULCHER HOUSE</text:p>
          </table:table-cell>
          <table:table-cell office:value-type="string" table:style-name="ce2">
            <text:p>NH2270</text:p>
          </table:table-cell>
          <table:table-cell office:value-type="float" office:value="536743.9" table:style-name="ce2">
            <text:p>536743.9</text:p>
          </table:table-cell>
          <table:table-cell office:value-type="float" office:value="178024.37" table:style-name="ce2">
            <text:p>178024.3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OUTSIDE FLAT 9 FULCHER HOUSE</text:p>
          </table:table-cell>
          <table:table-cell office:value-type="string" table:style-name="ce2">
            <text:p>NH2271</text:p>
          </table:table-cell>
          <table:table-cell office:value-type="float" office:value="536726.75" table:style-name="ce2">
            <text:p>536726.75</text:p>
          </table:table-cell>
          <table:table-cell office:value-type="float" office:value="178012.06" table:style-name="ce2">
            <text:p>178012.0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OUTSIDE FLAT 12 FULCHER HOUSE</text:p>
          </table:table-cell>
          <table:table-cell office:value-type="string" table:style-name="ce2">
            <text:p>NH2272</text:p>
          </table:table-cell>
          <table:table-cell office:value-type="float" office:value="536705.91" table:style-name="ce2">
            <text:p>536705.91</text:p>
          </table:table-cell>
          <table:table-cell office:value-type="float" office:value="178012.9" table:style-name="ce2">
            <text:p>178012.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SIDE FULCHER HOUSE PATH TO EVELYN STREET</text:p>
          </table:table-cell>
          <table:table-cell office:value-type="string" table:style-name="ce2">
            <text:p>NH2273</text:p>
          </table:table-cell>
          <table:table-cell office:value-type="float" office:value="536693.5" table:style-name="ce2">
            <text:p>536693.5</text:p>
          </table:table-cell>
          <table:table-cell office:value-type="float" office:value="178016.59" table:style-name="ce2">
            <text:p>178016.5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JUNCTION EVELYN STREET BY ELECTRICITY SUB-STATION</text:p>
          </table:table-cell>
          <table:table-cell office:value-type="string" table:style-name="ce2">
            <text:p>NH2274</text:p>
          </table:table-cell>
          <table:table-cell office:value-type="float" office:value="536674.5" table:style-name="ce2">
            <text:p>536674.5</text:p>
          </table:table-cell>
          <table:table-cell office:value-type="float" office:value="178022.69" table:style-name="ce2">
            <text:p>178022.6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JUNCTION EVELEYN STREET</text:p>
          </table:table-cell>
          <table:table-cell office:value-type="string" table:style-name="ce2">
            <text:p>NH2275</text:p>
          </table:table-cell>
          <table:table-cell office:value-type="float" office:value="536667.18999999994" table:style-name="ce2">
            <text:p>536667.19</text:p>
          </table:table-cell>
          <table:table-cell office:value-type="float" office:value="178032.05" table:style-name="ce2">
            <text:p>178032.0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BY GRAFTON HOUSE J/W GROVE STREET</text:p>
          </table:table-cell>
          <table:table-cell office:value-type="string" table:style-name="ce2">
            <text:p>NH2276</text:p>
          </table:table-cell>
          <table:table-cell office:value-type="float" office:value="536743.57999999996" table:style-name="ce2">
            <text:p>536743.58</text:p>
          </table:table-cell>
          <table:table-cell office:value-type="float" office:value="178055.2" table:style-name="ce2">
            <text:p>178055.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OUTSIDE FLAT 3 GRAFTON HOUSE</text:p>
          </table:table-cell>
          <table:table-cell office:value-type="string" table:style-name="ce2">
            <text:p>NH2277</text:p>
          </table:table-cell>
          <table:table-cell office:value-type="float" office:value="536720.86" table:style-name="ce2">
            <text:p>536720.86</text:p>
          </table:table-cell>
          <table:table-cell office:value-type="float" office:value="178050.89" table:style-name="ce2">
            <text:p>178050.8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OUTSIDE 5 GRAFTON HOUSE</text:p>
          </table:table-cell>
          <table:table-cell office:value-type="string" table:style-name="ce2">
            <text:p>NH2278</text:p>
          </table:table-cell>
          <table:table-cell office:value-type="float" office:value="536701.06999999995" table:style-name="ce2">
            <text:p>536701.07</text:p>
          </table:table-cell>
          <table:table-cell office:value-type="float" office:value="178051.41" table:style-name="ce2">
            <text:p>178051.4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BETWEEN GRAFTON &amp; RICHMAN HOUSE</text:p>
          </table:table-cell>
          <table:table-cell office:value-type="string" table:style-name="ce2">
            <text:p>NH2279</text:p>
          </table:table-cell>
          <table:table-cell office:value-type="float" office:value="536689.29" table:style-name="ce2">
            <text:p>536689.29</text:p>
          </table:table-cell>
          <table:table-cell office:value-type="float" office:value="178052.15" table:style-name="ce2">
            <text:p>178052.1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BY HURLESTON HOUSE J/W GROVE STREET</text:p>
          </table:table-cell>
          <table:table-cell office:value-type="string" table:style-name="ce2">
            <text:p>NH2280</text:p>
          </table:table-cell>
          <table:table-cell office:value-type="float" office:value="536746.53" table:style-name="ce2">
            <text:p>536746.53</text:p>
          </table:table-cell>
          <table:table-cell office:value-type="float" office:value="178093.18" table:style-name="ce2">
            <text:p>178093.1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OUTSIDE FLAT 2 HURLESTON HOUSE</text:p>
          </table:table-cell>
          <table:table-cell office:value-type="string" table:style-name="ce2">
            <text:p>NH2281</text:p>
          </table:table-cell>
          <table:table-cell office:value-type="float" office:value="536722.64" table:style-name="ce2">
            <text:p>536722.64</text:p>
          </table:table-cell>
          <table:table-cell office:value-type="float" office:value="178089.08" table:style-name="ce2">
            <text:p>178089.0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OUTSIDE FLAT 4 HURLESTON HOUSE</text:p>
          </table:table-cell>
          <table:table-cell office:value-type="string" table:style-name="ce2">
            <text:p>NH2282</text:p>
          </table:table-cell>
          <table:table-cell office:value-type="float" office:value="536705.69999999995" table:style-name="ce2">
            <text:p>536705.7</text:p>
          </table:table-cell>
          <table:table-cell office:value-type="float" office:value="178089.29" table:style-name="ce2">
            <text:p>178089.2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PATH SIDE SANDERSON HOUSE</text:p>
          </table:table-cell>
          <table:table-cell office:value-type="string" table:style-name="ce2">
            <text:p>NH2283</text:p>
          </table:table-cell>
          <table:table-cell office:value-type="float" office:value="536697.59999999998" table:style-name="ce2">
            <text:p>536697.6</text:p>
          </table:table-cell>
          <table:table-cell office:value-type="float" office:value="178099.71" table:style-name="ce2">
            <text:p>178099.7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NEAR SIDE SOCIAL CLUB BY PLAYGROUND</text:p>
          </table:table-cell>
          <table:table-cell office:value-type="string" table:style-name="ce2">
            <text:p>NH2284</text:p>
          </table:table-cell>
          <table:table-cell office:value-type="float" office:value="536680.24" table:style-name="ce2">
            <text:p>536680.24</text:p>
          </table:table-cell>
          <table:table-cell office:value-type="float" office:value="178093.6" table:style-name="ce2">
            <text:p>178093.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PATH SIDE REAR HURLESTON HOUSE</text:p>
          </table:table-cell>
          <table:table-cell office:value-type="string" table:style-name="ce2">
            <text:p>NH2285</text:p>
          </table:table-cell>
          <table:table-cell office:value-type="float" office:value="536689.4" table:style-name="ce2">
            <text:p>536689.4</text:p>
          </table:table-cell>
          <table:table-cell office:value-type="float" office:value="178071.09" table:style-name="ce2">
            <text:p>178071.0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OUTSIDE RICHMAN HOUSE</text:p>
          </table:table-cell>
          <table:table-cell office:value-type="string" table:style-name="ce2">
            <text:p>NH2286</text:p>
          </table:table-cell>
          <table:table-cell office:value-type="float" office:value="536676.66" table:style-name="ce2">
            <text:p>536676.66</text:p>
          </table:table-cell>
          <table:table-cell office:value-type="float" office:value="178061.2" table:style-name="ce2">
            <text:p>178061.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OUTSIDE RICHMAN HOUSE FACING STRAFFORD HOUSE</text:p>
          </table:table-cell>
          <table:table-cell office:value-type="string" table:style-name="ce2">
            <text:p>NH2287</text:p>
          </table:table-cell>
          <table:table-cell office:value-type="float" office:value="536655.52" table:style-name="ce2">
            <text:p>536655.52</text:p>
          </table:table-cell>
          <table:table-cell office:value-type="float" office:value="178092.03" table:style-name="ce2">
            <text:p>178092.0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PATH SIDE STRAFFORD HOUSE</text:p>
          </table:table-cell>
          <table:table-cell office:value-type="string" table:style-name="ce2">
            <text:p>NH2288</text:p>
          </table:table-cell>
          <table:table-cell office:value-type="float" office:value="536641.1" table:style-name="ce2">
            <text:p>536641.1</text:p>
          </table:table-cell>
          <table:table-cell office:value-type="float" office:value="178087.71" table:style-name="ce2">
            <text:p>178087.7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OUTSIDE STRAFFORD HOUSE</text:p>
          </table:table-cell>
          <table:table-cell office:value-type="string" table:style-name="ce2">
            <text:p>NH2289</text:p>
          </table:table-cell>
          <table:table-cell office:value-type="float" office:value="536646.47" table:style-name="ce2">
            <text:p>536646.47</text:p>
          </table:table-cell>
          <table:table-cell office:value-type="float" office:value="178103.49" table:style-name="ce2">
            <text:p>178103.4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OUTSIDE STRAFFORD HOUSE</text:p>
          </table:table-cell>
          <table:table-cell office:value-type="string" table:style-name="ce2">
            <text:p>NH2290</text:p>
          </table:table-cell>
          <table:table-cell office:value-type="float" office:value="536623.64" table:style-name="ce2">
            <text:p>536623.64</text:p>
          </table:table-cell>
          <table:table-cell office:value-type="float" office:value="178132.01" table:style-name="ce2">
            <text:p>178132.0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FACING REAR KEPPEL HOUSE</text:p>
          </table:table-cell>
          <table:table-cell office:value-type="string" table:style-name="ce2">
            <text:p>NH2291</text:p>
          </table:table-cell>
          <table:table-cell office:value-type="float" office:value="536615.53" table:style-name="ce2">
            <text:p>536615.53</text:p>
          </table:table-cell>
          <table:table-cell office:value-type="float" office:value="178141.58" table:style-name="ce2">
            <text:p>178141.5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PATH BETWEEN NORRIS HOUSE/195</text:p>
          </table:table-cell>
          <table:table-cell office:value-type="string" table:style-name="ce2">
            <text:p>NH2292</text:p>
          </table:table-cell>
          <table:table-cell office:value-type="float" office:value="536587.55000000005" table:style-name="ce2">
            <text:p>536587.55</text:p>
          </table:table-cell>
          <table:table-cell office:value-type="float" office:value="178137.37" table:style-name="ce2">
            <text:p>178137.3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NEAR FLAT 1 BY CAR PARKING</text:p>
          </table:table-cell>
          <table:table-cell office:value-type="string" table:style-name="ce2">
            <text:p>NH2293</text:p>
          </table:table-cell>
          <table:table-cell office:value-type="float" office:value="536590.28" table:style-name="ce2">
            <text:p>536590.28</text:p>
          </table:table-cell>
          <table:table-cell office:value-type="float" office:value="178156.73" table:style-name="ce2">
            <text:p>178156.7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OUTSIDE FLAT 3 NORRIS HOUSE</text:p>
          </table:table-cell>
          <table:table-cell office:value-type="string" table:style-name="ce2">
            <text:p>NH2294</text:p>
          </table:table-cell>
          <table:table-cell office:value-type="float" office:value="536572.6" table:style-name="ce2">
            <text:p>536572.6</text:p>
          </table:table-cell>
          <table:table-cell office:value-type="float" office:value="178168.41" table:style-name="ce2">
            <text:p>178168.4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SIDE KEPPEL HOUSE FACING BERKLEY HOUSE</text:p>
          </table:table-cell>
          <table:table-cell office:value-type="string" table:style-name="ce2">
            <text:p>NH2295</text:p>
          </table:table-cell>
          <table:table-cell office:value-type="float" office:value="536630.57999999996" table:style-name="ce2">
            <text:p>536630.58</text:p>
          </table:table-cell>
          <table:table-cell office:value-type="float" office:value="178148.84" table:style-name="ce2">
            <text:p>178148.8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OUTSIDE FLAT 1 KEPPEL HOUSE</text:p>
          </table:table-cell>
          <table:table-cell office:value-type="string" table:style-name="ce2">
            <text:p>NH2296</text:p>
          </table:table-cell>
          <table:table-cell office:value-type="float" office:value="536631.53" table:style-name="ce2">
            <text:p>536631.53</text:p>
          </table:table-cell>
          <table:table-cell office:value-type="float" office:value="178158.1" table:style-name="ce2">
            <text:p>178158.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NEAR FLAT 3 KEPPEL HOUSE</text:p>
          </table:table-cell>
          <table:table-cell office:value-type="string" table:style-name="ce2">
            <text:p>NH2297</text:p>
          </table:table-cell>
          <table:table-cell office:value-type="float" office:value="536617.85" table:style-name="ce2">
            <text:p>536617.85</text:p>
          </table:table-cell>
          <table:table-cell office:value-type="float" office:value="178176.94" table:style-name="ce2">
            <text:p>178176.9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OUTSIDE FLAT 6 KEPPEL HOUSE</text:p>
          </table:table-cell>
          <table:table-cell office:value-type="string" table:style-name="ce2">
            <text:p>NH2298</text:p>
          </table:table-cell>
          <table:table-cell office:value-type="float" office:value="536599.32999999996" table:style-name="ce2">
            <text:p>536599.33</text:p>
          </table:table-cell>
          <table:table-cell office:value-type="float" office:value="178193.46" table:style-name="ce2">
            <text:p>178193.4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SIDE ROCHFORT HOUSE</text:p>
          </table:table-cell>
          <table:table-cell office:value-type="string" table:style-name="ce2">
            <text:p>NH2299</text:p>
          </table:table-cell>
          <table:table-cell office:value-type="float" office:value="536661.41" table:style-name="ce2">
            <text:p>536661.41</text:p>
          </table:table-cell>
          <table:table-cell office:value-type="float" office:value="178166.62" table:style-name="ce2">
            <text:p>178166.6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OUTSIDE FLAT 1 ROCHFORT HOUSE</text:p>
          </table:table-cell>
          <table:table-cell office:value-type="string" table:style-name="ce2">
            <text:p>NH2300</text:p>
          </table:table-cell>
          <table:table-cell office:value-type="float" office:value="536663.41" table:style-name="ce2">
            <text:p>536663.41</text:p>
          </table:table-cell>
          <table:table-cell office:value-type="float" office:value="178178.62" table:style-name="ce2">
            <text:p>178178.6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NEAR FLAT 4 ROCHFORT HOUSE</text:p>
          </table:table-cell>
          <table:table-cell office:value-type="string" table:style-name="ce2">
            <text:p>NH2301</text:p>
          </table:table-cell>
          <table:table-cell office:value-type="float" office:value="536644.99" table:style-name="ce2">
            <text:p>536644.99</text:p>
          </table:table-cell>
          <table:table-cell office:value-type="float" office:value="178202.4" table:style-name="ce2">
            <text:p>178202.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OUTSIDE FLAT 8 ROCHFORT HOUSE</text:p>
          </table:table-cell>
          <table:table-cell office:value-type="string" table:style-name="ce2">
            <text:p>NH2302</text:p>
          </table:table-cell>
          <table:table-cell office:value-type="float" office:value="536621.31999999995" table:style-name="ce2">
            <text:p>536621.32</text:p>
          </table:table-cell>
          <table:table-cell office:value-type="float" office:value="178220.08" table:style-name="ce2">
            <text:p>178220.0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SIDE REAR NORTH HOUSE FACING GROVE STREET</text:p>
          </table:table-cell>
          <table:table-cell office:value-type="string" table:style-name="ce2">
            <text:p>NH2303</text:p>
          </table:table-cell>
          <table:table-cell office:value-type="float" office:value="536683.4" table:style-name="ce2">
            <text:p>536683.4</text:p>
          </table:table-cell>
          <table:table-cell office:value-type="float" office:value="178181.04" table:style-name="ce2">
            <text:p>178181.0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SIDE NORTH HOUSE</text:p>
          </table:table-cell>
          <table:table-cell office:value-type="string" table:style-name="ce2">
            <text:p>NH2304</text:p>
          </table:table-cell>
          <table:table-cell office:value-type="float" office:value="536697.39" table:style-name="ce2">
            <text:p>536697.39</text:p>
          </table:table-cell>
          <table:table-cell office:value-type="float" office:value="178190.61" table:style-name="ce2">
            <text:p>178190.6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OUTSIDE FLAT 1 NORTH HOUSE</text:p>
          </table:table-cell>
          <table:table-cell office:value-type="string" table:style-name="ce2">
            <text:p>NH2305</text:p>
          </table:table-cell>
          <table:table-cell office:value-type="float" office:value="536695.6" table:style-name="ce2">
            <text:p>536695.6</text:p>
          </table:table-cell>
          <table:table-cell office:value-type="float" office:value="178200.4" table:style-name="ce2">
            <text:p>178200.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FACING FLAT 4 NORTH HOUSE BY GROVE STREET</text:p>
          </table:table-cell>
          <table:table-cell office:value-type="string" table:style-name="ce2">
            <text:p>NH2306</text:p>
          </table:table-cell>
          <table:table-cell office:value-type="float" office:value="536679.51" table:style-name="ce2">
            <text:p>536679.51</text:p>
          </table:table-cell>
          <table:table-cell office:value-type="float" office:value="178220.08" table:style-name="ce2">
            <text:p>178220.0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FACING FLAT 5 AT GROVE STREET</text:p>
          </table:table-cell>
          <table:table-cell office:value-type="string" table:style-name="ce2">
            <text:p>NH2307</text:p>
          </table:table-cell>
          <table:table-cell office:value-type="float" office:value="536674.98" table:style-name="ce2">
            <text:p>536674.98</text:p>
          </table:table-cell>
          <table:table-cell office:value-type="float" office:value="178234.91" table:style-name="ce2">
            <text:p>178234.9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OUTSIDE FLAT 8 NEAR GROVE STREET</text:p>
          </table:table-cell>
          <table:table-cell office:value-type="string" table:style-name="ce2">
            <text:p>NH2308</text:p>
          </table:table-cell>
          <table:table-cell office:value-type="float" office:value="536655.09" table:style-name="ce2">
            <text:p>536655.09</text:p>
          </table:table-cell>
          <table:table-cell office:value-type="float" office:value="178244.27" table:style-name="ce2">
            <text:p>178244.2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OUTSIDE FLAT 8 <text:s/>CAMDEN HOUSE</text:p>
          </table:table-cell>
          <table:table-cell office:value-type="string" table:style-name="ce2">
            <text:p>NH2309</text:p>
          </table:table-cell>
          <table:table-cell office:value-type="float" office:value="536712.12" table:style-name="ce2">
            <text:p>536712.12</text:p>
          </table:table-cell>
          <table:table-cell office:value-type="float" office:value="178178.09" table:style-name="ce2">
            <text:p>178178.0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OUTSIDE FLAT 6 CAMDEN HOUSE</text:p>
          </table:table-cell>
          <table:table-cell office:value-type="string" table:style-name="ce2">
            <text:p>NH2310</text:p>
          </table:table-cell>
          <table:table-cell office:value-type="float" office:value="536724.54" table:style-name="ce2">
            <text:p>536724.54</text:p>
          </table:table-cell>
          <table:table-cell office:value-type="float" office:value="178154.31" table:style-name="ce2">
            <text:p>178154.3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OUTSIDE FLAT 3 CAMDEN HOUSE</text:p>
          </table:table-cell>
          <table:table-cell office:value-type="string" table:style-name="ce2">
            <text:p>NH2311</text:p>
          </table:table-cell>
          <table:table-cell office:value-type="float" office:value="536744.84" table:style-name="ce2">
            <text:p>536744.84</text:p>
          </table:table-cell>
          <table:table-cell office:value-type="float" office:value="178126.86" table:style-name="ce2">
            <text:p>178126.8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REAR CAMDEN HOUSE FACING HURLESTON HOUSE</text:p>
          </table:table-cell>
          <table:table-cell office:value-type="string" table:style-name="ce2">
            <text:p>NH2312</text:p>
          </table:table-cell>
          <table:table-cell office:value-type="float" office:value="536730.96" table:style-name="ce2">
            <text:p>536730.96</text:p>
          </table:table-cell>
          <table:table-cell office:value-type="float" office:value="178109.28" table:style-name="ce2">
            <text:p>178109.2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REAR CAMDEN HOUSE FACING SANDERSON HOUSE</text:p>
          </table:table-cell>
          <table:table-cell office:value-type="string" table:style-name="ce2">
            <text:p>NH2313</text:p>
          </table:table-cell>
          <table:table-cell office:value-type="float" office:value="536716.02" table:style-name="ce2">
            <text:p>536716.02</text:p>
          </table:table-cell>
          <table:table-cell office:value-type="float" office:value="178120.86" table:style-name="ce2">
            <text:p>178120.8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REAR CAMDEN HOUSE FACING SANDERSON HOUSE</text:p>
          </table:table-cell>
          <table:table-cell office:value-type="string" table:style-name="ce2">
            <text:p>NH2314</text:p>
          </table:table-cell>
          <table:table-cell office:value-type="float" office:value="536698.97" table:style-name="ce2">
            <text:p>536698.97</text:p>
          </table:table-cell>
          <table:table-cell office:value-type="float" office:value="178144.11" table:style-name="ce2">
            <text:p>178144.1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NEXT TO SANDERSON HOUSE</text:p>
          </table:table-cell>
          <table:table-cell office:value-type="string" table:style-name="ce2">
            <text:p>NH2315</text:p>
          </table:table-cell>
          <table:table-cell office:value-type="float" office:value="536680.35" table:style-name="ce2">
            <text:p>536680.35</text:p>
          </table:table-cell>
          <table:table-cell office:value-type="float" office:value="178160.63" table:style-name="ce2">
            <text:p>178160.6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PATH BETWEEN BERKELEY/SANDERSON HOUSES</text:p>
          </table:table-cell>
          <table:table-cell office:value-type="string" table:style-name="ce2">
            <text:p>NH2316</text:p>
          </table:table-cell>
          <table:table-cell office:value-type="float" office:value="536670.88" table:style-name="ce2">
            <text:p>536670.88</text:p>
          </table:table-cell>
          <table:table-cell office:value-type="float" office:value="178145.27" table:style-name="ce2">
            <text:p>178145.2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OVE STREET</text:p>
          </table:table-cell>
          <table:table-cell office:value-type="string" table:style-name="ce1">
            <text:p>PATH REAR BERKELEY HOUSE</text:p>
          </table:table-cell>
          <table:table-cell office:value-type="string" table:style-name="ce2">
            <text:p>NH2317</text:p>
          </table:table-cell>
          <table:table-cell office:value-type="float" office:value="536657.82999999996" table:style-name="ce2">
            <text:p>536657.83</text:p>
          </table:table-cell>
          <table:table-cell office:value-type="float" office:value="178119.91" table:style-name="ce2">
            <text:p>178119.9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AMILTON STREET</text:p>
          </table:table-cell>
          <table:table-cell office:value-type="string" table:style-name="ce1">
            <text:p>OPPOSITE FLAMINGO COURT NEAR RAILWAY</text:p>
          </table:table-cell>
          <table:table-cell office:value-type="string" table:style-name="ce2">
            <text:p>NH2707</text:p>
          </table:table-cell>
          <table:table-cell office:value-type="float" office:value="537091.83999999997" table:style-name="ce2">
            <text:p>537091.84</text:p>
          </table:table-cell>
          <table:table-cell office:value-type="float" office:value="177465.54" table:style-name="ce2">
            <text:p>177465.5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AMILTON STREET</text:p>
          </table:table-cell>
          <table:table-cell office:value-type="string" table:style-name="ce1">
            <text:p>CORNER FLATS 11/12 FLAMINGO COURT</text:p>
          </table:table-cell>
          <table:table-cell office:value-type="string" table:style-name="ce2">
            <text:p>NH2708</text:p>
          </table:table-cell>
          <table:table-cell office:value-type="float" office:value="537073.82999999996" table:style-name="ce2">
            <text:p>537073.83</text:p>
          </table:table-cell>
          <table:table-cell office:value-type="float" office:value="177463" table:style-name="ce2">
            <text:p>17746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AMILTON STREET</text:p>
          </table:table-cell>
          <table:table-cell office:value-type="string" table:style-name="ce1">
            <text:p>SIDE FLAMINGO COURT FACING RAILWAY</text:p>
          </table:table-cell>
          <table:table-cell office:value-type="string" table:style-name="ce2">
            <text:p>NH2709</text:p>
          </table:table-cell>
          <table:table-cell office:value-type="float" office:value="537062.34" table:style-name="ce2">
            <text:p>537062.34</text:p>
          </table:table-cell>
          <table:table-cell office:value-type="float" office:value="177458.41" table:style-name="ce2">
            <text:p>177458.4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AMILTON STREET</text:p>
          </table:table-cell>
          <table:table-cell office:value-type="string" table:style-name="ce1">
            <text:p>SIDE REAR FLAMINGO COURT</text:p>
          </table:table-cell>
          <table:table-cell office:value-type="string" table:style-name="ce2">
            <text:p>NH2710</text:p>
          </table:table-cell>
          <table:table-cell office:value-type="float" office:value="537050.5" table:style-name="ce2">
            <text:p>537050.5</text:p>
          </table:table-cell>
          <table:table-cell office:value-type="float" office:value="177462.39999999999" table:style-name="ce2">
            <text:p>177462.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AMILTON STREET</text:p>
          </table:table-cell>
          <table:table-cell office:value-type="string" table:style-name="ce1">
            <text:p>REAR FLATS 2/11 SANDPIPER COURT NEAR RAILWAY</text:p>
          </table:table-cell>
          <table:table-cell office:value-type="string" table:style-name="ce2">
            <text:p>NH2711</text:p>
          </table:table-cell>
          <table:table-cell office:value-type="float" office:value="537036.96" table:style-name="ce2">
            <text:p>537036.96</text:p>
          </table:table-cell>
          <table:table-cell office:value-type="float" office:value="177469.77" table:style-name="ce2">
            <text:p>177469.7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AMILTON STREET</text:p>
          </table:table-cell>
          <table:table-cell office:value-type="string" table:style-name="ce1">
            <text:p>REAR FLATS 5/8 SANDPIPER COURT NEAR EDWARD PLACE</text:p>
          </table:table-cell>
          <table:table-cell office:value-type="string" table:style-name="ce2">
            <text:p>NH2712</text:p>
          </table:table-cell>
          <table:table-cell office:value-type="float" office:value="537022.56999999995" table:style-name="ce2">
            <text:p>537022.57</text:p>
          </table:table-cell>
          <table:table-cell office:value-type="float" office:value="177477.63" table:style-name="ce2">
            <text:p>177477.6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AMILTON STREET</text:p>
          </table:table-cell>
          <table:table-cell office:value-type="string" table:style-name="ce1">
            <text:p>SIDE 1/22 FLAMINGO COURT PATH TO EDWARD PL</text:p>
          </table:table-cell>
          <table:table-cell office:value-type="string" table:style-name="ce2">
            <text:p>NH2718</text:p>
          </table:table-cell>
          <table:table-cell office:value-type="float" office:value="537054.61" table:style-name="ce2">
            <text:p>537054.61</text:p>
          </table:table-cell>
          <table:table-cell office:value-type="float" office:value="177519.09" table:style-name="ce2">
            <text:p>177519.0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AMILTON STREET</text:p>
          </table:table-cell>
          <table:table-cell office:value-type="string" table:style-name="ce1">
            <text:p>FRONT 3/20 FLAMIMNGO COURT BY PARKING BAYS</text:p>
          </table:table-cell>
          <table:table-cell office:value-type="string" table:style-name="ce2">
            <text:p>NH2719</text:p>
          </table:table-cell>
          <table:table-cell office:value-type="float" office:value="537068.63" table:style-name="ce2">
            <text:p>537068.63</text:p>
          </table:table-cell>
          <table:table-cell office:value-type="float" office:value="177508.09" table:style-name="ce2">
            <text:p>177508.0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AMILTON STREET</text:p>
          </table:table-cell>
          <table:table-cell office:value-type="string" table:style-name="ce1">
            <text:p>OUTSIDE FLATS 6/17 FLAMINGO COURT</text:p>
          </table:table-cell>
          <table:table-cell office:value-type="string" table:style-name="ce2">
            <text:p>NH2720</text:p>
          </table:table-cell>
          <table:table-cell office:value-type="float" office:value="537069.6" table:style-name="ce2">
            <text:p>537069.6</text:p>
          </table:table-cell>
          <table:table-cell office:value-type="float" office:value="177494.8" table:style-name="ce2">
            <text:p>177494.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AMILTON STREET</text:p>
          </table:table-cell>
          <table:table-cell office:value-type="string" table:style-name="ce1">
            <text:p>OUTSIDE <text:s/>FLATS 9/14 FLAMINGO COURT</text:p>
          </table:table-cell>
          <table:table-cell office:value-type="string" table:style-name="ce2">
            <text:p>NH2721</text:p>
          </table:table-cell>
          <table:table-cell office:value-type="float" office:value="537072.74" table:style-name="ce2">
            <text:p>537072.74</text:p>
          </table:table-cell>
          <table:table-cell office:value-type="float" office:value="177477.02" table:style-name="ce2">
            <text:p>177477.0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AMILTON STREET</text:p>
          </table:table-cell>
          <table:table-cell office:value-type="string" table:style-name="ce1">
            <text:p>OPPOSITE 11/12 FLAMINGO COURT SIDE CAR PARK</text:p>
          </table:table-cell>
          <table:table-cell office:value-type="string" table:style-name="ce2">
            <text:p>NH2722</text:p>
          </table:table-cell>
          <table:table-cell office:value-type="float" office:value="537088.09" table:style-name="ce2">
            <text:p>537088.09</text:p>
          </table:table-cell>
          <table:table-cell office:value-type="float" office:value="177481.5" table:style-name="ce2">
            <text:p>177481.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AMILTON STREET</text:p>
          </table:table-cell>
          <table:table-cell office:value-type="string" table:style-name="ce1">
            <text:p>OPPOSITE FLATS 9/14 FLAMINGO COURT SIDE CA</text:p>
          </table:table-cell>
          <table:table-cell office:value-type="string" table:style-name="ce2">
            <text:p>NH2723</text:p>
          </table:table-cell>
          <table:table-cell office:value-type="float" office:value="537085.43000000005" table:style-name="ce2">
            <text:p>537085.43</text:p>
          </table:table-cell>
          <table:table-cell office:value-type="float" office:value="177497.58" table:style-name="ce2">
            <text:p>177497.5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AMILTON STREET</text:p>
          </table:table-cell>
          <table:table-cell office:value-type="string" table:style-name="ce1">
            <text:p>OPPOSITE 5/18 FLAMINGO COURT SIDE CAR PARK</text:p>
          </table:table-cell>
          <table:table-cell office:value-type="string" table:style-name="ce2">
            <text:p>NH2724</text:p>
          </table:table-cell>
          <table:table-cell office:value-type="float" office:value="537084.82999999996" table:style-name="ce2">
            <text:p>537084.83</text:p>
          </table:table-cell>
          <table:table-cell office:value-type="float" office:value="177510.87" table:style-name="ce2">
            <text:p>177510.8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AMILTON STREET</text:p>
          </table:table-cell>
          <table:table-cell office:value-type="string" table:style-name="ce1">
            <text:p>END OF CAR PARK BY FFINCH STREET</text:p>
          </table:table-cell>
          <table:table-cell office:value-type="string" table:style-name="ce2">
            <text:p>NH2725</text:p>
          </table:table-cell>
          <table:table-cell office:value-type="float" office:value="537112.76" table:style-name="ce2">
            <text:p>537112.76</text:p>
          </table:table-cell>
          <table:table-cell office:value-type="float" office:value="177460.7" table:style-name="ce2">
            <text:p>177460.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AMILTON STREET</text:p>
          </table:table-cell>
          <table:table-cell office:value-type="string" table:style-name="ce1">
            <text:p>ADJACENT TO FFINCH STREET BY CAR PARK</text:p>
          </table:table-cell>
          <table:table-cell office:value-type="string" table:style-name="ce2">
            <text:p>NH2726</text:p>
          </table:table-cell>
          <table:table-cell office:value-type="float" office:value="537125.21" table:style-name="ce2">
            <text:p>537125.21</text:p>
          </table:table-cell>
          <table:table-cell office:value-type="float" office:value="177467.47" table:style-name="ce2">
            <text:p>177467.4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AMILTON STREET</text:p>
          </table:table-cell>
          <table:table-cell office:value-type="string" table:style-name="ce1">
            <text:p>2ND IN CAR PARK FROM HAMILTON STREET</text:p>
          </table:table-cell>
          <table:table-cell office:value-type="string" table:style-name="ce2">
            <text:p>NH2727</text:p>
          </table:table-cell>
          <table:table-cell office:value-type="float" office:value="537109.49" table:style-name="ce2">
            <text:p>537109.49</text:p>
          </table:table-cell>
          <table:table-cell office:value-type="float" office:value="177487.06" table:style-name="ce2">
            <text:p>177487.0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AMILTON STREET</text:p>
          </table:table-cell>
          <table:table-cell office:value-type="string" table:style-name="ce1">
            <text:p>1ST IN CAR PARK BY HAMILTON STREET</text:p>
          </table:table-cell>
          <table:table-cell office:value-type="string" table:style-name="ce2">
            <text:p>NH2728</text:p>
          </table:table-cell>
          <table:table-cell office:value-type="float" office:value="537104.41" table:style-name="ce2">
            <text:p>537104.41</text:p>
          </table:table-cell>
          <table:table-cell office:value-type="float" office:value="177509.3" table:style-name="ce2">
            <text:p>177509.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AMILTON STREET</text:p>
          </table:table-cell>
          <table:table-cell office:value-type="string" table:style-name="ce1">
            <text:p>1ST IN ESTATE FROM DEPTFORD HIGH STREET</text:p>
          </table:table-cell>
          <table:table-cell office:value-type="string" table:style-name="ce2">
            <text:p>NH2729</text:p>
          </table:table-cell>
          <table:table-cell office:value-type="float" office:value="537092.68999999994" table:style-name="ce2">
            <text:p>537092.69</text:p>
          </table:table-cell>
          <table:table-cell office:value-type="float" office:value="177514.5" table:style-name="ce2">
            <text:p>177514.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AMILTON STREET</text:p>
          </table:table-cell>
          <table:table-cell office:value-type="string" table:style-name="ce1">
            <text:p>OPPOSITE SIDE BITTERN COURT <text:s/>EDWARD STREET</text:p>
          </table:table-cell>
          <table:table-cell office:value-type="string" table:style-name="ce2">
            <text:p>NH2730</text:p>
          </table:table-cell>
          <table:table-cell office:value-type="float" office:value="537079.51" table:style-name="ce2">
            <text:p>537079.51</text:p>
          </table:table-cell>
          <table:table-cell office:value-type="float" office:value="177517.77" table:style-name="ce2">
            <text:p>177517.7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OCKETT CLOSE [DEPTFORD WHARF</text:p>
          </table:table-cell>
          <table:table-cell office:value-type="string" table:style-name="ce1">
            <text:p>OUTSIDE 4</text:p>
          </table:table-cell>
          <table:table-cell office:value-type="string" table:style-name="ce2">
            <text:p>NH2364</text:p>
          </table:table-cell>
          <table:table-cell office:value-type="float" office:value="536497.69999999995" table:style-name="ce2">
            <text:p>536497.7</text:p>
          </table:table-cell>
          <table:table-cell office:value-type="float" office:value="178801.39" table:style-name="ce2">
            <text:p>178801.3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OCKETT CLOSE [DEPTFORD WHARF</text:p>
          </table:table-cell>
          <table:table-cell office:value-type="string" table:style-name="ce1">
            <text:p>OUTSIDE 11</text:p>
          </table:table-cell>
          <table:table-cell office:value-type="string" table:style-name="ce2">
            <text:p>NH2365</text:p>
          </table:table-cell>
          <table:table-cell office:value-type="float" office:value="536533.68000000005" table:style-name="ce2">
            <text:p>536533.68</text:p>
          </table:table-cell>
          <table:table-cell office:value-type="float" office:value="178806.99" table:style-name="ce2">
            <text:p>178806.9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text:s text:c="2"/></text:p>
          </table:table-cell>
          <table:table-cell office:value-type="string" table:style-name="ce1">
            <text:p>JODANE STREET</text:p>
          </table:table-cell>
          <table:table-cell office:value-type="string" table:style-name="ce1">
            <text:p>ON CORNER <text:s/>OUTSIDE 1 TO 11</text:p>
          </table:table-cell>
          <table:table-cell office:value-type="string" table:style-name="ce2">
            <text:p>NH2871</text:p>
          </table:table-cell>
          <table:table-cell office:value-type="float" office:value="536583.27" table:style-name="ce2">
            <text:p>536583.27</text:p>
          </table:table-cell>
          <table:table-cell office:value-type="float" office:value="178711.32" table:style-name="ce2">
            <text:p>178711.3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text:s text:c="2"/></text:p>
          </table:table-cell>
          <table:table-cell office:value-type="string" table:style-name="ce1">
            <text:p>JODANE STREET</text:p>
          </table:table-cell>
          <table:table-cell office:value-type="string" table:style-name="ce1">
            <text:p>O/S 16/18</text:p>
          </table:table-cell>
          <table:table-cell office:value-type="string" table:style-name="ce2">
            <text:p>NH2872</text:p>
          </table:table-cell>
          <table:table-cell office:value-type="float" office:value="536612.31999999995" table:style-name="ce2">
            <text:p>536612.32</text:p>
          </table:table-cell>
          <table:table-cell office:value-type="float" office:value="178705.92000000001" table:style-name="ce2">
            <text:p>178705.9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text:s text:c="2"/></text:p>
          </table:table-cell>
          <table:table-cell office:value-type="string" table:style-name="ce1">
            <text:p>JODANE STREET</text:p>
          </table:table-cell>
          <table:table-cell office:value-type="string" table:style-name="ce1">
            <text:p>O/S 27/29</text:p>
          </table:table-cell>
          <table:table-cell office:value-type="string" table:style-name="ce2">
            <text:p>NH2873</text:p>
          </table:table-cell>
          <table:table-cell office:value-type="float" office:value="536635.06000000006" table:style-name="ce2">
            <text:p>536635.06</text:p>
          </table:table-cell>
          <table:table-cell office:value-type="float" office:value="178719.05" table:style-name="ce2">
            <text:p>178719.0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text:s text:c="2"/></text:p>
          </table:table-cell>
          <table:table-cell office:value-type="string" table:style-name="ce1">
            <text:p>JODANE STREET</text:p>
          </table:table-cell>
          <table:table-cell office:value-type="string" table:style-name="ce1">
            <text:p>OPP 37 TO 51</text:p>
          </table:table-cell>
          <table:table-cell office:value-type="string" table:style-name="ce2">
            <text:p>NH2874</text:p>
          </table:table-cell>
          <table:table-cell office:value-type="float" office:value="536662.81000000006" table:style-name="ce2">
            <text:p>536662.81</text:p>
          </table:table-cell>
          <table:table-cell office:value-type="float" office:value="178716.88" table:style-name="ce2">
            <text:p>178716.8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text:s text:c="2"/></text:p>
          </table:table-cell>
          <table:table-cell office:value-type="string" table:style-name="ce1">
            <text:p>JODANE STREET</text:p>
          </table:table-cell>
          <table:table-cell office:value-type="string" table:style-name="ce1">
            <text:p>OPP 53 TO 67 <text:s/>JCN ENTERPRIZE WAY</text:p>
          </table:table-cell>
          <table:table-cell office:value-type="string" table:style-name="ce2">
            <text:p>NH2875</text:p>
          </table:table-cell>
          <table:table-cell office:value-type="float" office:value="536685.04" table:style-name="ce2">
            <text:p>536685.04</text:p>
          </table:table-cell>
          <table:table-cell office:value-type="float" office:value="178724.84" table:style-name="ce2">
            <text:p>178724.8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KEMPTHORNE ROAD [DEPTFORD WHAR</text:p>
          </table:table-cell>
          <table:table-cell office:value-type="string" table:style-name="ce1">
            <text:p>FACING 12-17 REAR HOCKETT CLOSE</text:p>
          </table:table-cell>
          <table:table-cell office:value-type="string" table:style-name="ce2">
            <text:p>NH2368</text:p>
          </table:table-cell>
          <table:table-cell office:value-type="float" office:value="536502.89" table:style-name="ce2">
            <text:p>536502.89</text:p>
          </table:table-cell>
          <table:table-cell office:value-type="float" office:value="178780.76" table:style-name="ce2">
            <text:p>178780.7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KEMPTHORNE ROAD [DEPTFORD WHAR</text:p>
          </table:table-cell>
          <table:table-cell office:value-type="string" table:style-name="ce1">
            <text:p>OPPOSITE 1-3 REAR 3 HOCKETT CLOSE</text:p>
          </table:table-cell>
          <table:table-cell office:value-type="string" table:style-name="ce2">
            <text:p>NH2369</text:p>
          </table:table-cell>
          <table:table-cell office:value-type="float" office:value="536532.74" table:style-name="ce2">
            <text:p>536532.74</text:p>
          </table:table-cell>
          <table:table-cell office:value-type="float" office:value="178784.97" table:style-name="ce2">
            <text:p>178784.9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LARCH CLOSE [HOUSING]</text:p>
          </table:table-cell>
          <table:table-cell office:value-type="string" table:style-name="ce1">
            <text:p>NEXT TO 1 JUNCTION CLYDE STREET</text:p>
          </table:table-cell>
          <table:table-cell office:value-type="string" table:style-name="ce2">
            <text:p>NH2322</text:p>
          </table:table-cell>
          <table:table-cell office:value-type="float" office:value="536936.82999999996" table:style-name="ce2">
            <text:p>536936.83</text:p>
          </table:table-cell>
          <table:table-cell office:value-type="float" office:value="177649.29" table:style-name="ce2">
            <text:p>177649.2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LARCH CLOSE [HOUSING]</text:p>
          </table:table-cell>
          <table:table-cell office:value-type="string" table:style-name="ce1">
            <text:p>NEXT TO 2 BY PARKING BAY</text:p>
          </table:table-cell>
          <table:table-cell office:value-type="string" table:style-name="ce2">
            <text:p>NH2323</text:p>
          </table:table-cell>
          <table:table-cell office:value-type="float" office:value="536932.4" table:style-name="ce2">
            <text:p>536932.4</text:p>
          </table:table-cell>
          <table:table-cell office:value-type="float" office:value="177633.59" table:style-name="ce2">
            <text:p>177633.5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LARCH CLOSE [HOUSING]</text:p>
          </table:table-cell>
          <table:table-cell office:value-type="string" table:style-name="ce1">
            <text:p>OUTSIDE 7 FACING 8</text:p>
          </table:table-cell>
          <table:table-cell office:value-type="string" table:style-name="ce2">
            <text:p>NH2324</text:p>
          </table:table-cell>
          <table:table-cell office:value-type="float" office:value="536943.19999999995" table:style-name="ce2">
            <text:p>536943.2</text:p>
          </table:table-cell>
          <table:table-cell office:value-type="float" office:value="177615.16" table:style-name="ce2">
            <text:p>177615.1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LARCH CLOSE [HOUSING]</text:p>
          </table:table-cell>
          <table:table-cell office:value-type="string" table:style-name="ce1">
            <text:p>OUTSIDE 10 FACING 9</text:p>
          </table:table-cell>
          <table:table-cell office:value-type="string" table:style-name="ce2">
            <text:p>NH2325</text:p>
          </table:table-cell>
          <table:table-cell office:value-type="float" office:value="536939.34" table:style-name="ce2">
            <text:p>536939.34</text:p>
          </table:table-cell>
          <table:table-cell office:value-type="float" office:value="177603.22" table:style-name="ce2">
            <text:p>177603.2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LEEWAY</text:p>
          </table:table-cell>
          <table:table-cell office:value-type="string" table:style-name="ce1">
            <text:p>S/O 25 TO 30 LEEWAY</text:p>
          </table:table-cell>
          <table:table-cell office:value-type="string" table:style-name="ce2">
            <text:p>NH2823</text:p>
          </table:table-cell>
          <table:table-cell office:value-type="float" office:value="536757.31999999995" table:style-name="ce2">
            <text:p>536757.32</text:p>
          </table:table-cell>
          <table:table-cell office:value-type="float" office:value="178329.19" table:style-name="ce2">
            <text:p>178329.1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LINBERRY WALK [HOUSING]</text:p>
          </table:table-cell>
          <table:table-cell office:value-type="string" table:style-name="ce1">
            <text:p>SIDE 16 FACING 1-15 [Twin Arm]</text:p>
          </table:table-cell>
          <table:table-cell office:value-type="string" table:style-name="ce2">
            <text:p>NH2372</text:p>
          </table:table-cell>
          <table:table-cell office:value-type="float" office:value="536509.14" table:style-name="ce2">
            <text:p>536509.14</text:p>
          </table:table-cell>
          <table:table-cell office:value-type="float" office:value="178714.82" table:style-name="ce2">
            <text:p>178714.8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LINBERRY WALK [HOUSING]</text:p>
          </table:table-cell>
          <table:table-cell office:value-type="string" table:style-name="ce1">
            <text:p>GRASS AREA REAR 245-273 GROVE STREET - [Twin Arm]</text:p>
          </table:table-cell>
          <table:table-cell office:value-type="string" table:style-name="ce2">
            <text:p>NH2373</text:p>
          </table:table-cell>
          <table:table-cell office:value-type="float" office:value="536539.93999999994" table:style-name="ce2">
            <text:p>536539.94</text:p>
          </table:table-cell>
          <table:table-cell office:value-type="float" office:value="178724.84" table:style-name="ce2">
            <text:p>178724.8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LINBERRY WALK [HOUSING]</text:p>
          </table:table-cell>
          <table:table-cell office:value-type="string" table:style-name="ce1">
            <text:p>OUTSIDE 19 ON GRASS AREA - [Twin Arm]</text:p>
          </table:table-cell>
          <table:table-cell office:value-type="string" table:style-name="ce2">
            <text:p>NH2374</text:p>
          </table:table-cell>
          <table:table-cell office:value-type="float" office:value="536517.6" table:style-name="ce2">
            <text:p>536517.6</text:p>
          </table:table-cell>
          <table:table-cell office:value-type="float" office:value="178737.44" table:style-name="ce2">
            <text:p>178737.4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LINBERRY WALK [HOUSING]</text:p>
          </table:table-cell>
          <table:table-cell office:value-type="string" table:style-name="ce1">
            <text:p>SIDE 1-15 NEAR GROVE STREET</text:p>
          </table:table-cell>
          <table:table-cell office:value-type="string" table:style-name="ce2">
            <text:p>NH2375</text:p>
          </table:table-cell>
          <table:table-cell office:value-type="float" office:value="536543.06999999995" table:style-name="ce2">
            <text:p>536543.07</text:p>
          </table:table-cell>
          <table:table-cell office:value-type="float" office:value="178704.16" table:style-name="ce2">
            <text:p>178704.1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LINBERRY WALK [HOUSING]</text:p>
          </table:table-cell>
          <table:table-cell office:value-type="string" table:style-name="ce1">
            <text:p>REAR 80-90 CARTERET WAY - [Twin Arm]</text:p>
          </table:table-cell>
          <table:table-cell office:value-type="string" table:style-name="ce2">
            <text:p>NH2376</text:p>
          </table:table-cell>
          <table:table-cell office:value-type="float" office:value="536494.18999999994" table:style-name="ce2">
            <text:p>536494.19</text:p>
          </table:table-cell>
          <table:table-cell office:value-type="float" office:value="178759.11" table:style-name="ce2">
            <text:p>178759.1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LINBERRY WALK [HOUSING]</text:p>
          </table:table-cell>
          <table:table-cell office:value-type="string" table:style-name="ce1">
            <text:p>REAR 1-3 KEMPTHORHE ROAD - [Twin Arm]</text:p>
          </table:table-cell>
          <table:table-cell office:value-type="string" table:style-name="ce2">
            <text:p>NH2377</text:p>
          </table:table-cell>
          <table:table-cell office:value-type="float" office:value="536539.78" table:style-name="ce2">
            <text:p>536539.78</text:p>
          </table:table-cell>
          <table:table-cell office:value-type="float" office:value="178763.7" table:style-name="ce2">
            <text:p>178763.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LONGSHORE</text:p>
          </table:table-cell>
          <table:table-cell office:value-type="string" table:style-name="ce1">
            <text:p>REAR OF PELICAN HOUSE AND BOUNDRY DAUBENEY</text:p>
          </table:table-cell>
          <table:table-cell office:value-type="string" table:style-name="ce2">
            <text:p>NH2847</text:p>
          </table:table-cell>
          <table:table-cell office:value-type="float" office:value="536649.26" table:style-name="ce2">
            <text:p>536649.26</text:p>
          </table:table-cell>
          <table:table-cell office:value-type="float" office:value="178528.59" table:style-name="ce2">
            <text:p>178528.5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LONGSHORE</text:p>
          </table:table-cell>
          <table:table-cell office:value-type="string" table:style-name="ce1">
            <text:p>REAR OF HARMON HOUSE AND BOUNDRY JAMES LIN</text:p>
          </table:table-cell>
          <table:table-cell office:value-type="string" table:style-name="ce2">
            <text:p>NH2848</text:p>
          </table:table-cell>
          <table:table-cell office:value-type="float" office:value="536637.22" table:style-name="ce2">
            <text:p>536637.22</text:p>
          </table:table-cell>
          <table:table-cell office:value-type="float" office:value="178547.64" table:style-name="ce2">
            <text:p>178547.6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LONGSHORE</text:p>
          </table:table-cell>
          <table:table-cell office:value-type="string" table:style-name="ce1">
            <text:p>REAR OF HARMON HOUSE AND BOUNDRY JAMES LIN</text:p>
          </table:table-cell>
          <table:table-cell office:value-type="string" table:style-name="ce2">
            <text:p>NH2849</text:p>
          </table:table-cell>
          <table:table-cell office:value-type="float" office:value="536628.91" table:style-name="ce2">
            <text:p>536628.91</text:p>
          </table:table-cell>
          <table:table-cell office:value-type="float" office:value="178563.92" table:style-name="ce2">
            <text:p>178563.9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LONGSHORE</text:p>
          </table:table-cell>
          <table:table-cell office:value-type="string" table:style-name="ce1">
            <text:p>REAR OF HARMON HOUSE AND BOUNDRY JAMES LIN</text:p>
          </table:table-cell>
          <table:table-cell office:value-type="string" table:style-name="ce2">
            <text:p>NH2850</text:p>
          </table:table-cell>
          <table:table-cell office:value-type="float" office:value="536616.22" table:style-name="ce2">
            <text:p>536616.22</text:p>
          </table:table-cell>
          <table:table-cell office:value-type="float" office:value="178584.92" table:style-name="ce2">
            <text:p>178584.9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LONGSHORE</text:p>
          </table:table-cell>
          <table:table-cell office:value-type="string" table:style-name="ce1">
            <text:p>BY SUB STATION <text:s/>OPP THE COLONNADE ON ROAD</text:p>
          </table:table-cell>
          <table:table-cell office:value-type="string" table:style-name="ce2">
            <text:p>NH2851</text:p>
          </table:table-cell>
          <table:table-cell office:value-type="float" office:value="536605.15" table:style-name="ce2">
            <text:p>536605.15</text:p>
          </table:table-cell>
          <table:table-cell office:value-type="float" office:value="178634.08" table:style-name="ce2">
            <text:p>178634.0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LONGSHORE</text:p>
          </table:table-cell>
          <table:table-cell office:value-type="string" table:style-name="ce1">
            <text:p>AT REAR OF BEMBRIDGE HOUSE</text:p>
          </table:table-cell>
          <table:table-cell office:value-type="string" table:style-name="ce2">
            <text:p>NH2852</text:p>
          </table:table-cell>
          <table:table-cell office:value-type="float" office:value="536582.03" table:style-name="ce2">
            <text:p>536582.03</text:p>
          </table:table-cell>
          <table:table-cell office:value-type="float" office:value="178629.69" table:style-name="ce2">
            <text:p>178629.6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LONGSHORE</text:p>
          </table:table-cell>
          <table:table-cell office:value-type="string" table:style-name="ce1">
            <text:p>AT REAR OF BEMBRIDGE HOUSE</text:p>
          </table:table-cell>
          <table:table-cell office:value-type="string" table:style-name="ce2">
            <text:p>NH2853</text:p>
          </table:table-cell>
          <table:table-cell office:value-type="float" office:value="536563.31000000006" table:style-name="ce2">
            <text:p>536563.31</text:p>
          </table:table-cell>
          <table:table-cell office:value-type="float" office:value="178629.36" table:style-name="ce2">
            <text:p>178629.3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LONGSHORE</text:p>
          </table:table-cell>
          <table:table-cell office:value-type="string" table:style-name="ce1">
            <text:p>AT REAR OF BEMBRIDGE HOUSE</text:p>
          </table:table-cell>
          <table:table-cell office:value-type="string" table:style-name="ce2">
            <text:p>NH2854</text:p>
          </table:table-cell>
          <table:table-cell office:value-type="float" office:value="536566.4" table:style-name="ce2">
            <text:p>536566.4</text:p>
          </table:table-cell>
          <table:table-cell office:value-type="float" office:value="178644.01" table:style-name="ce2">
            <text:p>178644.0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MARY ANN GARDENS</text:p>
          </table:table-cell>
          <table:table-cell office:value-type="string" table:style-name="ce1">
            <text:p>OUTSIDE ST PAULS RECTORY</text:p>
          </table:table-cell>
          <table:table-cell office:value-type="string" table:style-name="ce2">
            <text:p>NH2354</text:p>
          </table:table-cell>
          <table:table-cell office:value-type="float" office:value="537203.71" table:style-name="ce2">
            <text:p>537203.71</text:p>
          </table:table-cell>
          <table:table-cell office:value-type="float" office:value="177523.66" table:style-name="ce2">
            <text:p>177523.6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MARY ANN GARDENS</text:p>
          </table:table-cell>
          <table:table-cell office:value-type="string" table:style-name="ce1">
            <text:p>FACING 3 REAR 180 DEPTFORD HIGH STREET<text:s text:c="2"/></text:p>
          </table:table-cell>
          <table:table-cell office:value-type="string" table:style-name="ce2">
            <text:p>NH2355</text:p>
          </table:table-cell>
          <table:table-cell office:value-type="float" office:value="537188.47" table:style-name="ce2">
            <text:p>537188.47</text:p>
          </table:table-cell>
          <table:table-cell office:value-type="float" office:value="177555.18" table:style-name="ce2">
            <text:p>177555.1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MARY ANN GARDENS</text:p>
          </table:table-cell>
          <table:table-cell office:value-type="string" table:style-name="ce1">
            <text:p>FACING SIDE 10-12<text:s text:c="2"/></text:p>
          </table:table-cell>
          <table:table-cell office:value-type="string" table:style-name="ce2">
            <text:p>NH2356</text:p>
          </table:table-cell>
          <table:table-cell office:value-type="float" office:value="537186.31999999995" table:style-name="ce2">
            <text:p>537186.32</text:p>
          </table:table-cell>
          <table:table-cell office:value-type="float" office:value="177570.93" table:style-name="ce2">
            <text:p>177570.9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MARY ANN GARDENS</text:p>
          </table:table-cell>
          <table:table-cell office:value-type="string" table:style-name="ce1">
            <text:p>FACING 13 OUTSIDE SALVATION ARMY<text:s text:c="2"/></text:p>
          </table:table-cell>
          <table:table-cell office:value-type="string" table:style-name="ce2">
            <text:p>NH2357</text:p>
          </table:table-cell>
          <table:table-cell office:value-type="float" office:value="537223.87" table:style-name="ce2">
            <text:p>537223.87</text:p>
          </table:table-cell>
          <table:table-cell office:value-type="float" office:value="177526.53" table:style-name="ce2">
            <text:p>177526.5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MARY ANN GARDENS</text:p>
          </table:table-cell>
          <table:table-cell office:value-type="string" table:style-name="ce1">
            <text:p>FACING 39/41 BY PLAYGROUND<text:s/></text:p>
          </table:table-cell>
          <table:table-cell office:value-type="string" table:style-name="ce2">
            <text:p>NH2358</text:p>
          </table:table-cell>
          <table:table-cell office:value-type="float" office:value="537270.73" table:style-name="ce2">
            <text:p>537270.73</text:p>
          </table:table-cell>
          <table:table-cell office:value-type="float" office:value="177532.67" table:style-name="ce2">
            <text:p>177532.6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MARY ANN GARDENS</text:p>
          </table:table-cell>
          <table:table-cell office:value-type="string" table:style-name="ce1">
            <text:p>FACING 49 BY PLAYGROUND<text:s/></text:p>
          </table:table-cell>
          <table:table-cell office:value-type="string" table:style-name="ce2">
            <text:p>NH2359</text:p>
          </table:table-cell>
          <table:table-cell office:value-type="float" office:value="537297.34" table:style-name="ce2">
            <text:p>537297.34</text:p>
          </table:table-cell>
          <table:table-cell office:value-type="float" office:value="177536.04" table:style-name="ce2">
            <text:p>177536.0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MARY ANN GARDENS</text:p>
          </table:table-cell>
          <table:table-cell office:value-type="string" table:style-name="ce1">
            <text:p>FACING CORNER 51/53 NEAR FLATS<text:s text:c="2"/></text:p>
          </table:table-cell>
          <table:table-cell office:value-type="string" table:style-name="ce2">
            <text:p>NH2360</text:p>
          </table:table-cell>
          <table:table-cell office:value-type="float" office:value="537328.03" table:style-name="ce2">
            <text:p>537328.03</text:p>
          </table:table-cell>
          <table:table-cell office:value-type="float" office:value="177546.68" table:style-name="ce2">
            <text:p>177546.6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MARY ANN GARDENS</text:p>
          </table:table-cell>
          <table:table-cell office:value-type="string" table:style-name="ce1">
            <text:p>FACING 44/46<text:s/></text:p>
          </table:table-cell>
          <table:table-cell office:value-type="string" table:style-name="ce2">
            <text:p>NH2361</text:p>
          </table:table-cell>
          <table:table-cell office:value-type="float" office:value="537324.65" table:style-name="ce2">
            <text:p>537324.65</text:p>
          </table:table-cell>
          <table:table-cell office:value-type="float" office:value="177585.05" table:style-name="ce2">
            <text:p>177585.0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MARY ANN GARDENS</text:p>
          </table:table-cell>
          <table:table-cell office:value-type="string" table:style-name="ce1">
            <text:p>REAR FLATS 85/87 FACING 57<text:s/></text:p>
          </table:table-cell>
          <table:table-cell office:value-type="string" table:style-name="ce2">
            <text:p>NH2362</text:p>
          </table:table-cell>
          <table:table-cell office:value-type="float" office:value="537328.54" table:style-name="ce2">
            <text:p>537328.54</text:p>
          </table:table-cell>
          <table:table-cell office:value-type="float" office:value="177567.76" table:style-name="ce2">
            <text:p>177567.7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MARY ANN GARDENS</text:p>
          </table:table-cell>
          <table:table-cell office:value-type="string" table:style-name="ce1">
            <text:p>OUTSIDE 42 BY ALBURY STREET</text:p>
          </table:table-cell>
          <table:table-cell office:value-type="string" table:style-name="ce2">
            <text:p>NH2363</text:p>
          </table:table-cell>
          <table:table-cell office:value-type="float" office:value="537306.94999999995" table:style-name="ce2">
            <text:p>537306.95</text:p>
          </table:table-cell>
          <table:table-cell office:value-type="float" office:value="177590.99" table:style-name="ce2">
            <text:p>177590.9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MARY ANN GARDENS</text:p>
          </table:table-cell>
          <table:table-cell office:value-type="string" table:style-name="ce1">
            <text:p>IN ALLEYWAY AT EAST END OF ALBURY ST THAT CONNECTS TO DEPTFORD CHURCH ST<text:s/></text:p>
          </table:table-cell>
          <table:table-cell office:value-type="string" table:style-name="ce2">
            <text:p>NH2919</text:p>
          </table:table-cell>
          <table:table-cell office:value-type="float" office:value="537331.51" table:style-name="ce2">
            <text:p>537331.51</text:p>
          </table:table-cell>
          <table:table-cell office:value-type="float" office:value="177593.03" table:style-name="ce2">
            <text:p>177593.0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MIALL WALK [BELL GREEN EST]</text:p>
          </table:table-cell>
          <table:table-cell office:value-type="string" table:style-name="ce1">
            <text:p>OPPOSITE HALL</text:p>
          </table:table-cell>
          <table:table-cell office:value-type="string" table:style-name="ce2">
            <text:p>NH449</text:p>
          </table:table-cell>
          <table:table-cell office:value-type="float" office:value="536308.07999999996" table:style-name="ce2">
            <text:p>536308.08</text:p>
          </table:table-cell>
          <table:table-cell office:value-type="float" office:value="171857.02" table:style-name="ce2">
            <text:p>171857.02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MIALL WALK [BELL GREEN EST]</text:p>
          </table:table-cell>
          <table:table-cell office:value-type="string" table:style-name="ce1">
            <text:p>REAR OF 11 HOLMSHAW CLOSE</text:p>
          </table:table-cell>
          <table:table-cell office:value-type="string" table:style-name="ce2">
            <text:p>NH450</text:p>
          </table:table-cell>
          <table:table-cell office:value-type="float" office:value="536337.89" table:style-name="ce2">
            <text:p>536337.89</text:p>
          </table:table-cell>
          <table:table-cell office:value-type="float" office:value="171867.55" table:style-name="ce2">
            <text:p>171867.55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MIALL WALK [BELL GREEN EST]</text:p>
          </table:table-cell>
          <table:table-cell office:value-type="string" table:style-name="ce1">
            <text:p>REAR OF 19 HOLMSHAW CLOSE</text:p>
          </table:table-cell>
          <table:table-cell office:value-type="string" table:style-name="ce2">
            <text:p>NH451</text:p>
          </table:table-cell>
          <table:table-cell office:value-type="float" office:value="536370.14" table:style-name="ce2">
            <text:p>536370.14</text:p>
          </table:table-cell>
          <table:table-cell office:value-type="float" office:value="171872.61" table:style-name="ce2">
            <text:p>171872.61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MIALL WALK [BELL GREEN EST]</text:p>
          </table:table-cell>
          <table:table-cell office:value-type="string" table:style-name="ce1">
            <text:p>SIDE OF 45 HOLMSHAW CLOSE</text:p>
          </table:table-cell>
          <table:table-cell office:value-type="string" table:style-name="ce2">
            <text:p>NH452</text:p>
          </table:table-cell>
          <table:table-cell office:value-type="float" office:value="536397.48" table:style-name="ce2">
            <text:p>536397.48</text:p>
          </table:table-cell>
          <table:table-cell office:value-type="float" office:value="171888" table:style-name="ce2">
            <text:p>171888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MIALL WALK [BELL GREEN EST]</text:p>
          </table:table-cell>
          <table:table-cell office:value-type="string" table:style-name="ce1">
            <text:p>REAR OF 51/53 HOLMSHAW CLOSE</text:p>
          </table:table-cell>
          <table:table-cell office:value-type="string" table:style-name="ce2">
            <text:p>NH453</text:p>
          </table:table-cell>
          <table:table-cell office:value-type="float" office:value="536425.85" table:style-name="ce2">
            <text:p>536425.85</text:p>
          </table:table-cell>
          <table:table-cell office:value-type="float" office:value="171893.47" table:style-name="ce2">
            <text:p>171893.47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MIALL WALK [BELL GREEN EST]</text:p>
          </table:table-cell>
          <table:table-cell office:value-type="string" table:style-name="ce1">
            <text:p>REAR OF 4 HOLMSHAW CLOSE</text:p>
          </table:table-cell>
          <table:table-cell office:value-type="string" table:style-name="ce2">
            <text:p>NH454</text:p>
          </table:table-cell>
          <table:table-cell office:value-type="float" office:value="536454.93000000005" table:style-name="ce2">
            <text:p>536454.93</text:p>
          </table:table-cell>
          <table:table-cell office:value-type="float" office:value="171909.54" table:style-name="ce2">
            <text:p>171909.54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MIALL WALK [BELL GREEN EST]</text:p>
          </table:table-cell>
          <table:table-cell office:value-type="string" table:style-name="ce1">
            <text:p>SIDE OF 46/48 BELL GREEN</text:p>
          </table:table-cell>
          <table:table-cell office:value-type="string" table:style-name="ce2">
            <text:p>NH455</text:p>
          </table:table-cell>
          <table:table-cell office:value-type="float" office:value="536456.56999999995" table:style-name="ce2">
            <text:p>536456.57</text:p>
          </table:table-cell>
          <table:table-cell office:value-type="float" office:value="171929.67" table:style-name="ce2">
            <text:p>171929.67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NEW KING STREET</text:p>
          </table:table-cell>
          <table:table-cell office:value-type="string" table:style-name="ce1">
            <text:p>BY NEW KING STREET CAR PARK SIDE</text:p>
          </table:table-cell>
          <table:table-cell office:value-type="string" table:style-name="ce2">
            <text:p>NH2326</text:p>
          </table:table-cell>
          <table:table-cell office:value-type="float" office:value="537119.76" table:style-name="ce2">
            <text:p>537119.76</text:p>
          </table:table-cell>
          <table:table-cell office:value-type="float" office:value="177782.25" table:style-name="ce2">
            <text:p>177782.25</text:p>
          </table:table-cell>
          <table:table-cell office:value-type="string" table:style-name="ce1">
            <text:p>LC08 Lighting Column 8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NEW KING STREET</text:p>
          </table:table-cell>
          <table:table-cell office:value-type="string" table:style-name="ce1">
            <text:p>CAR PARK FACING HAWKINS HOUSE</text:p>
          </table:table-cell>
          <table:table-cell office:value-type="string" table:style-name="ce2">
            <text:p>NH2327</text:p>
          </table:table-cell>
          <table:table-cell office:value-type="float" office:value="537144.28" table:style-name="ce2">
            <text:p>537144.28</text:p>
          </table:table-cell>
          <table:table-cell office:value-type="float" office:value="177782.6" table:style-name="ce2">
            <text:p>177782.6</text:p>
          </table:table-cell>
          <table:table-cell office:value-type="string" table:style-name="ce1">
            <text:p>LC08 Lighting Column 8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NEW KING STREET</text:p>
          </table:table-cell>
          <table:table-cell office:value-type="string" table:style-name="ce1">
            <text:p>SIDE HAWKINS HOUSE PATH TO WATERGATE STREE</text:p>
          </table:table-cell>
          <table:table-cell office:value-type="string" table:style-name="ce2">
            <text:p>NH2331</text:p>
          </table:table-cell>
          <table:table-cell office:value-type="float" office:value="537149.54" table:style-name="ce2">
            <text:p>537149.54</text:p>
          </table:table-cell>
          <table:table-cell office:value-type="float" office:value="177722.23999999999" table:style-name="ce2">
            <text:p>177722.2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NEW KING STREET</text:p>
          </table:table-cell>
          <table:table-cell office:value-type="string" table:style-name="ce1">
            <text:p>SIDE BLAKE HOUSE FACING CLINTON HOUSE</text:p>
          </table:table-cell>
          <table:table-cell office:value-type="string" table:style-name="ce2">
            <text:p>NH2339</text:p>
          </table:table-cell>
          <table:table-cell office:value-type="float" office:value="537143.23" table:style-name="ce2">
            <text:p>537143.23</text:p>
          </table:table-cell>
          <table:table-cell office:value-type="float" office:value="177834.67" table:style-name="ce2">
            <text:p>177834.6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NEW KING STREET</text:p>
          </table:table-cell>
          <table:table-cell office:value-type="string" table:style-name="ce1">
            <text:p>1ST IN CAR PARK BY NEW KING STREET</text:p>
          </table:table-cell>
          <table:table-cell office:value-type="string" table:style-name="ce2">
            <text:p>NH2662</text:p>
          </table:table-cell>
          <table:table-cell office:value-type="float" office:value="537104.23" table:style-name="ce2">
            <text:p>537104.23</text:p>
          </table:table-cell>
          <table:table-cell office:value-type="float" office:value="177758.62" table:style-name="ce2">
            <text:p>177758.6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NEW KING STREET</text:p>
          </table:table-cell>
          <table:table-cell office:value-type="string" table:style-name="ce1">
            <text:p>CAR PARK NEAR ENTRANCE TO FLATS</text:p>
          </table:table-cell>
          <table:table-cell office:value-type="string" table:style-name="ce2">
            <text:p>NH2663</text:p>
          </table:table-cell>
          <table:table-cell office:value-type="float" office:value="537083.38" table:style-name="ce2">
            <text:p>537083.38</text:p>
          </table:table-cell>
          <table:table-cell office:value-type="float" office:value="177757.42" table:style-name="ce2">
            <text:p>177757.4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NEW KING STREET</text:p>
          </table:table-cell>
          <table:table-cell office:value-type="string" table:style-name="ce1">
            <text:p>REAR OF CAR PARK FACING H2663</text:p>
          </table:table-cell>
          <table:table-cell office:value-type="string" table:style-name="ce2">
            <text:p>NH2664</text:p>
          </table:table-cell>
          <table:table-cell office:value-type="float" office:value="537081.34" table:style-name="ce2">
            <text:p>537081.34</text:p>
          </table:table-cell>
          <table:table-cell office:value-type="float" office:value="177774.17" table:style-name="ce2">
            <text:p>177774.1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ON CORONER OF EDDYSTONE TOWER <text:s/>OPP RIVERSIDE YOUTH CLUNB</text:p>
          </table:table-cell>
          <table:table-cell office:value-type="string" table:style-name="ce2">
            <text:p>NH2771</text:p>
          </table:table-cell>
          <table:table-cell office:value-type="float" office:value="536478.02" table:style-name="ce2">
            <text:p>536478.02</text:p>
          </table:table-cell>
          <table:table-cell office:value-type="float" office:value="178479.46" table:style-name="ce2">
            <text:p>178479.4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O/S EDDYSTONE TOWER <text:s/>OPP RIVERSIDE YOUTH CLUB</text:p>
          </table:table-cell>
          <table:table-cell office:value-type="string" table:style-name="ce2">
            <text:p>NH2772</text:p>
          </table:table-cell>
          <table:table-cell office:value-type="float" office:value="536472.34" table:style-name="ce2">
            <text:p>536472.34</text:p>
          </table:table-cell>
          <table:table-cell office:value-type="float" office:value="178490.73" table:style-name="ce2">
            <text:p>178490.7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ON CORNER OF EDDYSTONE TOWER <text:s/>OPP COMMUNITY CENTRE</text:p>
          </table:table-cell>
          <table:table-cell office:value-type="string" table:style-name="ce2">
            <text:p>NH2773</text:p>
          </table:table-cell>
          <table:table-cell office:value-type="float" office:value="536458.12" table:style-name="ce2">
            <text:p>536458.12</text:p>
          </table:table-cell>
          <table:table-cell office:value-type="float" office:value="178513.93" table:style-name="ce2">
            <text:p>178513.9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O/S EDDYSTONE TOWER</text:p>
          </table:table-cell>
          <table:table-cell office:value-type="string" table:style-name="ce2">
            <text:p>NH2774</text:p>
          </table:table-cell>
          <table:table-cell office:value-type="float" office:value="536450.72" table:style-name="ce2">
            <text:p>536450.72</text:p>
          </table:table-cell>
          <table:table-cell office:value-type="float" office:value="178509.5" table:style-name="ce2">
            <text:p>178509.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ON CORNER OF EDDYSTONE TOWER</text:p>
          </table:table-cell>
          <table:table-cell office:value-type="string" table:style-name="ce2">
            <text:p>NH2775</text:p>
          </table:table-cell>
          <table:table-cell office:value-type="float" office:value="536448.67000000004" table:style-name="ce2">
            <text:p>536448.67</text:p>
          </table:table-cell>
          <table:table-cell office:value-type="float" office:value="178501.08" table:style-name="ce2">
            <text:p>178501.0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O/S EDDYSTONE TOWER <text:s/>OPP GAMES COURT</text:p>
          </table:table-cell>
          <table:table-cell office:value-type="string" table:style-name="ce2">
            <text:p>NH2776</text:p>
          </table:table-cell>
          <table:table-cell office:value-type="float" office:value="536450.94999999995" table:style-name="ce2">
            <text:p>536450.95</text:p>
          </table:table-cell>
          <table:table-cell office:value-type="float" office:value="178491.41" table:style-name="ce2">
            <text:p>178491.4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O/S DEPTFORD PARK INFANTS SCHOOL <text:s/>OPP NEW BALTIC WHARF</text:p>
          </table:table-cell>
          <table:table-cell office:value-type="string" table:style-name="ce2">
            <text:p>NH2779</text:p>
          </table:table-cell>
          <table:table-cell office:value-type="float" office:value="536423.07999999996" table:style-name="ce2">
            <text:p>536423.08</text:p>
          </table:table-cell>
          <table:table-cell office:value-type="float" office:value="178456.26" table:style-name="ce2">
            <text:p>178456.2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O/S DEPTFORD PARK INFANTS SCHOOL <text:s/>OPP NEW BALTIC WHARF</text:p>
          </table:table-cell>
          <table:table-cell office:value-type="string" table:style-name="ce2">
            <text:p>NH2780</text:p>
          </table:table-cell>
          <table:table-cell office:value-type="float" office:value="536413.06999999995" table:style-name="ce2">
            <text:p>536413.07</text:p>
          </table:table-cell>
          <table:table-cell office:value-type="float" office:value="178451.14" table:style-name="ce2">
            <text:p>178451.1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O/S DEPTFORD PARK INFANTS SCHOOL <text:s/>OPP NEW</text:p>
          </table:table-cell>
          <table:table-cell office:value-type="string" table:style-name="ce2">
            <text:p>NH2781</text:p>
          </table:table-cell>
          <table:table-cell office:value-type="float" office:value="536403.97" table:style-name="ce2">
            <text:p>536403.97</text:p>
          </table:table-cell>
          <table:table-cell office:value-type="float" office:value="178445.45" table:style-name="ce2">
            <text:p>178445.4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O/S DEPTFORD PARK INFANTS SCHOOL <text:s/>OPP NEW</text:p>
          </table:table-cell>
          <table:table-cell office:value-type="string" table:style-name="ce2">
            <text:p>NH2782</text:p>
          </table:table-cell>
          <table:table-cell office:value-type="float" office:value="536392.59" table:style-name="ce2">
            <text:p>536392.59</text:p>
          </table:table-cell>
          <table:table-cell office:value-type="float" office:value="178437.83" table:style-name="ce2">
            <text:p>178437.8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O/S DEPTFORD PARK JUNIOR SCHOOL <text:s/>OPP NEW B</text:p>
          </table:table-cell>
          <table:table-cell office:value-type="string" table:style-name="ce2">
            <text:p>NH2783</text:p>
          </table:table-cell>
          <table:table-cell office:value-type="float" office:value="536384.86" table:style-name="ce2">
            <text:p>536384.86</text:p>
          </table:table-cell>
          <table:table-cell office:value-type="float" office:value="178430.89" table:style-name="ce2">
            <text:p>178430.8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O/S DEPTFORD PARK JUNIOR SCHOOL <text:s/>OPP NEW BALTIC WHARF</text:p>
          </table:table-cell>
          <table:table-cell office:value-type="string" table:style-name="ce2">
            <text:p>NH2784</text:p>
          </table:table-cell>
          <table:table-cell office:value-type="float" office:value="536372.91" table:style-name="ce2">
            <text:p>536372.91</text:p>
          </table:table-cell>
          <table:table-cell office:value-type="float" office:value="178422.24" table:style-name="ce2">
            <text:p>178422.2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S/O DEPTFORD PARK JUNIOR SCHOOL (OFF OXEST</text:p>
          </table:table-cell>
          <table:table-cell office:value-type="string" table:style-name="ce2">
            <text:p>NH2785</text:p>
          </table:table-cell>
          <table:table-cell office:value-type="float" office:value="536364.04" table:style-name="ce2">
            <text:p>536364.04</text:p>
          </table:table-cell>
          <table:table-cell office:value-type="float" office:value="178413.14" table:style-name="ce2">
            <text:p>178413.1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S/O DEPTFORD PARK JUNIOR SCHOOL (OFF OXEST</text:p>
          </table:table-cell>
          <table:table-cell office:value-type="string" table:style-name="ce2">
            <text:p>NH2786</text:p>
          </table:table-cell>
          <table:table-cell office:value-type="float" office:value="536357.43999999994" table:style-name="ce2">
            <text:p>536357.44</text:p>
          </table:table-cell>
          <table:table-cell office:value-type="float" office:value="178405.75" table:style-name="ce2">
            <text:p>178405.7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S/O DEPTFORD PARK JUNIOR SCHOOL (OFF OXESTALLS RD)</text:p>
          </table:table-cell>
          <table:table-cell office:value-type="string" table:style-name="ce2">
            <text:p>NH2787</text:p>
          </table:table-cell>
          <table:table-cell office:value-type="float" office:value="536349.59" table:style-name="ce2">
            <text:p>536349.59</text:p>
          </table:table-cell>
          <table:table-cell office:value-type="float" office:value="178402.9" table:style-name="ce2">
            <text:p>178402.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S/O DEPTFORD PARK JUNIOR SCHOOL (OFF OXESTALLS RD)</text:p>
          </table:table-cell>
          <table:table-cell office:value-type="string" table:style-name="ce2">
            <text:p>NH2788</text:p>
          </table:table-cell>
          <table:table-cell office:value-type="float" office:value="536339.33900000004" table:style-name="ce2">
            <text:p>536339.339</text:p>
          </table:table-cell>
          <table:table-cell office:value-type="float" office:value="178390.94099999999" table:style-name="ce2">
            <text:p>178390.94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ON BOUNDRY OF EDDYSTONE TOWER <text:s/>OPP FOOTPAT</text:p>
          </table:table-cell>
          <table:table-cell office:value-type="string" table:style-name="ce2">
            <text:p>NH2795</text:p>
          </table:table-cell>
          <table:table-cell office:value-type="float" office:value="536430.02" table:style-name="ce2">
            <text:p>536430.02</text:p>
          </table:table-cell>
          <table:table-cell office:value-type="float" office:value="178518.37" table:style-name="ce2">
            <text:p>178518.3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ON BOUNDRY OF EDDYSTONE TOWER <text:s/>OPP FOOTPATH TO ARGOSY HOUSE</text:p>
          </table:table-cell>
          <table:table-cell office:value-type="string" table:style-name="ce2">
            <text:p>NH2796</text:p>
          </table:table-cell>
          <table:table-cell office:value-type="float" office:value="536438.89" table:style-name="ce2">
            <text:p>536438.89</text:p>
          </table:table-cell>
          <table:table-cell office:value-type="float" office:value="178523.83" table:style-name="ce2">
            <text:p>178523.8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ON FOOTPATH LEADING FROM EDDYSTONE TOWER</text:p>
          </table:table-cell>
          <table:table-cell office:value-type="string" table:style-name="ce2">
            <text:p>NH2797</text:p>
          </table:table-cell>
          <table:table-cell office:value-type="float" office:value="536449.13" table:style-name="ce2">
            <text:p>536449.13</text:p>
          </table:table-cell>
          <table:table-cell office:value-type="float" office:value="178529.97" table:style-name="ce2">
            <text:p>178529.9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RIGHT HAND SIDE OF JUNCTION OF FOOTPATH LEADING FROM ARGOSY HOUSE TO EDYSTONE TOWER</text:p>
          </table:table-cell>
          <table:table-cell office:value-type="string" table:style-name="ce2">
            <text:p>NH2801</text:p>
          </table:table-cell>
          <table:table-cell office:value-type="float" office:value="536443.79" table:style-name="ce2">
            <text:p>536443.79</text:p>
          </table:table-cell>
          <table:table-cell office:value-type="float" office:value="178566.39999999999" table:style-name="ce2">
            <text:p>178566.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ON BOUNDRY OF COMMUNITY CENTRE <text:s/>OPP REAR RIGHT HAND CORNER OF ARGOSY HOUSE</text:p>
          </table:table-cell>
          <table:table-cell office:value-type="string" table:style-name="ce2">
            <text:p>NH2803</text:p>
          </table:table-cell>
          <table:table-cell office:value-type="float" office:value="536475.28" table:style-name="ce2">
            <text:p>536475.28</text:p>
          </table:table-cell>
          <table:table-cell office:value-type="float" office:value="178583.73" table:style-name="ce2">
            <text:p>178583.7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ON BOUNDRY OF COMMUNITY CENTRE <text:s/>OPP REAR OF LANYARD HOUSE</text:p>
          </table:table-cell>
          <table:table-cell office:value-type="string" table:style-name="ce2">
            <text:p>NH2804</text:p>
          </table:table-cell>
          <table:table-cell office:value-type="float" office:value="536496" table:style-name="ce2">
            <text:p>536496</text:p>
          </table:table-cell>
          <table:table-cell office:value-type="float" office:value="178586.62" table:style-name="ce2">
            <text:p>178586.6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BOUNDRY OF COMMUNITY CENTRE <text:s/>OPP REAR RIGHT OF LANYARD HOUSE</text:p>
          </table:table-cell>
          <table:table-cell office:value-type="string" table:style-name="ce2">
            <text:p>NH2805</text:p>
          </table:table-cell>
          <table:table-cell office:value-type="float" office:value="536517.5" table:style-name="ce2">
            <text:p>536517.5</text:p>
          </table:table-cell>
          <table:table-cell office:value-type="float" office:value="178589.01" table:style-name="ce2">
            <text:p>178589.0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ON BOUNDRY OF COMMUNITY CENTRE <text:s/>OPP REAR L</text:p>
          </table:table-cell>
          <table:table-cell office:value-type="string" table:style-name="ce2">
            <text:p>NH2806</text:p>
          </table:table-cell>
          <table:table-cell office:value-type="float" office:value="536418.98" table:style-name="ce2">
            <text:p>536418.98</text:p>
          </table:table-cell>
          <table:table-cell office:value-type="float" office:value="178552.16" table:style-name="ce2">
            <text:p>178552.1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IN COMMUNITY CENTRE GROUNDS</text:p>
          </table:table-cell>
          <table:table-cell office:value-type="string" table:style-name="ce2">
            <text:p>NH2897</text:p>
          </table:table-cell>
          <table:table-cell office:value-type="float" office:value="536457" table:style-name="ce2">
            <text:p>536457</text:p>
          </table:table-cell>
          <table:table-cell office:value-type="float" office:value="178534" table:style-name="ce2">
            <text:p>17853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PILOT CLOSE [HOUSING]</text:p>
          </table:table-cell>
          <table:table-cell office:value-type="string" table:style-name="ce1">
            <text:p>JUNCTION ROLT NEAR SHELDUCK</text:p>
          </table:table-cell>
          <table:table-cell office:value-type="string" table:style-name="ce2">
            <text:p>NH2397</text:p>
          </table:table-cell>
          <table:table-cell office:value-type="float" office:value="536537.55000000005" table:style-name="ce2">
            <text:p>536537.55</text:p>
          </table:table-cell>
          <table:table-cell office:value-type="float" office:value="177880.46" table:style-name="ce2">
            <text:p>177880.4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PILOT CLOSE [HOUSING]</text:p>
          </table:table-cell>
          <table:table-cell office:value-type="string" table:style-name="ce1">
            <text:p>OUTSIDE FLAT 1 CORMORANT COURT</text:p>
          </table:table-cell>
          <table:table-cell office:value-type="string" table:style-name="ce2">
            <text:p>NH2398</text:p>
          </table:table-cell>
          <table:table-cell office:value-type="float" office:value="536534.55000000005" table:style-name="ce2">
            <text:p>536534.55</text:p>
          </table:table-cell>
          <table:table-cell office:value-type="float" office:value="177867.8" table:style-name="ce2">
            <text:p>177867.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PILOT CLOSE [HOUSING]</text:p>
          </table:table-cell>
          <table:table-cell office:value-type="string" table:style-name="ce1">
            <text:p>REAR 3 SHELDUCK FACING 3 CORMORANT COURT</text:p>
          </table:table-cell>
          <table:table-cell office:value-type="string" table:style-name="ce2">
            <text:p>NH2399</text:p>
          </table:table-cell>
          <table:table-cell office:value-type="float" office:value="536553.11" table:style-name="ce2">
            <text:p>536553.11</text:p>
          </table:table-cell>
          <table:table-cell office:value-type="float" office:value="177870.47" table:style-name="ce2">
            <text:p>177870.4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PILOT CLOSE [HOUSING]</text:p>
          </table:table-cell>
          <table:table-cell office:value-type="string" table:style-name="ce1">
            <text:p>OUTSIDE FLAT 6 CORMORANT COURT</text:p>
          </table:table-cell>
          <table:table-cell office:value-type="string" table:style-name="ce2">
            <text:p>NH2400</text:p>
          </table:table-cell>
          <table:table-cell office:value-type="float" office:value="536557.61" table:style-name="ce2">
            <text:p>536557.61</text:p>
          </table:table-cell>
          <table:table-cell office:value-type="float" office:value="177854.99" table:style-name="ce2">
            <text:p>177854.9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PILOT CLOSE [HOUSING]</text:p>
          </table:table-cell>
          <table:table-cell office:value-type="string" table:style-name="ce1">
            <text:p>REAR 8 SHELDUCK FACING CORMORANT COURT</text:p>
          </table:table-cell>
          <table:table-cell office:value-type="string" table:style-name="ce2">
            <text:p>NH2401</text:p>
          </table:table-cell>
          <table:table-cell office:value-type="float" office:value="536569.26" table:style-name="ce2">
            <text:p>536569.26</text:p>
          </table:table-cell>
          <table:table-cell office:value-type="float" office:value="177861.56" table:style-name="ce2">
            <text:p>177861.5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PILOT CLOSE [HOUSING]</text:p>
          </table:table-cell>
          <table:table-cell office:value-type="string" table:style-name="ce1">
            <text:p>SIDE 11-10 SHELDUCK</text:p>
          </table:table-cell>
          <table:table-cell office:value-type="string" table:style-name="ce2">
            <text:p>NH2419</text:p>
          </table:table-cell>
          <table:table-cell office:value-type="float" office:value="536596.39" table:style-name="ce2">
            <text:p>536596.39</text:p>
          </table:table-cell>
          <table:table-cell office:value-type="float" office:value="177857.73" table:style-name="ce2">
            <text:p>177857.7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PILOT CLOSE [HOUSING]</text:p>
          </table:table-cell>
          <table:table-cell office:value-type="string" table:style-name="ce1">
            <text:p>OUTSIDE 10/11 SHELDUCK</text:p>
          </table:table-cell>
          <table:table-cell office:value-type="string" table:style-name="ce2">
            <text:p>NH2420</text:p>
          </table:table-cell>
          <table:table-cell office:value-type="float" office:value="536586.98" table:style-name="ce2">
            <text:p>536586.98</text:p>
          </table:table-cell>
          <table:table-cell office:value-type="float" office:value="177850.84" table:style-name="ce2">
            <text:p>177850.8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PILOT CLOSE [HOUSING]</text:p>
          </table:table-cell>
          <table:table-cell office:value-type="string" table:style-name="ce1">
            <text:p>OUTSIDE 10/11 CORMORANT COURT</text:p>
          </table:table-cell>
          <table:table-cell office:value-type="string" table:style-name="ce2">
            <text:p>NH2421</text:p>
          </table:table-cell>
          <table:table-cell office:value-type="float" office:value="536578" table:style-name="ce2">
            <text:p>536578</text:p>
          </table:table-cell>
          <table:table-cell office:value-type="float" office:value="177846.16" table:style-name="ce2">
            <text:p>177846.1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PILOT CLOSE [HOUSING]</text:p>
          </table:table-cell>
          <table:table-cell office:value-type="string" table:style-name="ce1">
            <text:p>SIDE 1 &amp; 22 GREBE COURT</text:p>
          </table:table-cell>
          <table:table-cell office:value-type="string" table:style-name="ce2">
            <text:p>NH2426</text:p>
          </table:table-cell>
          <table:table-cell office:value-type="float" office:value="536600.89" table:style-name="ce2">
            <text:p>536600.89</text:p>
          </table:table-cell>
          <table:table-cell office:value-type="float" office:value="177852.91" table:style-name="ce2">
            <text:p>177852.9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PILOT CLOSE [HOUSING]</text:p>
          </table:table-cell>
          <table:table-cell office:value-type="string" table:style-name="ce1">
            <text:p>SIDE LAPWING TOWER</text:p>
          </table:table-cell>
          <table:table-cell office:value-type="string" table:style-name="ce2">
            <text:p>NH2430</text:p>
          </table:table-cell>
          <table:table-cell office:value-type="float" office:value="536590.09" table:style-name="ce2">
            <text:p>536590.09</text:p>
          </table:table-cell>
          <table:table-cell office:value-type="float" office:value="177822.35" table:style-name="ce2">
            <text:p>177822.3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PILOT CLOSE [HOUSING]</text:p>
          </table:table-cell>
          <table:table-cell office:value-type="string" table:style-name="ce1">
            <text:p>SIDE CORMORANT FACING LAPWING</text:p>
          </table:table-cell>
          <table:table-cell office:value-type="string" table:style-name="ce2">
            <text:p>NH2431</text:p>
          </table:table-cell>
          <table:table-cell office:value-type="float" office:value="536580.11" table:style-name="ce2">
            <text:p>536580.11</text:p>
          </table:table-cell>
          <table:table-cell office:value-type="float" office:value="177817.79" table:style-name="ce2">
            <text:p>177817.7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PORTHCAWE ROAD</text:p>
          </table:table-cell>
          <table:table-cell office:value-type="string" table:style-name="ce1">
            <text:p>FACING NEAR 9-16 REAR OF GARAGES</text:p>
          </table:table-cell>
          <table:table-cell office:value-type="string" table:style-name="ce2">
            <text:p>N6</text:p>
          </table:table-cell>
          <table:table-cell office:value-type="float" office:value="536496.86" table:style-name="ce2">
            <text:p>536496.86</text:p>
          </table:table-cell>
          <table:table-cell office:value-type="float" office:value="171618.7" table:style-name="ce2">
            <text:p>171618.7</text:p>
          </table:table-cell>
          <table:table-cell office:value-type="string" table:style-name="ce1">
            <text:p>LC07 Lighting Column 7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PORTHCAWE ROAD</text:p>
          </table:table-cell>
          <table:table-cell office:value-type="string" table:style-name="ce1">
            <text:p>END OF ROAD <text:s/>FACING CAR PARK</text:p>
          </table:table-cell>
          <table:table-cell office:value-type="string" table:style-name="ce2">
            <text:p>N7</text:p>
          </table:table-cell>
          <table:table-cell office:value-type="float" office:value="536508.06000000006" table:style-name="ce2">
            <text:p>536508.06</text:p>
          </table:table-cell>
          <table:table-cell office:value-type="float" office:value="171600.75" table:style-name="ce2">
            <text:p>171600.75</text:p>
          </table:table-cell>
          <table:table-cell office:value-type="string" table:style-name="ce1">
            <text:p>LC07 Lighting Column 7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RAINSBOROUGH AVENUE</text:p>
          </table:table-cell>
          <table:table-cell office:value-type="string" table:style-name="ce1">
            <text:p>SIDE OF 1 - 53 PENDENNIS HOUSE</text:p>
          </table:table-cell>
          <table:table-cell office:value-type="string" table:style-name="ce2">
            <text:p>NH2814</text:p>
          </table:table-cell>
          <table:table-cell office:value-type="float" office:value="536361.93000000005" table:style-name="ce2">
            <text:p>536361.93</text:p>
          </table:table-cell>
          <table:table-cell office:value-type="float" office:value="178592.96" table:style-name="ce2">
            <text:p>178592.9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RAINSBOROUGH AVENUE</text:p>
          </table:table-cell>
          <table:table-cell office:value-type="string" table:style-name="ce1">
            <text:p>REAR OF 1 - 53 PENDENNIS HOUSE</text:p>
          </table:table-cell>
          <table:table-cell office:value-type="string" table:style-name="ce2">
            <text:p>NH2815</text:p>
          </table:table-cell>
          <table:table-cell office:value-type="float" office:value="536354.03" table:style-name="ce2">
            <text:p>536354.03</text:p>
          </table:table-cell>
          <table:table-cell office:value-type="float" office:value="178578.19" table:style-name="ce2">
            <text:p>178578.1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RAINSBOROUGH AVENUE</text:p>
          </table:table-cell>
          <table:table-cell office:value-type="string" table:style-name="ce1">
            <text:p>Centre Col of 3xH-Cols~ R/O Pendennis House off Sapphire Road / Rainsborough Ave</text:p>
          </table:table-cell>
          <table:table-cell office:value-type="string" table:style-name="ce2">
            <text:p>NH2816</text:p>
          </table:table-cell>
          <table:table-cell office:value-type="float" office:value="536335.05000000005" table:style-name="ce2">
            <text:p>536335.05</text:p>
          </table:table-cell>
          <table:table-cell office:value-type="float" office:value="178568.44" table:style-name="ce2">
            <text:p>178568.4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RAINSBOROUGH AVENUE</text:p>
          </table:table-cell>
          <table:table-cell office:value-type="string" table:style-name="ce1">
            <text:p>FRONT OF PENDENNIS HOUSE NEAR EL SUBSTATIO</text:p>
          </table:table-cell>
          <table:table-cell office:value-type="string" table:style-name="ce2">
            <text:p>NH2869</text:p>
          </table:table-cell>
          <table:table-cell office:value-type="float" office:value="536311.35" table:style-name="ce2">
            <text:p>536311.35</text:p>
          </table:table-cell>
          <table:table-cell office:value-type="float" office:value="178596.55" table:style-name="ce2">
            <text:p>178596.5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RAINSBOROUGH AVENUE</text:p>
          </table:table-cell>
          <table:table-cell office:value-type="string" table:style-name="ce1">
            <text:p>FRONT OF PENDENNIS HOUSE <text:s/>OPP H2814</text:p>
          </table:table-cell>
          <table:table-cell office:value-type="string" table:style-name="ce2">
            <text:p>NH2870</text:p>
          </table:table-cell>
          <table:table-cell office:value-type="float" office:value="536345.52" table:style-name="ce2">
            <text:p>536345.52</text:p>
          </table:table-cell>
          <table:table-cell office:value-type="float" office:value="178616.15" table:style-name="ce2">
            <text:p>178616.1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ROYAL CLOSE [HOUSING]</text:p>
          </table:table-cell>
          <table:table-cell office:value-type="string" table:style-name="ce1">
            <text:p>OUTSIDE 11 1ST FROM CHILDERS STREET</text:p>
          </table:table-cell>
          <table:table-cell office:value-type="string" table:style-name="ce2">
            <text:p>NH2432</text:p>
          </table:table-cell>
          <table:table-cell office:value-type="float" office:value="536539.14" table:style-name="ce2">
            <text:p>536539.14</text:p>
          </table:table-cell>
          <table:table-cell office:value-type="float" office:value="177803.03" table:style-name="ce2">
            <text:p>177803.0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ROYAL CLOSE [HOUSING]</text:p>
          </table:table-cell>
          <table:table-cell office:value-type="string" table:style-name="ce1">
            <text:p>CAR PARK SIDE LAPWING TOWER</text:p>
          </table:table-cell>
          <table:table-cell office:value-type="string" table:style-name="ce2">
            <text:p>NH2434</text:p>
          </table:table-cell>
          <table:table-cell office:value-type="float" office:value="536580.46" table:style-name="ce2">
            <text:p>536580.46</text:p>
          </table:table-cell>
          <table:table-cell office:value-type="float" office:value="177804.12" table:style-name="ce2">
            <text:p>177804.1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APPHIRE ROAD</text:p>
          </table:table-cell>
          <table:table-cell office:value-type="string" table:style-name="ce1">
            <text:p>F/O 1-96 CRANDLEY COURT</text:p>
          </table:table-cell>
          <table:table-cell office:value-type="string" table:style-name="ce2">
            <text:p>NH2811</text:p>
          </table:table-cell>
          <table:table-cell office:value-type="float" office:value="536380.27" table:style-name="ce2">
            <text:p>536380.27</text:p>
          </table:table-cell>
          <table:table-cell office:value-type="float" office:value="178520.5" table:style-name="ce2">
            <text:p>178520.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APPHIRE ROAD</text:p>
          </table:table-cell>
          <table:table-cell office:value-type="string" table:style-name="ce1">
            <text:p>F/O 1-96 CRANDLEY COURT</text:p>
          </table:table-cell>
          <table:table-cell office:value-type="string" table:style-name="ce2">
            <text:p>NH2812</text:p>
          </table:table-cell>
          <table:table-cell office:value-type="float" office:value="536369.54" table:style-name="ce2">
            <text:p>536369.54</text:p>
          </table:table-cell>
          <table:table-cell office:value-type="float" office:value="178514.32" table:style-name="ce2">
            <text:p>178514.3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APPHIRE ROAD</text:p>
          </table:table-cell>
          <table:table-cell office:value-type="string" table:style-name="ce1">
            <text:p>F/O 1-96 CRANDLEY COURT</text:p>
          </table:table-cell>
          <table:table-cell office:value-type="string" table:style-name="ce2">
            <text:p>NH2813</text:p>
          </table:table-cell>
          <table:table-cell office:value-type="float" office:value="536354.66" table:style-name="ce2">
            <text:p>536354.66</text:p>
          </table:table-cell>
          <table:table-cell office:value-type="float" office:value="178505.62" table:style-name="ce2">
            <text:p>178505.6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APPHIRE ROAD</text:p>
          </table:table-cell>
          <table:table-cell office:value-type="string" table:style-name="ce1">
            <text:p>AT CENTRE REAR OF CLEMENT HOUSE OFF SAPPHIRE ROAD</text:p>
          </table:table-cell>
          <table:table-cell office:value-type="string" table:style-name="ce2">
            <text:p>NH2818</text:p>
          </table:table-cell>
          <table:table-cell office:value-type="float" office:value="536280.24" table:style-name="ce2">
            <text:p>536280.24</text:p>
          </table:table-cell>
          <table:table-cell office:value-type="float" office:value="178535.58" table:style-name="ce2">
            <text:p>178535.5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APPHIRE ROAD</text:p>
          </table:table-cell>
          <table:table-cell office:value-type="string" table:style-name="ce1">
            <text:p>ENTERANCE AT REAR OF CLEMENT HOUSE OFF SAPPHIRE ROAD</text:p>
          </table:table-cell>
          <table:table-cell office:value-type="string" table:style-name="ce2">
            <text:p>NH2819</text:p>
          </table:table-cell>
          <table:table-cell office:value-type="float" office:value="536258.59" table:style-name="ce2">
            <text:p>536258.59</text:p>
          </table:table-cell>
          <table:table-cell office:value-type="float" office:value="178525.14" table:style-name="ce2">
            <text:p>178525.1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APPHIRE ROAD</text:p>
          </table:table-cell>
          <table:table-cell office:value-type="string" table:style-name="ce1">
            <text:p>IN ALLEY WAY AT REAR OF BENCE HOUSE H COLU</text:p>
          </table:table-cell>
          <table:table-cell office:value-type="string" table:style-name="ce2">
            <text:p>NH2820</text:p>
          </table:table-cell>
          <table:table-cell office:value-type="float" office:value="536244.09" table:style-name="ce2">
            <text:p>536244.09</text:p>
          </table:table-cell>
          <table:table-cell office:value-type="float" office:value="178517.7" table:style-name="ce2">
            <text:p>178517.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APPHIRE ROAD</text:p>
          </table:table-cell>
          <table:table-cell office:value-type="string" table:style-name="ce1">
            <text:p>IN CENTRE OF ALLEY WAY AT REAR OF BENCE HOUSE CENTRE OF THREE HCOLS</text:p>
          </table:table-cell>
          <table:table-cell office:value-type="string" table:style-name="ce2">
            <text:p>NH2821</text:p>
          </table:table-cell>
          <table:table-cell office:value-type="float" office:value="536227.18000000005" table:style-name="ce2">
            <text:p>536227.18</text:p>
          </table:table-cell>
          <table:table-cell office:value-type="float" office:value="178496.82" table:style-name="ce2">
            <text:p>178496.8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APPHIRE ROAD</text:p>
          </table:table-cell>
          <table:table-cell office:value-type="string" table:style-name="ce1">
            <text:p>IN ALLEY WAY AT REAR OF BENCE HOUSE COLUMN CLOSEST TO EVELYN STREET</text:p>
          </table:table-cell>
          <table:table-cell office:value-type="string" table:style-name="ce2">
            <text:p>NH2822</text:p>
          </table:table-cell>
          <table:table-cell office:value-type="float" office:value="536211.32999999996" table:style-name="ce2">
            <text:p>536211.33</text:p>
          </table:table-cell>
          <table:table-cell office:value-type="float" office:value="178476.14" table:style-name="ce2">
            <text:p>178476.1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text:s text:c="2"/></text:p>
          </table:table-cell>
          <table:table-cell office:value-type="string" table:style-name="ce1">
            <text:p>ST GEORGES SQUARE</text:p>
          </table:table-cell>
          <table:table-cell office:value-type="string" table:style-name="ce1">
            <text:p>S/O 42 ENTERPRIZE WAY</text:p>
          </table:table-cell>
          <table:table-cell office:value-type="string" table:style-name="ce2">
            <text:p>NH2889</text:p>
          </table:table-cell>
          <table:table-cell office:value-type="float" office:value="536652.78" table:style-name="ce2">
            <text:p>536652.78</text:p>
          </table:table-cell>
          <table:table-cell office:value-type="float" office:value="178902.76" table:style-name="ce2">
            <text:p>178902.7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text:s text:c="2"/></text:p>
          </table:table-cell>
          <table:table-cell office:value-type="string" table:style-name="ce1">
            <text:p>ST GEORGES SQUARE</text:p>
          </table:table-cell>
          <table:table-cell office:value-type="string" table:style-name="ce1">
            <text:p>O/S 5/7</text:p>
          </table:table-cell>
          <table:table-cell office:value-type="string" table:style-name="ce2">
            <text:p>NH2890</text:p>
          </table:table-cell>
          <table:table-cell office:value-type="float" office:value="536670.41" table:style-name="ce2">
            <text:p>536670.41</text:p>
          </table:table-cell>
          <table:table-cell office:value-type="float" office:value="178908.89" table:style-name="ce2">
            <text:p>178908.8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text:s text:c="2"/></text:p>
          </table:table-cell>
          <table:table-cell office:value-type="string" table:style-name="ce1">
            <text:p>ST GEORGES SQUARE</text:p>
          </table:table-cell>
          <table:table-cell office:value-type="string" table:style-name="ce1">
            <text:p>S/O BLOCK 21 DEPTFORD WARF</text:p>
          </table:table-cell>
          <table:table-cell office:value-type="string" table:style-name="ce2">
            <text:p>NH2891<text:s/></text:p>
          </table:table-cell>
          <table:table-cell office:value-type="float" office:value="536691.43000000005" table:style-name="ce2">
            <text:p>536691.43</text:p>
          </table:table-cell>
          <table:table-cell office:value-type="float" office:value="178917.22" table:style-name="ce2">
            <text:p>178917.2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TAUNTON STREET</text:p>
          </table:table-cell>
          <table:table-cell office:value-type="string" table:style-name="ce1">
            <text:p>OUTSIDE 4/11 KITTIWAKE COURT</text:p>
          </table:table-cell>
          <table:table-cell office:value-type="string" table:style-name="ce2">
            <text:p>NH2476</text:p>
          </table:table-cell>
          <table:table-cell office:value-type="float" office:value="536781.19999999995" table:style-name="ce2">
            <text:p>536781.2</text:p>
          </table:table-cell>
          <table:table-cell office:value-type="float" office:value="177764.95" table:style-name="ce2">
            <text:p>177764.9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TAUNTON STREET</text:p>
          </table:table-cell>
          <table:table-cell office:value-type="string" table:style-name="ce1">
            <text:p>OUTSIDE 7/8 KITTIWAKE COURT</text:p>
          </table:table-cell>
          <table:table-cell office:value-type="string" table:style-name="ce2">
            <text:p>NH2477</text:p>
          </table:table-cell>
          <table:table-cell office:value-type="float" office:value="536795.1" table:style-name="ce2">
            <text:p>536795.1</text:p>
          </table:table-cell>
          <table:table-cell office:value-type="float" office:value="177789.89" table:style-name="ce2">
            <text:p>177789.8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TAUNTON STREET</text:p>
          </table:table-cell>
          <table:table-cell office:value-type="string" table:style-name="ce1">
            <text:p>BY STAUNTON NEAR KITTIWAKE</text:p>
          </table:table-cell>
          <table:table-cell office:value-type="string" table:style-name="ce2">
            <text:p>NH2478</text:p>
          </table:table-cell>
          <table:table-cell office:value-type="float" office:value="536800.39" table:style-name="ce2">
            <text:p>536800.39</text:p>
          </table:table-cell>
          <table:table-cell office:value-type="float" office:value="177796.32" table:style-name="ce2">
            <text:p>177796.3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TAUNTON STREET</text:p>
          </table:table-cell>
          <table:table-cell office:value-type="string" table:style-name="ce1">
            <text:p>PLAY AREA GRASS SIDE STAUNTON</text:p>
          </table:table-cell>
          <table:table-cell office:value-type="string" table:style-name="ce2">
            <text:p>NH2479</text:p>
          </table:table-cell>
          <table:table-cell office:value-type="float" office:value="536812.44999999995" table:style-name="ce2">
            <text:p>536812.45</text:p>
          </table:table-cell>
          <table:table-cell office:value-type="float" office:value="177779.89" table:style-name="ce2">
            <text:p>177779.8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TAUNTON STREET</text:p>
          </table:table-cell>
          <table:table-cell office:value-type="string" table:style-name="ce1">
            <text:p>PLAY AREA PATH FRONT KITIWAKE</text:p>
          </table:table-cell>
          <table:table-cell office:value-type="string" table:style-name="ce2">
            <text:p>NH2480</text:p>
          </table:table-cell>
          <table:table-cell office:value-type="float" office:value="536792.57999999996" table:style-name="ce2">
            <text:p>536792.58</text:p>
          </table:table-cell>
          <table:table-cell office:value-type="float" office:value="177775.98" table:style-name="ce2">
            <text:p>177775.9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TAUNTON STREET</text:p>
          </table:table-cell>
          <table:table-cell office:value-type="string" table:style-name="ce1">
            <text:p>PLAY AREA FRONT SHEARWATER COURT</text:p>
          </table:table-cell>
          <table:table-cell office:value-type="string" table:style-name="ce2">
            <text:p>NH2481</text:p>
          </table:table-cell>
          <table:table-cell office:value-type="float" office:value="536785.80000000005" table:style-name="ce2">
            <text:p>536785.8</text:p>
          </table:table-cell>
          <table:table-cell office:value-type="float" office:value="177755.18" table:style-name="ce2">
            <text:p>177755.1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TAUNTON STREET</text:p>
          </table:table-cell>
          <table:table-cell office:value-type="string" table:style-name="ce1">
            <text:p>OUTSIDE 11 SHEARWATER COURT</text:p>
          </table:table-cell>
          <table:table-cell office:value-type="string" table:style-name="ce2">
            <text:p>NH2482</text:p>
          </table:table-cell>
          <table:table-cell office:value-type="float" office:value="536793.15" table:style-name="ce2">
            <text:p>536793.15</text:p>
          </table:table-cell>
          <table:table-cell office:value-type="float" office:value="177749.55" table:style-name="ce2">
            <text:p>177749.5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TAUNTON STREET</text:p>
          </table:table-cell>
          <table:table-cell office:value-type="string" table:style-name="ce1">
            <text:p>FACING 14/21 SHEARWATER COURT</text:p>
          </table:table-cell>
          <table:table-cell office:value-type="string" table:style-name="ce2">
            <text:p>NH2483</text:p>
          </table:table-cell>
          <table:table-cell office:value-type="float" office:value="536802.81000000006" table:style-name="ce2">
            <text:p>536802.81</text:p>
          </table:table-cell>
          <table:table-cell office:value-type="float" office:value="177746.33" table:style-name="ce2">
            <text:p>177746.3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TAUNTON STREET</text:p>
          </table:table-cell>
          <table:table-cell office:value-type="string" table:style-name="ce1">
            <text:p>OUTSIDE 17-18 SHEARWATER COURT</text:p>
          </table:table-cell>
          <table:table-cell office:value-type="string" table:style-name="ce2">
            <text:p>NH2484</text:p>
          </table:table-cell>
          <table:table-cell office:value-type="float" office:value="536820.64" table:style-name="ce2">
            <text:p>536820.64</text:p>
          </table:table-cell>
          <table:table-cell office:value-type="float" office:value="177735.99" table:style-name="ce2">
            <text:p>177735.9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TAUNTON STREET</text:p>
          </table:table-cell>
          <table:table-cell office:value-type="string" table:style-name="ce1">
            <text:p>PLAY AREA FACING SHEARWATER COURT</text:p>
          </table:table-cell>
          <table:table-cell office:value-type="string" table:style-name="ce2">
            <text:p>NH2485</text:p>
          </table:table-cell>
          <table:table-cell office:value-type="float" office:value="536829.12" table:style-name="ce2">
            <text:p>536829.12</text:p>
          </table:table-cell>
          <table:table-cell office:value-type="float" office:value="177754.26" table:style-name="ce2">
            <text:p>177754.2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TAUNTON STREET</text:p>
          </table:table-cell>
          <table:table-cell office:value-type="string" table:style-name="ce1">
            <text:p>OUTSIDE DOLPHIN TOWER</text:p>
          </table:table-cell>
          <table:table-cell office:value-type="string" table:style-name="ce2">
            <text:p>NH2486</text:p>
          </table:table-cell>
          <table:table-cell office:value-type="float" office:value="536838.79" table:style-name="ce2">
            <text:p>536838.79</text:p>
          </table:table-cell>
          <table:table-cell office:value-type="float" office:value="177731.95" table:style-name="ce2">
            <text:p>177731.9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TAUNTON STREET</text:p>
          </table:table-cell>
          <table:table-cell office:value-type="string" table:style-name="ce1">
            <text:p>SIDE SHEARWATER FACING DOLPHIN TOWER</text:p>
          </table:table-cell>
          <table:table-cell office:value-type="string" table:style-name="ce2">
            <text:p>NH2487</text:p>
          </table:table-cell>
          <table:table-cell office:value-type="float" office:value="536811.37" table:style-name="ce2">
            <text:p>536811.37</text:p>
          </table:table-cell>
          <table:table-cell office:value-type="float" office:value="177721.48" table:style-name="ce2">
            <text:p>177721.4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TAUNTON STREET</text:p>
          </table:table-cell>
          <table:table-cell office:value-type="string" table:style-name="ce1">
            <text:p>REAR 17/18 SHEARWATER COURT</text:p>
          </table:table-cell>
          <table:table-cell office:value-type="string" table:style-name="ce2">
            <text:p>NH2488</text:p>
          </table:table-cell>
          <table:table-cell office:value-type="float" office:value="536803.67000000004" table:style-name="ce2">
            <text:p>536803.67</text:p>
          </table:table-cell>
          <table:table-cell office:value-type="float" office:value="177712.74" table:style-name="ce2">
            <text:p>177712.7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TAUNTON STREET</text:p>
          </table:table-cell>
          <table:table-cell office:value-type="string" table:style-name="ce1">
            <text:p>FACING 7/12 SANDERLING</text:p>
          </table:table-cell>
          <table:table-cell office:value-type="string" table:style-name="ce2">
            <text:p>NH2489</text:p>
          </table:table-cell>
          <table:table-cell office:value-type="float" office:value="536795.32999999996" table:style-name="ce2">
            <text:p>536795.33</text:p>
          </table:table-cell>
          <table:table-cell office:value-type="float" office:value="177718.31" table:style-name="ce2">
            <text:p>177718.3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TAUNTON STREET</text:p>
          </table:table-cell>
          <table:table-cell office:value-type="string" table:style-name="ce1">
            <text:p>OUTSIDE 4/15 SANDERLING</text:p>
          </table:table-cell>
          <table:table-cell office:value-type="string" table:style-name="ce2">
            <text:p>NH2490</text:p>
          </table:table-cell>
          <table:table-cell office:value-type="float" office:value="536777.5" table:style-name="ce2">
            <text:p>536777.5</text:p>
          </table:table-cell>
          <table:table-cell office:value-type="float" office:value="177718.03" table:style-name="ce2">
            <text:p>177718.0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TAUNTON STREET</text:p>
          </table:table-cell>
          <table:table-cell office:value-type="string" table:style-name="ce1">
            <text:p>FACING 3/16 SANDERLING</text:p>
          </table:table-cell>
          <table:table-cell office:value-type="string" table:style-name="ce2">
            <text:p>NH2590</text:p>
          </table:table-cell>
          <table:table-cell office:value-type="float" office:value="536770.43000000005" table:style-name="ce2">
            <text:p>536770.43</text:p>
          </table:table-cell>
          <table:table-cell office:value-type="float" office:value="177731.48" table:style-name="ce2">
            <text:p>177731.4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TAUNTON STREET</text:p>
          </table:table-cell>
          <table:table-cell office:value-type="string" table:style-name="ce1">
            <text:p>REAR OF SHEARWATER COURT <text:s/>NEAR PLAY AREA</text:p>
          </table:table-cell>
          <table:table-cell office:value-type="string" table:style-name="ce2">
            <text:p>NH2934</text:p>
          </table:table-cell>
          <table:table-cell office:value-type="float" office:value="536808.43999999994" table:style-name="ce2">
            <text:p>536808.44</text:p>
          </table:table-cell>
          <table:table-cell office:value-type="float" office:value="177747.76" table:style-name="ce2">
            <text:p>177747.7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TRUNDLEYS TERRACE</text:p>
          </table:table-cell>
          <table:table-cell office:value-type="string" table:style-name="ce1">
            <text:p>REAR OF PARKING AREA BY RAILWAY</text:p>
          </table:table-cell>
          <table:table-cell office:value-type="string" table:style-name="ce2">
            <text:p>NH2523</text:p>
          </table:table-cell>
          <table:table-cell office:value-type="float" office:value="535809.06999999995" table:style-name="ce2">
            <text:p>535809.07</text:p>
          </table:table-cell>
          <table:table-cell office:value-type="float" office:value="178611.76" table:style-name="ce2">
            <text:p>178611.7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TRUNDLEYS TERRACE</text:p>
          </table:table-cell>
          <table:table-cell office:value-type="string" table:style-name="ce1">
            <text:p>REAR OF FLATS IN PARKING AREA<text:s/></text:p>
          </table:table-cell>
          <table:table-cell office:value-type="string" table:style-name="ce2">
            <text:p>NH2524</text:p>
          </table:table-cell>
          <table:table-cell office:value-type="float" office:value="535776.81999999995" table:style-name="ce2">
            <text:p>535776.82</text:p>
          </table:table-cell>
          <table:table-cell office:value-type="float" office:value="178599.79" table:style-name="ce2">
            <text:p>178599.7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WALNUT CLOSE [HOUSING]</text:p>
          </table:table-cell>
          <table:table-cell office:value-type="string" table:style-name="ce1">
            <text:p>OUTSIDE 1 JUNCTION CLYDE STREET</text:p>
          </table:table-cell>
          <table:table-cell office:value-type="string" table:style-name="ce2">
            <text:p>NH2350</text:p>
          </table:table-cell>
          <table:table-cell office:value-type="float" office:value="536873.34" table:style-name="ce2">
            <text:p>536873.34</text:p>
          </table:table-cell>
          <table:table-cell office:value-type="float" office:value="177639.11" table:style-name="ce2">
            <text:p>177639.1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WALNUT CLOSE [HOUSING]</text:p>
          </table:table-cell>
          <table:table-cell office:value-type="string" table:style-name="ce1">
            <text:p>OUTSIDE 4 FACING GARDEN OF 1</text:p>
          </table:table-cell>
          <table:table-cell office:value-type="string" table:style-name="ce2">
            <text:p>NH2351</text:p>
          </table:table-cell>
          <table:table-cell office:value-type="float" office:value="536868.84" table:style-name="ce2">
            <text:p>536868.84</text:p>
          </table:table-cell>
          <table:table-cell office:value-type="float" office:value="177620.96" table:style-name="ce2">
            <text:p>177620.9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WALNUT CLOSE [HOUSING]</text:p>
          </table:table-cell>
          <table:table-cell office:value-type="string" table:style-name="ce1">
            <text:p>OUTSIDE 5 FACING 8</text:p>
          </table:table-cell>
          <table:table-cell office:value-type="string" table:style-name="ce2">
            <text:p>NH2352</text:p>
          </table:table-cell>
          <table:table-cell office:value-type="float" office:value="536879.44999999995" table:style-name="ce2">
            <text:p>536879.45</text:p>
          </table:table-cell>
          <table:table-cell office:value-type="float" office:value="177603.61" table:style-name="ce2">
            <text:p>177603.6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WALNUT CLOSE [HOUSING]</text:p>
          </table:table-cell>
          <table:table-cell office:value-type="string" table:style-name="ce1">
            <text:p>OUTSIDE 10 FACING 9</text:p>
          </table:table-cell>
          <table:table-cell office:value-type="string" table:style-name="ce2">
            <text:p>NH2353</text:p>
          </table:table-cell>
          <table:table-cell office:value-type="float" office:value="536876.18999999994" table:style-name="ce2">
            <text:p>536876.19</text:p>
          </table:table-cell>
          <table:table-cell office:value-type="float" office:value="177591.44" table:style-name="ce2">
            <text:p>177591.4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WOTTON ROAD [HOUSING]</text:p>
          </table:table-cell>
          <table:table-cell office:value-type="string" table:style-name="ce1">
            <text:p>JUNCTION KINGFISHER SQUARE</text:p>
          </table:table-cell>
          <table:table-cell office:value-type="string" table:style-name="ce2">
            <text:p>NH2629</text:p>
          </table:table-cell>
          <table:table-cell office:value-type="float" office:value="536842.75" table:style-name="ce2">
            <text:p>536842.75</text:p>
          </table:table-cell>
          <table:table-cell office:value-type="float" office:value="177669.3" table:style-name="ce2">
            <text:p>177669.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WOTTON ROAD [HOUSING]</text:p>
          </table:table-cell>
          <table:table-cell office:value-type="string" table:style-name="ce1">
            <text:p>FACING LORD CLYDE P.H. BY COMMUNITY CENTRE</text:p>
          </table:table-cell>
          <table:table-cell office:value-type="string" table:style-name="ce2">
            <text:p>NH2630</text:p>
          </table:table-cell>
          <table:table-cell office:value-type="float" office:value="536833.04" table:style-name="ce2">
            <text:p>536833.04</text:p>
          </table:table-cell>
          <table:table-cell office:value-type="float" office:value="177655.37" table:style-name="ce2">
            <text:p>177655.3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WOTTON ROAD [HOUSING]</text:p>
          </table:table-cell>
          <table:table-cell office:value-type="string" table:style-name="ce1">
            <text:p>SIDE 9 LORD CLYDE P.H.</text:p>
          </table:table-cell>
          <table:table-cell office:value-type="string" table:style-name="ce2">
            <text:p>NH2631</text:p>
          </table:table-cell>
          <table:table-cell office:value-type="float" office:value="536836.59" table:style-name="ce2">
            <text:p>536836.59</text:p>
          </table:table-cell>
          <table:table-cell office:value-type="float" office:value="177646.56" table:style-name="ce2">
            <text:p>177646.5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WOTTON ROAD [HOUSING]</text:p>
          </table:table-cell>
          <table:table-cell office:value-type="string" table:style-name="ce1">
            <text:p>OUTSIDE 9 LORD CLYDE P.H.</text:p>
          </table:table-cell>
          <table:table-cell office:value-type="string" table:style-name="ce2">
            <text:p>NH2632</text:p>
          </table:table-cell>
          <table:table-cell office:value-type="float" office:value="536835.76" table:style-name="ce2">
            <text:p>536835.76</text:p>
          </table:table-cell>
          <table:table-cell office:value-type="float" office:value="177622.05" table:style-name="ce2">
            <text:p>177622.0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WOTTON ROAD [HOUSING]</text:p>
          </table:table-cell>
          <table:table-cell office:value-type="string" table:style-name="ce1">
            <text:p>REAR WALNUT CLOSE NEAR EDWARD STREET</text:p>
          </table:table-cell>
          <table:table-cell office:value-type="string" table:style-name="ce2">
            <text:p>NH2633</text:p>
          </table:table-cell>
          <table:table-cell office:value-type="float" office:value="536839.31999999995" table:style-name="ce2">
            <text:p>536839.32</text:p>
          </table:table-cell>
          <table:table-cell office:value-type="float" office:value="177603.36" table:style-name="ce2">
            <text:p>177603.3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WOTTON ROAD [HOUSING]</text:p>
          </table:table-cell>
          <table:table-cell office:value-type="string" table:style-name="ce1">
            <text:p>JUNCTION EDWARD STREET BY GREEN</text:p>
          </table:table-cell>
          <table:table-cell office:value-type="string" table:style-name="ce2">
            <text:p>NH2634</text:p>
          </table:table-cell>
          <table:table-cell office:value-type="float" office:value="536830.63" table:style-name="ce2">
            <text:p>536830.63</text:p>
          </table:table-cell>
          <table:table-cell office:value-type="float" office:value="177591.87" table:style-name="ce2">
            <text:p>177591.8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WOTTON ROAD [HOUSING]</text:p>
          </table:table-cell>
          <table:table-cell office:value-type="string" table:style-name="ce1">
            <text:p>FACING 11</text:p>
          </table:table-cell>
          <table:table-cell office:value-type="string" table:style-name="ce2">
            <text:p>NH2635</text:p>
          </table:table-cell>
          <table:table-cell office:value-type="float" office:value="536823.53" table:style-name="ce2">
            <text:p>536823.53</text:p>
          </table:table-cell>
          <table:table-cell office:value-type="float" office:value="177615.35" table:style-name="ce2">
            <text:p>177615.3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ST AMUNDS CLOSE</text:p>
          </table:table-cell>
          <table:table-cell office:value-type="string" table:style-name="ce1">
            <text:p>SIDE OF 46-52 ELFRIDA CRESCENT</text:p>
          </table:table-cell>
          <table:table-cell office:value-type="string" table:style-name="ce2">
            <text:p>NH375</text:p>
          </table:table-cell>
          <table:table-cell office:value-type="float" office:value="537339.49" table:style-name="ce2">
            <text:p>537339.49</text:p>
          </table:table-cell>
          <table:table-cell office:value-type="float" office:value="171812.01" table:style-name="ce2">
            <text:p>171812.0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ST AMUNDS CLOSE</text:p>
          </table:table-cell>
          <table:table-cell office:value-type="string" table:style-name="ce1">
            <text:p>BEHIND 44 ELFRIDA CRESCENT</text:p>
          </table:table-cell>
          <table:table-cell office:value-type="string" table:style-name="ce2">
            <text:p>NH376</text:p>
          </table:table-cell>
          <table:table-cell office:value-type="float" office:value="537333.09" table:style-name="ce2">
            <text:p>537333.09</text:p>
          </table:table-cell>
          <table:table-cell office:value-type="float" office:value="171798.37" table:style-name="ce2">
            <text:p>171798.3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ST AMUNDS CLOSE</text:p>
          </table:table-cell>
          <table:table-cell office:value-type="string" table:style-name="ce1">
            <text:p>ADJACENT TO GARAGES</text:p>
          </table:table-cell>
          <table:table-cell office:value-type="string" table:style-name="ce2">
            <text:p>NH377</text:p>
          </table:table-cell>
          <table:table-cell office:value-type="float" office:value="537315.06000000006" table:style-name="ce2">
            <text:p>537315.06</text:p>
          </table:table-cell>
          <table:table-cell office:value-type="float" office:value="171775.5" table:style-name="ce2">
            <text:p>171775.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ST AMUNDS CLOSE</text:p>
          </table:table-cell>
          <table:table-cell office:value-type="string" table:style-name="ce1">
            <text:p>IN FRONT OF BLOCK 17-20 AND 25-28</text:p>
          </table:table-cell>
          <table:table-cell office:value-type="string" table:style-name="ce2">
            <text:p>NH378</text:p>
          </table:table-cell>
          <table:table-cell office:value-type="float" office:value="537333.30000000005" table:style-name="ce2">
            <text:p>537333.3</text:p>
          </table:table-cell>
          <table:table-cell office:value-type="float" office:value="171769.35" table:style-name="ce2">
            <text:p>171769.3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ST AMUNDS CLOSE</text:p>
          </table:table-cell>
          <table:table-cell office:value-type="string" table:style-name="ce1">
            <text:p>IN FRONT OF BLOCK 13-16</text:p>
          </table:table-cell>
          <table:table-cell office:value-type="string" table:style-name="ce2">
            <text:p>NH379</text:p>
          </table:table-cell>
          <table:table-cell office:value-type="float" office:value="537346.06000000006" table:style-name="ce2">
            <text:p>537346.06</text:p>
          </table:table-cell>
          <table:table-cell office:value-type="float" office:value="171770.76" table:style-name="ce2">
            <text:p>171770.7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ST AMUNDS CLOSE</text:p>
          </table:table-cell>
          <table:table-cell office:value-type="string" table:style-name="ce1">
            <text:p>IN FRONT OF BLOCK 1-4</text:p>
          </table:table-cell>
          <table:table-cell office:value-type="string" table:style-name="ce2">
            <text:p>NH380</text:p>
          </table:table-cell>
          <table:table-cell office:value-type="float" office:value="537351.59" table:style-name="ce2">
            <text:p>537351.59</text:p>
          </table:table-cell>
          <table:table-cell office:value-type="float" office:value="171793.57" table:style-name="ce2">
            <text:p>171793.5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BELLINGHAM</text:p>
          </table:table-cell>
          <table:table-cell office:value-type="string" table:style-name="ce1">
            <text:p>PLAYGREEN WAY</text:p>
          </table:table-cell>
          <table:table-cell office:value-type="string" table:style-name="ce1">
            <text:p>ON ISLAND OUTSIDE 112/114</text:p>
          </table:table-cell>
          <table:table-cell office:value-type="string" table:style-name="ce2">
            <text:p>N27</text:p>
          </table:table-cell>
          <table:table-cell office:value-type="float" office:value="537274.23" table:style-name="ce2">
            <text:p>537274.23</text:p>
          </table:table-cell>
          <table:table-cell office:value-type="float" office:value="172065.72" table:style-name="ce2">
            <text:p>172065.7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EDWARD STREET</text:p>
          </table:table-cell>
          <table:table-cell office:value-type="string" table:style-name="ce1">
            <text:p>OPPOSITE FLATS 1-16 IBIS COURT</text:p>
          </table:table-cell>
          <table:table-cell office:value-type="string" table:style-name="ce2">
            <text:p>NH2762</text:p>
          </table:table-cell>
          <table:table-cell office:value-type="float" office:value="537038.23" table:style-name="ce2">
            <text:p>537038.23</text:p>
          </table:table-cell>
          <table:table-cell office:value-type="float" office:value="177537.6" table:style-name="ce2">
            <text:p>177537.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GREEN SIDE N.H.O. FACING CLYDE STREET</text:p>
          </table:table-cell>
          <table:table-cell office:value-type="string" table:style-name="ce2">
            <text:p>NH2608</text:p>
          </table:table-cell>
          <table:table-cell office:value-type="float" office:value="536873.03" table:style-name="ce2">
            <text:p>536873.03</text:p>
          </table:table-cell>
          <table:table-cell office:value-type="float" office:value="177662.33" table:style-name="ce2">
            <text:p>177662.3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CHILDERS STREET</text:p>
          </table:table-cell>
          <table:table-cell office:value-type="string" table:style-name="ce1">
            <text:p>OPPOSITE KINGFISHER SQUARE</text:p>
          </table:table-cell>
          <table:table-cell office:value-type="string" table:style-name="ce2">
            <text:p>NH2612</text:p>
          </table:table-cell>
          <table:table-cell office:value-type="float" office:value="536849.67000000004" table:style-name="ce2">
            <text:p>536849.67</text:p>
          </table:table-cell>
          <table:table-cell office:value-type="float" office:value="177683.1" table:style-name="ce2">
            <text:p>177683.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WISHAM CENTRAL<text:s text:c="2"/></text:p>
          </table:table-cell>
          <table:table-cell office:value-type="string" table:style-name="ce1">
            <text:p>CORNMILL LANE [HOUSING]</text:p>
          </table:table-cell>
          <table:table-cell office:value-type="string" table:style-name="ce1">
            <text:p>1st in from Elmira Street</text:p>
          </table:table-cell>
          <table:table-cell office:value-type="string" table:style-name="ce2">
            <text:p>N001</text:p>
          </table:table-cell>
          <table:table-cell office:value-type="float" office:value="537994.03099999996" table:style-name="ce2">
            <text:p>537994.031</text:p>
          </table:table-cell>
          <table:table-cell office:value-type="float" office:value="175744.96299999999" table:style-name="ce2">
            <text:p>175744.96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WISHAM CENTRAL<text:s text:c="2"/></text:p>
          </table:table-cell>
          <table:table-cell office:value-type="string" table:style-name="ce1">
            <text:p>CORNMILL LANE [HOUSING]</text:p>
          </table:table-cell>
          <table:table-cell office:value-type="string" table:style-name="ce1">
            <text:p>2nd in from Elmira Street</text:p>
          </table:table-cell>
          <table:table-cell office:value-type="string" table:style-name="ce2">
            <text:p>N002</text:p>
          </table:table-cell>
          <table:table-cell office:value-type="float" office:value="538013.01699999999" table:style-name="ce2">
            <text:p>538013.017</text:p>
          </table:table-cell>
          <table:table-cell office:value-type="float" office:value="175738.66500000001" table:style-name="ce2">
            <text:p>175738.66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WISHAM CENTRAL<text:s text:c="2"/></text:p>
          </table:table-cell>
          <table:table-cell office:value-type="string" table:style-name="ce1">
            <text:p>CORNMILL LANE [HOUSING]</text:p>
          </table:table-cell>
          <table:table-cell office:value-type="string" table:style-name="ce1">
            <text:p>3rd in from Elmira Street</text:p>
          </table:table-cell>
          <table:table-cell office:value-type="string" table:style-name="ce2">
            <text:p>N003</text:p>
          </table:table-cell>
          <table:table-cell office:value-type="float" office:value="538030.61399999994" table:style-name="ce2">
            <text:p>538030.614</text:p>
          </table:table-cell>
          <table:table-cell office:value-type="float" office:value="175732.83" table:style-name="ce2">
            <text:p>175732.8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WISHAM CENTRAL<text:s text:c="2"/></text:p>
          </table:table-cell>
          <table:table-cell office:value-type="string" table:style-name="ce1">
            <text:p>CORNMILL LANE [HOUSING]</text:p>
          </table:table-cell>
          <table:table-cell office:value-type="string" table:style-name="ce1">
            <text:p>4th in from Elmira Street</text:p>
          </table:table-cell>
          <table:table-cell office:value-type="string" table:style-name="ce2">
            <text:p>N004</text:p>
          </table:table-cell>
          <table:table-cell office:value-type="float" office:value="538047.28500000003" table:style-name="ce2">
            <text:p>538047.285</text:p>
          </table:table-cell>
          <table:table-cell office:value-type="float" office:value="175727.644" table:style-name="ce2">
            <text:p>175727.64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WISHAM CENTRAL<text:s text:c="2"/></text:p>
          </table:table-cell>
          <table:table-cell office:value-type="string" table:style-name="ce1">
            <text:p>CORNMILL LANE [HOUSING]</text:p>
          </table:table-cell>
          <table:table-cell office:value-type="string" table:style-name="ce1">
            <text:p>5th in from Elmira Street</text:p>
          </table:table-cell>
          <table:table-cell office:value-type="string" table:style-name="ce2">
            <text:p>N005</text:p>
          </table:table-cell>
          <table:table-cell office:value-type="float" office:value="538064.04799999995" table:style-name="ce2">
            <text:p>538064.048</text:p>
          </table:table-cell>
          <table:table-cell office:value-type="float" office:value="175722.087" table:style-name="ce2">
            <text:p>175722.08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ILK CLOSE [HOUSING]</text:p>
          </table:table-cell>
          <table:table-cell office:value-type="string" table:style-name="ce1">
            <text:p>1st in road - junction with Dorville Road</text:p>
          </table:table-cell>
          <table:table-cell office:value-type="string" table:style-name="ce2">
            <text:p>NH686</text:p>
          </table:table-cell>
          <table:table-cell office:value-type="float" office:value="540112.86199999996" table:style-name="ce2">
            <text:p>540112.862</text:p>
          </table:table-cell>
          <table:table-cell office:value-type="float" office:value="174560.00599999999" table:style-name="ce2">
            <text:p>174560.00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ILK CLOSE [HOUSING]</text:p>
          </table:table-cell>
          <table:table-cell office:value-type="string" table:style-name="ce1">
            <text:p>Outside 5-6</text:p>
          </table:table-cell>
          <table:table-cell office:value-type="string" table:style-name="ce2">
            <text:p>NH687</text:p>
          </table:table-cell>
          <table:table-cell office:value-type="float" office:value="540124.84499999997" table:style-name="ce2">
            <text:p>540124.845</text:p>
          </table:table-cell>
          <table:table-cell office:value-type="float" office:value="174539.91200000001" table:style-name="ce2">
            <text:p>174539.91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ILK CLOSE [HOUSING]</text:p>
          </table:table-cell>
          <table:table-cell office:value-type="string" table:style-name="ce1">
            <text:p>Opposite 10-11</text:p>
          </table:table-cell>
          <table:table-cell office:value-type="string" table:style-name="ce2">
            <text:p>NH688</text:p>
          </table:table-cell>
          <table:table-cell office:value-type="float" office:value="540131.29700000002" table:style-name="ce2">
            <text:p>540131.297</text:p>
          </table:table-cell>
          <table:table-cell office:value-type="float" office:value="174505.91800000001" table:style-name="ce2">
            <text:p>174505.91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ILK CLOSE [HOUSING]</text:p>
          </table:table-cell>
          <table:table-cell office:value-type="string" table:style-name="ce1">
            <text:p>Outside 16</text:p>
          </table:table-cell>
          <table:table-cell office:value-type="string" table:style-name="ce2">
            <text:p>NH689</text:p>
          </table:table-cell>
          <table:table-cell office:value-type="float" office:value="540143.45499999996" table:style-name="ce2">
            <text:p>540143.455</text:p>
          </table:table-cell>
          <table:table-cell office:value-type="float" office:value="174487.557" table:style-name="ce2">
            <text:p>174487.55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ILK CLOSE [HOUSING]</text:p>
          </table:table-cell>
          <table:table-cell office:value-type="string" table:style-name="ce1">
            <text:p>Side of 27-32</text:p>
          </table:table-cell>
          <table:table-cell office:value-type="string" table:style-name="ce2">
            <text:p>NH693</text:p>
          </table:table-cell>
          <table:table-cell office:value-type="float" office:value="540157.53599999996" table:style-name="ce2">
            <text:p>540157.536</text:p>
          </table:table-cell>
          <table:table-cell office:value-type="float" office:value="174431.65900000001" table:style-name="ce2">
            <text:p>174431.65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ILK CLOSE [HOUSING]</text:p>
          </table:table-cell>
          <table:table-cell office:value-type="string" table:style-name="ce1">
            <text:p>Opposite 34</text:p>
          </table:table-cell>
          <table:table-cell office:value-type="string" table:style-name="ce2">
            <text:p>NH694</text:p>
          </table:table-cell>
          <table:table-cell office:value-type="float" office:value="540155.35499999998" table:style-name="ce2">
            <text:p>540155.355</text:p>
          </table:table-cell>
          <table:table-cell office:value-type="float" office:value="174403.11499999999" table:style-name="ce2">
            <text:p>174403.11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ILK CLOSE [HOUSING]</text:p>
          </table:table-cell>
          <table:table-cell office:value-type="string" table:style-name="ce1">
            <text:p>Opposite s/o 28-31</text:p>
          </table:table-cell>
          <table:table-cell office:value-type="string" table:style-name="ce2">
            <text:p>NH691</text:p>
          </table:table-cell>
          <table:table-cell office:value-type="float" office:value="540146.93200000003" table:style-name="ce2">
            <text:p>540146.932</text:p>
          </table:table-cell>
          <table:table-cell office:value-type="float" office:value="174450.1" table:style-name="ce2">
            <text:p>174450.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ROSE WAY [HOUSING]</text:p>
          </table:table-cell>
          <table:table-cell office:value-type="string" table:style-name="ce1">
            <text:p>Outside 3</text:p>
          </table:table-cell>
          <table:table-cell office:value-type="string" table:style-name="ce2">
            <text:p>NH696</text:p>
          </table:table-cell>
          <table:table-cell office:value-type="float" office:value="540174.39599999995" table:style-name="ce2">
            <text:p>540174.396</text:p>
          </table:table-cell>
          <table:table-cell office:value-type="float" office:value="174566.04300000001" table:style-name="ce2">
            <text:p>174566.04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ROSE WAY [HOUSING]</text:p>
          </table:table-cell>
          <table:table-cell office:value-type="string" table:style-name="ce1">
            <text:p>Outside 6</text:p>
          </table:table-cell>
          <table:table-cell office:value-type="string" table:style-name="ce2">
            <text:p>NH697</text:p>
          </table:table-cell>
          <table:table-cell office:value-type="float" office:value="540185.10900000005" table:style-name="ce2">
            <text:p>540185.109</text:p>
          </table:table-cell>
          <table:table-cell office:value-type="float" office:value="174549.766" table:style-name="ce2">
            <text:p>174549.76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ROSE WAY [HOUSING]</text:p>
          </table:table-cell>
          <table:table-cell office:value-type="string" table:style-name="ce1">
            <text:p>Opposite number 12</text:p>
          </table:table-cell>
          <table:table-cell office:value-type="string" table:style-name="ce2">
            <text:p>NH698</text:p>
          </table:table-cell>
          <table:table-cell office:value-type="float" office:value="540203.34299999999" table:style-name="ce2">
            <text:p>540203.343</text:p>
          </table:table-cell>
          <table:table-cell office:value-type="float" office:value="174522.16399999999" table:style-name="ce2">
            <text:p>174522.16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ROSE WAY [HOUSING]</text:p>
          </table:table-cell>
          <table:table-cell office:value-type="string" table:style-name="ce1">
            <text:p>OUTSIDE 16</text:p>
          </table:table-cell>
          <table:table-cell office:value-type="string" table:style-name="ce2">
            <text:p>NH699</text:p>
          </table:table-cell>
          <table:table-cell office:value-type="float" office:value="540202.18999999994" table:style-name="ce2">
            <text:p>540202.19</text:p>
          </table:table-cell>
          <table:table-cell office:value-type="float" office:value="174502.12700000001" table:style-name="ce2">
            <text:p>174502.12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ROSE WAY [HOUSING]</text:p>
          </table:table-cell>
          <table:table-cell office:value-type="string" table:style-name="ce1">
            <text:p>Rear 59 Cambridge Drive</text:p>
          </table:table-cell>
          <table:table-cell office:value-type="string" table:style-name="ce2">
            <text:p>NH700</text:p>
          </table:table-cell>
          <table:table-cell office:value-type="float" office:value="540217.13500000001" table:style-name="ce2">
            <text:p>540217.135</text:p>
          </table:table-cell>
          <table:table-cell office:value-type="float" office:value="174470.57399999999" table:style-name="ce2">
            <text:p>174470.57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ROSE WAY [HOUSING]</text:p>
          </table:table-cell>
          <table:table-cell office:value-type="string" table:style-name="ce1">
            <text:p>S/O 33-38 ROSE WAY</text:p>
          </table:table-cell>
          <table:table-cell office:value-type="string" table:style-name="ce2">
            <text:p>NH701</text:p>
          </table:table-cell>
          <table:table-cell office:value-type="float" office:value="540218.62800000003" table:style-name="ce2">
            <text:p>540218.628</text:p>
          </table:table-cell>
          <table:table-cell office:value-type="float" office:value="174443.14" table:style-name="ce2">
            <text:p>174443.1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ROSE WAY [HOUSING]</text:p>
          </table:table-cell>
          <table:table-cell office:value-type="string" table:style-name="ce1">
            <text:p>REAR S/O 5</text:p>
          </table:table-cell>
          <table:table-cell office:value-type="string" table:style-name="ce2">
            <text:p>NH2545</text:p>
          </table:table-cell>
          <table:table-cell office:value-type="float" office:value="540155.30500000005" table:style-name="ce2">
            <text:p>540155.305</text:p>
          </table:table-cell>
          <table:table-cell office:value-type="float" office:value="174553.70800000001" table:style-name="ce2">
            <text:p>174553.70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ILK CLOSE [HOUSING]</text:p>
          </table:table-cell>
          <table:table-cell office:value-type="string" table:style-name="ce1">
            <text:p>Outside17 path to Rose Way</text:p>
          </table:table-cell>
          <table:table-cell office:value-type="string" table:style-name="ce2">
            <text:p>NH690</text:p>
          </table:table-cell>
          <table:table-cell office:value-type="float" office:value="540173.625" table:style-name="ce2">
            <text:p>540173.625</text:p>
          </table:table-cell>
          <table:table-cell office:value-type="float" office:value="174491.18299999999" table:style-name="ce2">
            <text:p>174491.18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ILK CLOSE [HOUSING]</text:p>
          </table:table-cell>
          <table:table-cell office:value-type="string" table:style-name="ce1">
            <text:p>Outside 21-26 Opp 17</text:p>
          </table:table-cell>
          <table:table-cell office:value-type="string" table:style-name="ce2">
            <text:p>NH692</text:p>
          </table:table-cell>
          <table:table-cell office:value-type="float" office:value="540176.10900000005" table:style-name="ce2">
            <text:p>540176.109</text:p>
          </table:table-cell>
          <table:table-cell office:value-type="float" office:value="174456.88399999999" table:style-name="ce2">
            <text:p>174456.88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ILK CLOSE [HOUSING]</text:p>
          </table:table-cell>
          <table:table-cell office:value-type="string" table:style-name="ce1">
            <text:p>s/o 16E Upwood Road in Footpath</text:p>
          </table:table-cell>
          <table:table-cell office:value-type="string" table:style-name="ce2">
            <text:p>NH695</text:p>
          </table:table-cell>
          <table:table-cell office:value-type="float" office:value="540166.147" table:style-name="ce2">
            <text:p>540166.147</text:p>
          </table:table-cell>
          <table:table-cell office:value-type="float" office:value="174368.89199999999" table:style-name="ce2">
            <text:p>174368.89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ILK CLOSE [HOUSING]</text:p>
          </table:table-cell>
          <table:table-cell office:value-type="string" table:style-name="ce1">
            <text:p>s/o 3 Silk Close - on Green by Dorville Road</text:p>
          </table:table-cell>
          <table:table-cell office:value-type="string" table:style-name="ce2">
            <text:p>NH2544</text:p>
          </table:table-cell>
          <table:table-cell office:value-type="float" office:value="540137.71200000006" table:style-name="ce2">
            <text:p>540137.712</text:p>
          </table:table-cell>
          <table:table-cell office:value-type="float" office:value="174560.84899999999" table:style-name="ce2">
            <text:p>174560.84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WILDWOOD CLOSE [HOUSING]</text:p>
          </table:table-cell>
          <table:table-cell office:value-type="string" table:style-name="ce1">
            <text:p>S/O REAR 48 BIRCH GROVE</text:p>
          </table:table-cell>
          <table:table-cell office:value-type="string" table:style-name="ce2">
            <text:p>NH804</text:p>
          </table:table-cell>
          <table:table-cell office:value-type="float" office:value="539852.38" table:style-name="ce2">
            <text:p>539852.38</text:p>
          </table:table-cell>
          <table:table-cell office:value-type="float" office:value="173865.54" table:style-name="ce2">
            <text:p>173865.5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WILDWOOD CLOSE [HOUSING]</text:p>
          </table:table-cell>
          <table:table-cell office:value-type="string" table:style-name="ce1">
            <text:p>Side of rear 2 Stoneycroft Close</text:p>
          </table:table-cell>
          <table:table-cell office:value-type="string" table:style-name="ce2">
            <text:p>NH805</text:p>
          </table:table-cell>
          <table:table-cell office:value-type="float" office:value="539883.02" table:style-name="ce2">
            <text:p>539883.02</text:p>
          </table:table-cell>
          <table:table-cell office:value-type="float" office:value="173830.41" table:style-name="ce2">
            <text:p>173830.4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WILDWOOD CLOSE [HOUSING]</text:p>
          </table:table-cell>
          <table:table-cell office:value-type="string" table:style-name="ce1">
            <text:p>By steps to St Mildreds Road</text:p>
          </table:table-cell>
          <table:table-cell office:value-type="string" table:style-name="ce2">
            <text:p>NH806</text:p>
          </table:table-cell>
          <table:table-cell office:value-type="float" office:value="539920.76" table:style-name="ce2">
            <text:p>539920.76</text:p>
          </table:table-cell>
          <table:table-cell office:value-type="float" office:value="173810.99" table:style-name="ce2">
            <text:p>173810.9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WILDWOOD CLOSE [HOUSING]</text:p>
          </table:table-cell>
          <table:table-cell office:value-type="string" table:style-name="ce1">
            <text:p>Opposite rear of 7</text:p>
          </table:table-cell>
          <table:table-cell office:value-type="string" table:style-name="ce2">
            <text:p>NH807</text:p>
          </table:table-cell>
          <table:table-cell office:value-type="float" office:value="539963.35" table:style-name="ce2">
            <text:p>539963.35</text:p>
          </table:table-cell>
          <table:table-cell office:value-type="float" office:value="173817.14" table:style-name="ce2">
            <text:p>173817.1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WILDWOOD CLOSE [HOUSING]</text:p>
          </table:table-cell>
          <table:table-cell office:value-type="string" table:style-name="ce1">
            <text:p>OPPOSITE ACCESS PATH NEAR ST MILDREDS ROAD</text:p>
          </table:table-cell>
          <table:table-cell office:value-type="string" table:style-name="ce2">
            <text:p>NH808</text:p>
          </table:table-cell>
          <table:table-cell office:value-type="float" office:value="539992.13" table:style-name="ce2">
            <text:p>539992.13</text:p>
          </table:table-cell>
          <table:table-cell office:value-type="float" office:value="173820.51" table:style-name="ce2">
            <text:p>173820.5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WILDWOOD CLOSE [HOUSING]</text:p>
          </table:table-cell>
          <table:table-cell office:value-type="string" table:style-name="ce1">
            <text:p>Rear of 32 by parking bay</text:p>
          </table:table-cell>
          <table:table-cell office:value-type="string" table:style-name="ce2">
            <text:p>NH809</text:p>
          </table:table-cell>
          <table:table-cell office:value-type="float" office:value="540019.21" table:style-name="ce2">
            <text:p>540019.21</text:p>
          </table:table-cell>
          <table:table-cell office:value-type="float" office:value="173849.29" table:style-name="ce2">
            <text:p>173849.2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WILDWOOD CLOSE [HOUSING]</text:p>
          </table:table-cell>
          <table:table-cell office:value-type="string" table:style-name="ce1">
            <text:p>Footpath outside 33</text:p>
          </table:table-cell>
          <table:table-cell office:value-type="string" table:style-name="ce2">
            <text:p>NH810</text:p>
          </table:table-cell>
          <table:table-cell office:value-type="float" office:value="540011.93000000005" table:style-name="ce2">
            <text:p>540011.93</text:p>
          </table:table-cell>
          <table:table-cell office:value-type="float" office:value="173878.81" table:style-name="ce2">
            <text:p>173878.8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WILDWOOD CLOSE [HOUSING]</text:p>
          </table:table-cell>
          <table:table-cell office:value-type="string" table:style-name="ce1">
            <text:p>OUTSIDE 28 BY STEPS TO ACCESS PATH</text:p>
          </table:table-cell>
          <table:table-cell office:value-type="string" table:style-name="ce2">
            <text:p>NH811</text:p>
          </table:table-cell>
          <table:table-cell office:value-type="float" office:value="539978.86" table:style-name="ce2">
            <text:p>539978.86</text:p>
          </table:table-cell>
          <table:table-cell office:value-type="float" office:value="173862.55" table:style-name="ce2">
            <text:p>173862.5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WILDWOOD CLOSE [HOUSING]</text:p>
          </table:table-cell>
          <table:table-cell office:value-type="string" table:style-name="ce1">
            <text:p>Outside 5 on Footpath</text:p>
          </table:table-cell>
          <table:table-cell office:value-type="string" table:style-name="ce2">
            <text:p>NH812</text:p>
          </table:table-cell>
          <table:table-cell office:value-type="float" office:value="539950.07999999996" table:style-name="ce2">
            <text:p>539950.08</text:p>
          </table:table-cell>
          <table:table-cell office:value-type="float" office:value="173851.33" table:style-name="ce2">
            <text:p>173851.3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WILDWOOD CLOSE [HOUSING]</text:p>
          </table:table-cell>
          <table:table-cell office:value-type="string" table:style-name="ce1">
            <text:p>FOOTPATH NEAR 1 SIDE 12 STONEYCROFT CLOSE</text:p>
          </table:table-cell>
          <table:table-cell office:value-type="string" table:style-name="ce2">
            <text:p>NH813</text:p>
          </table:table-cell>
          <table:table-cell office:value-type="float" office:value="539918.14" table:style-name="ce2">
            <text:p>539918.14</text:p>
          </table:table-cell>
          <table:table-cell office:value-type="float" office:value="173850.96" table:style-name="ce2">
            <text:p>173850.9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WILDWOOD CLOSE [HOUSING]</text:p>
          </table:table-cell>
          <table:table-cell office:value-type="string" table:style-name="ce1">
            <text:p>FOOTPATH REAR 50 B-J BURNT ASH HILL</text:p>
          </table:table-cell>
          <table:table-cell office:value-type="string" table:style-name="ce2">
            <text:p>NH814</text:p>
          </table:table-cell>
          <table:table-cell office:value-type="float" office:value="539987.27" table:style-name="ce2">
            <text:p>539987.27</text:p>
          </table:table-cell>
          <table:table-cell office:value-type="float" office:value="173910.75" table:style-name="ce2">
            <text:p>173910.7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TONEYCROFT CLOSE [HOUSING]</text:p>
          </table:table-cell>
          <table:table-cell office:value-type="string" table:style-name="ce1">
            <text:p>OPPOSITE SIDE 162</text:p>
          </table:table-cell>
          <table:table-cell office:value-type="string" table:style-name="ce2">
            <text:p>NH798</text:p>
          </table:table-cell>
          <table:table-cell office:value-type="float" office:value="539935.14" table:style-name="ce2">
            <text:p>539935.14</text:p>
          </table:table-cell>
          <table:table-cell office:value-type="float" office:value="173988.46" table:style-name="ce2">
            <text:p>173988.46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TONEYCROFT CLOSE [HOUSING]</text:p>
          </table:table-cell>
          <table:table-cell office:value-type="string" table:style-name="ce1">
            <text:p>OUTSIDE 112</text:p>
          </table:table-cell>
          <table:table-cell office:value-type="string" table:style-name="ce2">
            <text:p>NH799</text:p>
          </table:table-cell>
          <table:table-cell office:value-type="float" office:value="539942.99" table:style-name="ce2">
            <text:p>539942.99</text:p>
          </table:table-cell>
          <table:table-cell office:value-type="float" office:value="173945.68" table:style-name="ce2">
            <text:p>173945.6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TONEYCROFT CLOSE [HOUSING]</text:p>
          </table:table-cell>
          <table:table-cell office:value-type="string" table:style-name="ce1">
            <text:p>OUTSIDE 56</text:p>
          </table:table-cell>
          <table:table-cell office:value-type="string" table:style-name="ce2">
            <text:p>NH800</text:p>
          </table:table-cell>
          <table:table-cell office:value-type="float" office:value="539945.04" table:style-name="ce2">
            <text:p>539945.04</text:p>
          </table:table-cell>
          <table:table-cell office:value-type="float" office:value="173916.54" table:style-name="ce2">
            <text:p>173916.5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TONEYCROFT CLOSE [HOUSING]</text:p>
          </table:table-cell>
          <table:table-cell office:value-type="string" table:style-name="ce1">
            <text:p>Outside 48</text:p>
          </table:table-cell>
          <table:table-cell office:value-type="string" table:style-name="ce2">
            <text:p>NH801</text:p>
          </table:table-cell>
          <table:table-cell office:value-type="float" office:value="539930.66" table:style-name="ce2">
            <text:p>539930.66</text:p>
          </table:table-cell>
          <table:table-cell office:value-type="float" office:value="173897.11" table:style-name="ce2">
            <text:p>173897.1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TONEYCROFT CLOSE [HOUSING]</text:p>
          </table:table-cell>
          <table:table-cell office:value-type="string" table:style-name="ce1">
            <text:p>OUTSIDE 12</text:p>
          </table:table-cell>
          <table:table-cell office:value-type="string" table:style-name="ce2">
            <text:p>NH802</text:p>
          </table:table-cell>
          <table:table-cell office:value-type="float" office:value="539903.93999999994" table:style-name="ce2">
            <text:p>539903.94</text:p>
          </table:table-cell>
          <table:table-cell office:value-type="float" office:value="173868.35" table:style-name="ce2">
            <text:p>173868.3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TONEYCROFT CLOSE [HOUSING]</text:p>
          </table:table-cell>
          <table:table-cell office:value-type="string" table:style-name="ce1">
            <text:p>OUTSIDE 2</text:p>
          </table:table-cell>
          <table:table-cell office:value-type="string" table:style-name="ce2">
            <text:p>NH803</text:p>
          </table:table-cell>
          <table:table-cell office:value-type="float" office:value="539877.78" table:style-name="ce2">
            <text:p>539877.78</text:p>
          </table:table-cell>
          <table:table-cell office:value-type="float" office:value="173850.23" table:style-name="ce2">
            <text:p>173850.2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TONEYCROFT CLOSE [HOUSING]</text:p>
          </table:table-cell>
          <table:table-cell office:value-type="string" table:style-name="ce1">
            <text:p>Footpath R/O104 - R/O 40 Burnt Ash Hill</text:p>
          </table:table-cell>
          <table:table-cell office:value-type="string" table:style-name="ce2">
            <text:p>NH815</text:p>
          </table:table-cell>
          <table:table-cell office:value-type="float" office:value="539980.73" table:style-name="ce2">
            <text:p>539980.73</text:p>
          </table:table-cell>
          <table:table-cell office:value-type="float" office:value="173933.92" table:style-name="ce2">
            <text:p>173933.9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TONEYCROFT CLOSE [HOUSING]</text:p>
          </table:table-cell>
          <table:table-cell office:value-type="string" table:style-name="ce1">
            <text:p>Footpath R/O 112-30 Burnt Ash Hill</text:p>
          </table:table-cell>
          <table:table-cell office:value-type="string" table:style-name="ce2">
            <text:p>NH816</text:p>
          </table:table-cell>
          <table:table-cell office:value-type="float" office:value="539969.89" table:style-name="ce2">
            <text:p>539969.89</text:p>
          </table:table-cell>
          <table:table-cell office:value-type="float" office:value="173956.71" table:style-name="ce2">
            <text:p>173956.7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TONEYCROFT CLOSE [HOUSING]</text:p>
          </table:table-cell>
          <table:table-cell office:value-type="string" table:style-name="ce1">
            <text:p>FOOTPATH REAR 120-30 BURNT ASH HILL</text:p>
          </table:table-cell>
          <table:table-cell office:value-type="string" table:style-name="ce2">
            <text:p>NH817</text:p>
          </table:table-cell>
          <table:table-cell office:value-type="float" office:value="539961.86" table:style-name="ce2">
            <text:p>539961.86</text:p>
          </table:table-cell>
          <table:table-cell office:value-type="float" office:value="173984.18" table:style-name="ce2">
            <text:p>173984.1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TONEYCROFT CLOSE [HOUSING]</text:p>
          </table:table-cell>
          <table:table-cell office:value-type="string" table:style-name="ce1">
            <text:p>REAR 13 KIMBOLTON CLOSE</text:p>
          </table:table-cell>
          <table:table-cell office:value-type="string" table:style-name="ce2">
            <text:p>NH818</text:p>
          </table:table-cell>
          <table:table-cell office:value-type="float" office:value="539954.76" table:style-name="ce2">
            <text:p>539954.76</text:p>
          </table:table-cell>
          <table:table-cell office:value-type="float" office:value="173998.93" table:style-name="ce2">
            <text:p>173998.9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TONEYCROFT CLOSE [HOUSING]</text:p>
          </table:table-cell>
          <table:table-cell office:value-type="string" table:style-name="ce1">
            <text:p>FOOTPATH REAR 27 KIMBOLTON CLOSE</text:p>
          </table:table-cell>
          <table:table-cell office:value-type="string" table:style-name="ce2">
            <text:p>NH824</text:p>
          </table:table-cell>
          <table:table-cell office:value-type="float" office:value="539910.1" table:style-name="ce2">
            <text:p>539910.1</text:p>
          </table:table-cell>
          <table:table-cell office:value-type="float" office:value="173995.01" table:style-name="ce2">
            <text:p>173995.0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TONEYCROFT CLOSE [HOUSING]</text:p>
          </table:table-cell>
          <table:table-cell office:value-type="string" table:style-name="ce1">
            <text:p>REAR 35 KIMBOLTON CLOSE</text:p>
          </table:table-cell>
          <table:table-cell office:value-type="string" table:style-name="ce2">
            <text:p>NH825</text:p>
          </table:table-cell>
          <table:table-cell office:value-type="float" office:value="539886.75" table:style-name="ce2">
            <text:p>539886.75</text:p>
          </table:table-cell>
          <table:table-cell office:value-type="float" office:value="173992.95" table:style-name="ce2">
            <text:p>173992.9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TONEYCROFT CLOSE [HOUSING]</text:p>
          </table:table-cell>
          <table:table-cell office:value-type="string" table:style-name="ce1">
            <text:p>FOOTPATH REAR OF 49</text:p>
          </table:table-cell>
          <table:table-cell office:value-type="string" table:style-name="ce2">
            <text:p>NH827</text:p>
          </table:table-cell>
          <table:table-cell office:value-type="float" office:value="539900.19999999995" table:style-name="ce2">
            <text:p>539900.2</text:p>
          </table:table-cell>
          <table:table-cell office:value-type="float" office:value="173954.48" table:style-name="ce2">
            <text:p>173954.4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TONEYCROFT CLOSE [HOUSING]</text:p>
          </table:table-cell>
          <table:table-cell office:value-type="string" table:style-name="ce1">
            <text:p>OPPOSITE REAR 41 ON PATH</text:p>
          </table:table-cell>
          <table:table-cell office:value-type="string" table:style-name="ce2">
            <text:p>NH828</text:p>
          </table:table-cell>
          <table:table-cell office:value-type="float" office:value="539905.81000000006" table:style-name="ce2">
            <text:p>539905.81</text:p>
          </table:table-cell>
          <table:table-cell office:value-type="float" office:value="173931.3" table:style-name="ce2">
            <text:p>173931.3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TONEYCROFT CLOSE [HOUSING]</text:p>
          </table:table-cell>
          <table:table-cell office:value-type="string" table:style-name="ce1">
            <text:p>Rear 7-15 on footpath</text:p>
          </table:table-cell>
          <table:table-cell office:value-type="string" table:style-name="ce2">
            <text:p>NH829</text:p>
          </table:table-cell>
          <table:table-cell office:value-type="float" office:value="539871.62" table:style-name="ce2">
            <text:p>539871.62</text:p>
          </table:table-cell>
          <table:table-cell office:value-type="float" office:value="173897.11" table:style-name="ce2">
            <text:p>173897.1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TELEGRAPH HILL</text:p>
          </table:table-cell>
          <table:table-cell office:value-type="string" table:style-name="ce1">
            <text:p>BROCKLEY STATION FOOTPATH</text:p>
          </table:table-cell>
          <table:table-cell office:value-type="string" table:style-name="ce1">
            <text:p>j/w Coulgate Street- Path 1st Col by the Steps to Brockley Station</text:p>
          </table:table-cell>
          <table:table-cell office:value-type="string" table:style-name="ce2">
            <text:p>N1</text:p>
          </table:table-cell>
          <table:table-cell office:value-type="float" office:value="536440.125" table:style-name="ce2">
            <text:p>536440.125</text:p>
          </table:table-cell>
          <table:table-cell office:value-type="float" office:value="175774.30900000001" table:style-name="ce2">
            <text:p>175774.30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TELEGRAPH HILL</text:p>
          </table:table-cell>
          <table:table-cell office:value-type="string" table:style-name="ce1">
            <text:p>BROCKLEY STATION FOOTPATH</text:p>
          </table:table-cell>
          <table:table-cell office:value-type="string" table:style-name="ce1">
            <text:p>2nd Col in Path Along Coulgate Street - to Brockley Station</text:p>
          </table:table-cell>
          <table:table-cell office:value-type="string" table:style-name="ce2">
            <text:p>N2</text:p>
          </table:table-cell>
          <table:table-cell office:value-type="float" office:value="536443.85600000003" table:style-name="ce2">
            <text:p>536443.856</text:p>
          </table:table-cell>
          <table:table-cell office:value-type="float" office:value="175788.70199999999" table:style-name="ce2">
            <text:p>175788.70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TELEGRAPH HILL</text:p>
          </table:table-cell>
          <table:table-cell office:value-type="string" table:style-name="ce1">
            <text:p>BROCKLEY STATION FOOTPATH</text:p>
          </table:table-cell>
          <table:table-cell office:value-type="string" table:style-name="ce1">
            <text:p>3rd Col in Path Path along Coulgate Street - by Brockley Station</text:p>
          </table:table-cell>
          <table:table-cell office:value-type="string" table:style-name="ce2">
            <text:p>N3</text:p>
          </table:table-cell>
          <table:table-cell office:value-type="float" office:value="536447.66399999999" table:style-name="ce2">
            <text:p>536447.664</text:p>
          </table:table-cell>
          <table:table-cell office:value-type="float" office:value="175803.39799999999" table:style-name="ce2">
            <text:p>175803.39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TELEGRAPH HILL</text:p>
          </table:table-cell>
          <table:table-cell office:value-type="string" table:style-name="ce1">
            <text:p>BROCKLEY STATION FOOTPATH</text:p>
          </table:table-cell>
          <table:table-cell office:value-type="string" table:style-name="ce1">
            <text:p>4th in Path Along Coulgate Station = by Brockley Station</text:p>
          </table:table-cell>
          <table:table-cell office:value-type="string" table:style-name="ce2">
            <text:p>N4</text:p>
          </table:table-cell>
          <table:table-cell office:value-type="float" office:value="536455.12600000005" table:style-name="ce2">
            <text:p>536455.126</text:p>
          </table:table-cell>
          <table:table-cell office:value-type="float" office:value="175809.94699999999" table:style-name="ce2">
            <text:p>175809.94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TELEGRAPH HILL</text:p>
          </table:table-cell>
          <table:table-cell office:value-type="string" table:style-name="ce1">
            <text:p>BROCKLEY STATION FOOTPATH</text:p>
          </table:table-cell>
          <table:table-cell office:value-type="string" table:style-name="ce1">
            <text:p>5th Col in Path Along Coulgate Street to Brockley Station - end of path</text:p>
          </table:table-cell>
          <table:table-cell office:value-type="string" table:style-name="ce2">
            <text:p>N5</text:p>
          </table:table-cell>
          <table:table-cell office:value-type="float" office:value="536456.34499999997" table:style-name="ce2">
            <text:p>536456.345</text:p>
          </table:table-cell>
          <table:table-cell office:value-type="float" office:value="175819.39" table:style-name="ce2">
            <text:p>175819.3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RUSHEY GREEN</text:p>
          </table:table-cell>
          <table:table-cell office:value-type="string" table:style-name="ce1">
            <text:p>LADYWELL FIELDS</text:p>
          </table:table-cell>
          <table:table-cell office:value-type="string" table:style-name="ce1">
            <text:p>Over Bridge from Col 109 - Closest to Adenmore Road</text:p>
          </table:table-cell>
          <table:table-cell office:value-type="string" table:style-name="ce2">
            <text:p>N122</text:p>
          </table:table-cell>
          <table:table-cell office:value-type="float" office:value="537293.53099999996" table:style-name="ce2">
            <text:p>537293.531</text:p>
          </table:table-cell>
          <table:table-cell office:value-type="float" office:value="173804.897" table:style-name="ce2">
            <text:p>173804.89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WISHAM CENTRAL<text:s text:c="2"/></text:p>
          </table:table-cell>
          <table:table-cell office:value-type="string" table:style-name="ce1">
            <text:p>ELVERSON ROAD</text:p>
          </table:table-cell>
          <table:table-cell office:value-type="string" table:style-name="ce1">
            <text:p>s/o 54 - 1st along DLR Station along Ravensbourne River</text:p>
          </table:table-cell>
          <table:table-cell office:value-type="string" table:style-name="ce2">
            <text:p>N007</text:p>
          </table:table-cell>
          <table:table-cell office:value-type="float" office:value="537847.22100000002" table:style-name="ce2">
            <text:p>537847.221</text:p>
          </table:table-cell>
          <table:table-cell office:value-type="float" office:value="176310.29500000001" table:style-name="ce2">
            <text:p>176310.295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LED Street Light (41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WISHAM CENTRAL<text:s text:c="2"/></text:p>
          </table:table-cell>
          <table:table-cell office:value-type="string" table:style-name="ce1">
            <text:p>ELVERSON ROAD</text:p>
          </table:table-cell>
          <table:table-cell office:value-type="string" table:style-name="ce1">
            <text:p>s/o r/o 54 = 2nd From DLR Station along Ravensbourne River</text:p>
          </table:table-cell>
          <table:table-cell office:value-type="string" table:style-name="ce2">
            <text:p>N008</text:p>
          </table:table-cell>
          <table:table-cell office:value-type="float" office:value="537857.83100000001" table:style-name="ce2">
            <text:p>537857.831</text:p>
          </table:table-cell>
          <table:table-cell office:value-type="float" office:value="176292.21799999999" table:style-name="ce2">
            <text:p>176292.218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LED Street Light (41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WISHAM CENTRAL<text:s text:c="2"/></text:p>
          </table:table-cell>
          <table:table-cell office:value-type="string" table:style-name="ce1">
            <text:p>ELVERSON ROAD</text:p>
          </table:table-cell>
          <table:table-cell office:value-type="string" table:style-name="ce1">
            <text:p>3rd From DLR Station along Ravensbourne River</text:p>
          </table:table-cell>
          <table:table-cell office:value-type="string" table:style-name="ce2">
            <text:p>N009</text:p>
          </table:table-cell>
          <table:table-cell office:value-type="float" office:value="537872.63300000003" table:style-name="ce2">
            <text:p>537872.633</text:p>
          </table:table-cell>
          <table:table-cell office:value-type="float" office:value="176273.22500000001" table:style-name="ce2">
            <text:p>176273.225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LED Street Light (41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WISHAM CENTRAL<text:s text:c="2"/></text:p>
          </table:table-cell>
          <table:table-cell office:value-type="string" table:style-name="ce1">
            <text:p>ELVERSON ROAD</text:p>
          </table:table-cell>
          <table:table-cell office:value-type="string" table:style-name="ce1">
            <text:p>Twin N10/N11 facing footpath to Armoury Road - From DLR Station along Ravensbourne River</text:p>
          </table:table-cell>
          <table:table-cell office:value-type="string" table:style-name="ce2">
            <text:p>N010</text:p>
          </table:table-cell>
          <table:table-cell office:value-type="float" office:value="537881.76" table:style-name="ce2">
            <text:p>537881.76</text:p>
          </table:table-cell>
          <table:table-cell office:value-type="float" office:value="176253.47399999999" table:style-name="ce2">
            <text:p>176253.474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LED Street Light (41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WISHAM CENTRAL<text:s text:c="2"/></text:p>
          </table:table-cell>
          <table:table-cell office:value-type="string" table:style-name="ce1">
            <text:p>ELVERSON ROAD</text:p>
          </table:table-cell>
          <table:table-cell office:value-type="string" table:style-name="ce1">
            <text:p>Twin N11/N10 facing over the river by footpath to Armoury Road - From DLR Station along Ravensbourne River</text:p>
          </table:table-cell>
          <table:table-cell office:value-type="string" table:style-name="ce2">
            <text:p>N011</text:p>
          </table:table-cell>
          <table:table-cell office:value-type="float" office:value="537882.80799999996" table:style-name="ce2">
            <text:p>537882.808</text:p>
          </table:table-cell>
          <table:table-cell office:value-type="float" office:value="176251.64" table:style-name="ce2">
            <text:p>176251.64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LED Street Light (41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WISHAM CENTRAL<text:s text:c="2"/></text:p>
          </table:table-cell>
          <table:table-cell office:value-type="string" table:style-name="ce1">
            <text:p>ELVERSON ROAD</text:p>
          </table:table-cell>
          <table:table-cell office:value-type="string" table:style-name="ce1">
            <text:p>Last Col = 5th From DLR Station along Ravensbourne River</text:p>
          </table:table-cell>
          <table:table-cell office:value-type="string" table:style-name="ce2">
            <text:p>N012</text:p>
          </table:table-cell>
          <table:table-cell office:value-type="float" office:value="537892.76300000004" table:style-name="ce2">
            <text:p>537892.763</text:p>
          </table:table-cell>
          <table:table-cell office:value-type="float" office:value="176239.196" table:style-name="ce2">
            <text:p>176239.196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LED Street Light (41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text:s text:c="2"/></text:p>
          </table:table-cell>
          <table:table-cell office:value-type="string" table:style-name="ce1">
            <text:p>ST GEORGES SQUARE</text:p>
          </table:table-cell>
          <table:table-cell office:value-type="string" table:style-name="ce1">
            <text:p>END OF S/O BLOCK 21~ FLATS 1-6 DEPTFORD WARF</text:p>
          </table:table-cell>
          <table:table-cell office:value-type="string" table:style-name="ce2">
            <text:p>NH2824</text:p>
          </table:table-cell>
          <table:table-cell office:value-type="float" office:value="536700.20200000005" table:style-name="ce2">
            <text:p>536700.202</text:p>
          </table:table-cell>
          <table:table-cell office:value-type="float" office:value="178910.367" table:style-name="ce2">
            <text:p>178910.36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WILDWOOD CLOSE [HOUSING]</text:p>
          </table:table-cell>
          <table:table-cell office:value-type="string" table:style-name="ce1">
            <text:p>OUTSIDE 31 BY PLAY AREA (between NH810 and NH811)</text:p>
          </table:table-cell>
          <table:table-cell office:value-type="string" table:style-name="ce2">
            <text:p>NH2975</text:p>
          </table:table-cell>
          <table:table-cell office:value-type="float" office:value="539997.04700000002" table:style-name="ce2">
            <text:p>539997.047</text:p>
          </table:table-cell>
          <table:table-cell office:value-type="float" office:value="173867.36199999999" table:style-name="ce2">
            <text:p>173867.362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KIMBOLTON CLOSE [HOUSING]</text:p>
          </table:table-cell>
          <table:table-cell office:value-type="string" table:style-name="ce1">
            <text:p>S/O 80 By St Winifreds Catholic School</text:p>
          </table:table-cell>
          <table:table-cell office:value-type="string" table:style-name="ce2">
            <text:p>NH2976</text:p>
          </table:table-cell>
          <table:table-cell office:value-type="float" office:value="539816.80700000003" table:style-name="ce2">
            <text:p>539816.807</text:p>
          </table:table-cell>
          <table:table-cell office:value-type="float" office:value="173975.541" table:style-name="ce2">
            <text:p>173975.541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BURNT ASH HILL</text:p>
          </table:table-cell>
          <table:table-cell office:value-type="string" table:style-name="ce1">
            <text:p>S/O 30A BURNT ASH HILL (between NH818 and NH819)</text:p>
          </table:table-cell>
          <table:table-cell office:value-type="string" table:style-name="ce2">
            <text:p>NH2977</text:p>
          </table:table-cell>
          <table:table-cell office:value-type="float" office:value="539974.51800000004" table:style-name="ce2">
            <text:p>539974.518</text:p>
          </table:table-cell>
          <table:table-cell office:value-type="float" office:value="174000.07" table:style-name="ce2">
            <text:p>174000.07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ILK CLOSE [HOUSING]</text:p>
          </table:table-cell>
          <table:table-cell office:value-type="string" table:style-name="ce1">
            <text:p>REAR OF 33-35 SILK CLOSE</text:p>
          </table:table-cell>
          <table:table-cell office:value-type="string" table:style-name="ce2">
            <text:p>NH2978</text:p>
          </table:table-cell>
          <table:table-cell office:value-type="float" office:value="540181.99300000002" table:style-name="ce2">
            <text:p>540181.993</text:p>
          </table:table-cell>
          <table:table-cell office:value-type="float" office:value="174421.27499999999" table:style-name="ce2">
            <text:p>174421.27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STONEYCROFT CLOSE [HOUSING]</text:p>
          </table:table-cell>
          <table:table-cell office:value-type="string" table:style-name="ce1">
            <text:p>1ST IN ROAD = J/W 48-68 BIRCH GROVE (opposite NH804)</text:p>
          </table:table-cell>
          <table:table-cell office:value-type="string" table:style-name="ce2">
            <text:p>NH2974</text:p>
          </table:table-cell>
          <table:table-cell office:value-type="float" office:value="539839.81799999997" table:style-name="ce2">
            <text:p>539839.818</text:p>
          </table:table-cell>
          <table:table-cell office:value-type="float" office:value="173855.72399999999" table:style-name="ce2">
            <text:p>173855.724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PERRY VALE</text:p>
          </table:table-cell>
          <table:table-cell office:value-type="string" table:style-name="ce1">
            <text:p>DACRES ROAD</text:p>
          </table:table-cell>
          <table:table-cell office:value-type="string" table:style-name="ce1">
            <text:p>Trinity Path R/O German Church~ Opp Inglemere Road - End of Path by Footbridge toSydenham Park</text:p>
          </table:table-cell>
          <table:table-cell office:value-type="string" table:style-name="ce2">
            <text:p>N26</text:p>
          </table:table-cell>
          <table:table-cell office:value-type="float" office:value="535444.25199999998" table:style-name="ce2">
            <text:p>535444.252</text:p>
          </table:table-cell>
          <table:table-cell office:value-type="float" office:value="172321.64600000001" table:style-name="ce2">
            <text:p>172321.646</text:p>
          </table:table-cell>
          <table:table-cell office:value-type="string" table:style-name="ce1">
            <text:p>LC07 Lighting Column 7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Footpath by Railway Bridge Facing 31 Along Millwall F.C = towards Senegal Road</text:p>
          </table:table-cell>
          <table:table-cell office:value-type="string" table:style-name="ce2">
            <text:p>NFP001</text:p>
          </table:table-cell>
          <table:table-cell office:value-type="float" office:value="535330.12899999996" table:style-name="ce2">
            <text:p>535330.129</text:p>
          </table:table-cell>
          <table:table-cell office:value-type="float" office:value="178307.69899999999" table:style-name="ce2">
            <text:p>178307.699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2nd in Footpath by Railway Bridge Facing 31 Along Millwall F.C = towards Senegal Road</text:p>
          </table:table-cell>
          <table:table-cell office:value-type="string" table:style-name="ce2">
            <text:p>NFP002</text:p>
          </table:table-cell>
          <table:table-cell office:value-type="float" office:value="535340.85699999996" table:style-name="ce2">
            <text:p>535340.857</text:p>
          </table:table-cell>
          <table:table-cell office:value-type="float" office:value="178300.93100000001" table:style-name="ce2">
            <text:p>178300.931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3rd in Footpath by Railway Bridge Facing 31 Along Millwall F.C = towards Senegal Road</text:p>
          </table:table-cell>
          <table:table-cell office:value-type="string" table:style-name="ce2">
            <text:p>NFP003</text:p>
          </table:table-cell>
          <table:table-cell office:value-type="float" office:value="535350.18000000005" table:style-name="ce2">
            <text:p>535350.18</text:p>
          </table:table-cell>
          <table:table-cell office:value-type="float" office:value="178294.16200000001" table:style-name="ce2">
            <text:p>178294.162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4th in Footpath by Railway Bridge Facing 31 Along Millwall F.C = towards Senegal Road</text:p>
          </table:table-cell>
          <table:table-cell office:value-type="string" table:style-name="ce2">
            <text:p>NFP004</text:p>
          </table:table-cell>
          <table:table-cell office:value-type="float" office:value="535359.88600000006" table:style-name="ce2">
            <text:p>535359.886</text:p>
          </table:table-cell>
          <table:table-cell office:value-type="float" office:value="178286.88200000001" table:style-name="ce2">
            <text:p>178286.882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5th in Footpath by Railway Bridge Facing 31 Along Millwall F.C = towards Senegal Road</text:p>
          </table:table-cell>
          <table:table-cell office:value-type="string" table:style-name="ce2">
            <text:p>NFP005</text:p>
          </table:table-cell>
          <table:table-cell office:value-type="float" office:value="535368.95299999998" table:style-name="ce2">
            <text:p>535368.953</text:p>
          </table:table-cell>
          <table:table-cell office:value-type="float" office:value="178280.88" table:style-name="ce2">
            <text:p>178280.88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6th in Footpath by Railway Bridge Facing 31 Along Millwall F.C = towards Senegal Road</text:p>
          </table:table-cell>
          <table:table-cell office:value-type="string" table:style-name="ce2">
            <text:p>NFP006</text:p>
          </table:table-cell>
          <table:table-cell office:value-type="float" office:value="535376.23300000001" table:style-name="ce2">
            <text:p>535376.233</text:p>
          </table:table-cell>
          <table:table-cell office:value-type="float" office:value="178275.005" table:style-name="ce2">
            <text:p>178275.005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7th in Footpath by Railway Bridge Facing 31 Along Millwall F.C = towards Senegal Road</text:p>
          </table:table-cell>
          <table:table-cell office:value-type="string" table:style-name="ce2">
            <text:p>NFP007</text:p>
          </table:table-cell>
          <table:table-cell office:value-type="float" office:value="535384.66200000001" table:style-name="ce2">
            <text:p>535384.662</text:p>
          </table:table-cell>
          <table:table-cell office:value-type="float" office:value="178269.003" table:style-name="ce2">
            <text:p>178269.003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8th in Footpath by Railway Bridge Facing 31 Along Millwall F.C = towards Senegal Road</text:p>
          </table:table-cell>
          <table:table-cell office:value-type="string" table:style-name="ce2">
            <text:p>NFP008</text:p>
          </table:table-cell>
          <table:table-cell office:value-type="float" office:value="535393.72900000005" table:style-name="ce2">
            <text:p>535393.729</text:p>
          </table:table-cell>
          <table:table-cell office:value-type="float" office:value="178262.234" table:style-name="ce2">
            <text:p>178262.234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9th in Footpath by Railway Bridge Facing 31 Along Millwall F.C = towards Senegal Road</text:p>
          </table:table-cell>
          <table:table-cell office:value-type="string" table:style-name="ce2">
            <text:p>NFP009</text:p>
          </table:table-cell>
          <table:table-cell office:value-type="float" office:value="535401.51899999997" table:style-name="ce2">
            <text:p>535401.519</text:p>
          </table:table-cell>
          <table:table-cell office:value-type="float" office:value="178256.99799999999" table:style-name="ce2">
            <text:p>178256.998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10th in Footpath R/O Millwall F.C Stadium = towards Senegal Road</text:p>
          </table:table-cell>
          <table:table-cell office:value-type="string" table:style-name="ce2">
            <text:p>NFP010</text:p>
          </table:table-cell>
          <table:table-cell office:value-type="float" office:value="535409.56499999994" table:style-name="ce2">
            <text:p>535409.565</text:p>
          </table:table-cell>
          <table:table-cell office:value-type="float" office:value="178250.74" table:style-name="ce2">
            <text:p>178250.74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11th in Footpath R/O Millwall F.C Stadium = towards Senegal Road</text:p>
          </table:table-cell>
          <table:table-cell office:value-type="string" table:style-name="ce2">
            <text:p>NFP011</text:p>
          </table:table-cell>
          <table:table-cell office:value-type="float" office:value="535420.29299999995" table:style-name="ce2">
            <text:p>535420.293</text:p>
          </table:table-cell>
          <table:table-cell office:value-type="float" office:value="178243.07800000001" table:style-name="ce2">
            <text:p>178243.078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12th in Footpath R/O Millwall F.C Stadium = towards Senegal Road</text:p>
          </table:table-cell>
          <table:table-cell office:value-type="string" table:style-name="ce2">
            <text:p>NFP012</text:p>
          </table:table-cell>
          <table:table-cell office:value-type="float" office:value="535429.74399999995" table:style-name="ce2">
            <text:p>535429.744</text:p>
          </table:table-cell>
          <table:table-cell office:value-type="float" office:value="178232.98800000001" table:style-name="ce2">
            <text:p>178232.988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13th in Footpath R/O Millwall F.C Stadium = towards Senegal Road</text:p>
          </table:table-cell>
          <table:table-cell office:value-type="string" table:style-name="ce2">
            <text:p>NFP013</text:p>
          </table:table-cell>
          <table:table-cell office:value-type="float" office:value="535444.17500000005" table:style-name="ce2">
            <text:p>535444.175</text:p>
          </table:table-cell>
          <table:table-cell office:value-type="float" office:value="178222.644" table:style-name="ce2">
            <text:p>178222.644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Footpath R/O Millwall F.C Stadium = 9th From Senegal Road to Bolina Road</text:p>
          </table:table-cell>
          <table:table-cell office:value-type="string" table:style-name="ce2">
            <text:p>NFP014</text:p>
          </table:table-cell>
          <table:table-cell office:value-type="float" office:value="535457.96799999999" table:style-name="ce2">
            <text:p>535457.968</text:p>
          </table:table-cell>
          <table:table-cell office:value-type="float" office:value="178210.894" table:style-name="ce2">
            <text:p>178210.894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Footpath R/O Millwall F.C Stadium = 8th From Senegal Road to Bolina Road</text:p>
          </table:table-cell>
          <table:table-cell office:value-type="string" table:style-name="ce2">
            <text:p>NFP015</text:p>
          </table:table-cell>
          <table:table-cell office:value-type="float" office:value="535470.48300000001" table:style-name="ce2">
            <text:p>535470.483</text:p>
          </table:table-cell>
          <table:table-cell office:value-type="float" office:value="178200.42199999999" table:style-name="ce2">
            <text:p>178200.422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Footpath R/O Millwall F.C Stadium = 7th From Senegal Road to Bolina Road</text:p>
          </table:table-cell>
          <table:table-cell office:value-type="string" table:style-name="ce2">
            <text:p>NFP016</text:p>
          </table:table-cell>
          <table:table-cell office:value-type="float" office:value="535484.65899999999" table:style-name="ce2">
            <text:p>535484.659</text:p>
          </table:table-cell>
          <table:table-cell office:value-type="float" office:value="178188.03400000001" table:style-name="ce2">
            <text:p>178188.034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Footpath R/O Millwall F.C Stadium = 6th From Senegal Road to Bolina Road</text:p>
          </table:table-cell>
          <table:table-cell office:value-type="string" table:style-name="ce2">
            <text:p>NFP017</text:p>
          </table:table-cell>
          <table:table-cell office:value-type="float" office:value="535494.62100000004" table:style-name="ce2">
            <text:p>535494.621</text:p>
          </table:table-cell>
          <table:table-cell office:value-type="float" office:value="178175.902" table:style-name="ce2">
            <text:p>178175.902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Footpath R/O Millwall F.C Stadium = 5th From Senegal Road to Bolina Road</text:p>
          </table:table-cell>
          <table:table-cell office:value-type="string" table:style-name="ce2">
            <text:p>NFP018</text:p>
          </table:table-cell>
          <table:table-cell office:value-type="float" office:value="535506.62600000005" table:style-name="ce2">
            <text:p>535506.626</text:p>
          </table:table-cell>
          <table:table-cell office:value-type="float" office:value="178161.853" table:style-name="ce2">
            <text:p>178161.853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Footpath R/O Millwall F.C Stadium = 4th From Senegal Road to Bolina Road</text:p>
          </table:table-cell>
          <table:table-cell office:value-type="string" table:style-name="ce2">
            <text:p>NFP019</text:p>
          </table:table-cell>
          <table:table-cell office:value-type="float" office:value="535517.73600000003" table:style-name="ce2">
            <text:p>535517.736</text:p>
          </table:table-cell>
          <table:table-cell office:value-type="float" office:value="178149.33799999999" table:style-name="ce2">
            <text:p>178149.338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Footpath R/O Millwall F.C Stadium = 3rd From Senegal Road to Bolina Road</text:p>
          </table:table-cell>
          <table:table-cell office:value-type="string" table:style-name="ce2">
            <text:p>NFP020</text:p>
          </table:table-cell>
          <table:table-cell office:value-type="float" office:value="535528.46400000004" table:style-name="ce2">
            <text:p>535528.464</text:p>
          </table:table-cell>
          <table:table-cell office:value-type="float" office:value="178136.43900000001" table:style-name="ce2">
            <text:p>178136.439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Footpath R/O Millwall F.C Stadium = 2nd From Senegal Road to Bolina Road</text:p>
          </table:table-cell>
          <table:table-cell office:value-type="string" table:style-name="ce2">
            <text:p>NFP021</text:p>
          </table:table-cell>
          <table:table-cell office:value-type="float" office:value="535540.34100000001" table:style-name="ce2">
            <text:p>535540.341</text:p>
          </table:table-cell>
          <table:table-cell office:value-type="float" office:value="178125.967" table:style-name="ce2">
            <text:p>178125.967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BOLINA ROAD</text:p>
          </table:table-cell>
          <table:table-cell office:value-type="string" table:style-name="ce1">
            <text:p>Footpath R/O Millwall F.C Stadium = 1st From Senegal Road to Bolina Road</text:p>
          </table:table-cell>
          <table:table-cell office:value-type="string" table:style-name="ce2">
            <text:p>NFP022</text:p>
          </table:table-cell>
          <table:table-cell office:value-type="float" office:value="535555.34499999997" table:style-name="ce2">
            <text:p>535555.345</text:p>
          </table:table-cell>
          <table:table-cell office:value-type="float" office:value="178112.033" table:style-name="ce2">
            <text:p>178112.033</text:p>
          </table:table-cell>
          <table:table-cell office:value-type="string" table:style-name="ce1">
            <text:p>LC05 Lighting Column 5m</text:p>
          </table:table-cell>
          <table:table-cell office:value-type="string" table:style-name="ce1">
            <text:p>Generic LED Lighting (42)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TAUNTON STREET</text:p>
          </table:table-cell>
          <table:table-cell office:value-type="string" table:style-name="ce1">
            <text:p>OUTSIDE 1/14 KITTIWAKE COURT</text:p>
          </table:table-cell>
          <table:table-cell office:value-type="string" table:style-name="ce2">
            <text:p>NH2475 (DA)</text:p>
          </table:table-cell>
          <table:table-cell office:value-type="float" office:value="536781.19999999995" table:style-name="ce2">
            <text:p>536781.2</text:p>
          </table:table-cell>
          <table:table-cell office:value-type="float" office:value="177764.95" table:style-name="ce2">
            <text:p>177764.95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RUSHEY GREEN</text:p>
          </table:table-cell>
          <table:table-cell office:value-type="string" table:style-name="ce1">
            <text:p>THOMAS LANE</text:p>
          </table:table-cell>
          <table:table-cell office:value-type="string" table:style-name="ce1">
            <text:p>SIDE 9 CATFORD ROAD</text:p>
          </table:table-cell>
          <table:table-cell office:value-type="string" table:style-name="ce2">
            <text:p>N1</text:p>
          </table:table-cell>
          <table:table-cell office:value-type="float" office:value="537479.48" table:style-name="ce2">
            <text:p>537479.48</text:p>
          </table:table-cell>
          <table:table-cell office:value-type="float" office:value="173623.48" table:style-name="ce2">
            <text:p>173623.48</text:p>
          </table:table-cell>
          <table:table-cell office:value-type="string" table:style-name="ce1">
            <text:p>LC08 Lighting Column 8m</text:p>
          </table:table-cell>
          <table:table-cell office:value-type="string" table:style-name="ce1">
            <text:p>Generic LED Lighting (42)</text:p>
          </table:table-cell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OXESTALLS ROAD</text:p>
          </table:table-cell>
          <table:table-cell office:value-type="string" table:style-name="ce1">
            <text:p>ON BOUNDRY OF COMMUNITY CENTRE <text:s/>NEAR FOOTPATH TO ARGOSY HOUSE</text:p>
          </table:table-cell>
          <table:table-cell office:value-type="string" table:style-name="ce2">
            <text:p>NH2802</text:p>
          </table:table-cell>
          <table:table-cell office:value-type="float" office:value="536464.71" table:style-name="ce2">
            <text:p>536464.71</text:p>
          </table:table-cell>
          <table:table-cell office:value-type="float" office:value="178568.08" table:style-name="ce2">
            <text:p>178568.08</text:p>
          </table:table-cell>
          <table:table-cell office:value-type="string" table:style-name="ce1">
            <text:p>LC06 Lighting Column 6m</text:p>
          </table:table-cell>
          <table:table-cell office:value-type="string" table:style-name="ce1">
            <text:p>Generic LED Lighting (42)</text:p>
          </table:table-cell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number-rows-repeated="1047979" table:style-name="ro1">
          <table:table-cell table:number-columns-repeated="16384"/>
        </table:table-row>
      </table:table>
      <table:database-ranges>
        <table:database-range table:target-range-address="LEWISHAM_LED_Energy.A1:LEWISHAM_LED_Energy.J59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Jones, Steve (IS)</meta:initial-creator>
    <dc:creator>Jones, Steve (IS)</dc:creator>
    <meta:creation-date>2021-02-24T15:26:27Z</meta:creation-date>
    <dc:date>2021-02-24T15:31:03Z</dc:date>
    <meta:user-defined meta:name="ContentTypeId">0x010100DC3B986975D5DA45B431557E037FA902</meta:user-defined>
  </office:meta>
</office:document-meta>
</file>